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555in"/>
    </style:style>
    <style:style style:name="co2" style:family="table-column">
      <style:table-column-properties fo:break-before="auto" style:column-width="2.101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 style:data-style-name="N11"/>
  </office:automatic-styles>
  <office:body>
    <office:spreadsheet>
      <table:table table:name="55% +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ce2"/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msrp</text:p>
          </table:table-cell>
          <table:table-cell office:value-type="string" calcext:value-type="string">
            <text:p>3 yr resid%</text:p>
          </table:table-cell>
          <table:table-cell office:value-type="string" calcext:value-type="string">
            <text:p>5 year resid%</text:p>
          </table:table-cell>
        </table:table-row>
        <table:table-row table:style-name="ro1" table:visibility="filter">
          <table:table-cell office:value-type="string" calcext:value-type="string">
            <text:p>2016 Toyota YARIS 3-door Hatchback L MT</text:p>
          </table:table-cell>
          <table:table-cell office:value-type="currency" office:currency="USD" office:value="15989" calcext:value-type="currency">
            <text:p>$15,989.00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1" calcext:value-type="percentage">
            <text:p>31.00%</text:p>
          </table:table-cell>
        </table:table-row>
        <table:table-row table:style-name="ro1">
          <table:table-cell office:value-type="string" calcext:value-type="string">
            <text:p>2016 Honda FIT 5-door Hatchback LX MT</text:p>
          </table:table-cell>
          <table:table-cell office:value-type="currency" office:currency="USD" office:value="16610" calcext:value-type="currency">
            <text:p>$16,610.00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4" calcext:value-type="percentage">
            <text:p>44.00%</text:p>
          </table:table-cell>
        </table:table-row>
        <table:table-row table:style-name="ro1" table:visibility="filter">
          <table:table-cell office:value-type="string" calcext:value-type="string">
            <text:p>2016 Toyota YARIS 3-door Hatchback L AT</text:p>
          </table:table-cell>
          <table:table-cell office:value-type="currency" office:currency="USD" office:value="16729" calcext:value-type="currency">
            <text:p>$16,729.00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 table:visibility="filter">
          <table:table-cell office:value-type="string" calcext:value-type="string">
            <text:p>2016 Toyota YARIS 5-door Hatchback L AT</text:p>
          </table:table-cell>
          <table:table-cell office:value-type="currency" office:currency="USD" office:value="17112" calcext:value-type="currency">
            <text:p>$17,112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>
          <table:table-cell office:value-type="string" calcext:value-type="string">
            <text:p>2016 Honda FIT 5-door Hatchback LX AT</text:p>
          </table:table-cell>
          <table:table-cell office:value-type="currency" office:currency="USD" office:value="17410" calcext:value-type="currency">
            <text:p>$17,410.00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4" calcext:value-type="percentage">
            <text:p>44.00%</text:p>
          </table:table-cell>
        </table:table-row>
        <table:table-row table:style-name="ro1" table:visibility="filter">
          <table:table-cell office:value-type="string" calcext:value-type="string">
            <text:p>2016 Toyota YARIS 3-door Hatchback LE AT</text:p>
          </table:table-cell>
          <table:table-cell office:value-type="currency" office:currency="USD" office:value="17683" calcext:value-type="currency">
            <text:p>$17,683.00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4" calcext:value-type="percentage">
            <text:p>34.00%</text:p>
          </table:table-cell>
        </table:table-row>
        <table:table-row table:style-name="ro1" table:visibility="filter">
          <table:table-cell office:value-type="string" calcext:value-type="string">
            <text:p>2016 Toyota YARIS 5-door Hatchback SE MT</text:p>
          </table:table-cell>
          <table:table-cell office:value-type="currency" office:currency="USD" office:value="18004" calcext:value-type="currency">
            <text:p>$18,004.00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4" calcext:value-type="percentage">
            <text:p>34.00%</text:p>
          </table:table-cell>
        </table:table-row>
        <table:table-row table:style-name="ro1" table:visibility="filter">
          <table:table-cell office:value-type="string" calcext:value-type="string">
            <text:p>2016 Toyota YARIS 5-door Hatchback LE AT</text:p>
          </table:table-cell>
          <table:table-cell office:value-type="currency" office:currency="USD" office:value="18066" calcext:value-type="currency">
            <text:p>$18,066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 table:visibility="filter">
          <table:table-cell office:value-type="string" calcext:value-type="string">
            <text:p>2016 Toyota COROLLA 4-door Sedan L MT</text:p>
          </table:table-cell>
          <table:table-cell office:value-type="currency" office:currency="USD" office:value="18130" calcext:value-type="currency">
            <text:p>$18,130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string" calcext:value-type="string">
            <text:p>2016 Honda FIT 5-door Hatchback EX MT</text:p>
          </table:table-cell>
          <table:table-cell office:value-type="currency" office:currency="USD" office:value="18520" calcext:value-type="currency">
            <text:p>$18,520.0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>
          <table:table-cell office:value-type="string" calcext:value-type="string">
            <text:p>2016 Toyota COROLLA 4-door Sedan L AT</text:p>
          </table:table-cell>
          <table:table-cell office:value-type="currency" office:currency="USD" office:value="18742" calcext:value-type="currency">
            <text:p>$18,742.00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 table:visibility="filter">
          <table:table-cell office:value-type="string" calcext:value-type="string">
            <text:p>2016 Toyota YARIS 5-door Hatchback SE AT</text:p>
          </table:table-cell>
          <table:table-cell office:value-type="currency" office:currency="USD" office:value="18821" calcext:value-type="currency">
            <text:p>$18,821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>
          <table:table-cell office:value-type="string" calcext:value-type="string">
            <text:p>2016 Honda FIT 5-door Hatchback EX AT</text:p>
          </table:table-cell>
          <table:table-cell office:value-type="currency" office:currency="USD" office:value="19320" calcext:value-type="currency">
            <text:p>$19,320.00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4" calcext:value-type="percentage">
            <text:p>44.00%</text:p>
          </table:table-cell>
        </table:table-row>
        <table:table-row table:style-name="ro1">
          <table:table-cell office:value-type="string" calcext:value-type="string">
            <text:p>2016 Toyota COROLLA 4-door Sedan LE AT</text:p>
          </table:table-cell>
          <table:table-cell office:value-type="currency" office:currency="USD" office:value="19777" calcext:value-type="currency">
            <text:p>$19,777.00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>
          <table:table-cell office:value-type="string" calcext:value-type="string">
            <text:p>2016 Honda HR-V 2-door 4-door Wagon LX MT</text:p>
          </table:table-cell>
          <table:table-cell office:value-type="currency" office:currency="USD" office:value="19995" calcext:value-type="currency">
            <text:p>$19,995.00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>
          <table:table-cell office:value-type="string" calcext:value-type="string">
            <text:p>2016 Toyota COROLLA 4-door Sedan LE Plus AT</text:p>
          </table:table-cell>
          <table:table-cell office:value-type="currency" office:currency="USD" office:value="20185" calcext:value-type="currency">
            <text:p>$20,185.00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>
          <table:table-cell office:value-type="string" calcext:value-type="string">
            <text:p>2016 Toyota COROLLA 4-door Sedan ECO AT</text:p>
          </table:table-cell>
          <table:table-cell office:value-type="currency" office:currency="USD" office:value="20185" calcext:value-type="currency">
            <text:p>$20,185.0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>
          <table:table-cell office:value-type="string" calcext:value-type="string">
            <text:p>2016 Toyota COROLLA 4-door Sedan S AT</text:p>
          </table:table-cell>
          <table:table-cell office:value-type="currency" office:currency="USD" office:value="20420" calcext:value-type="currency">
            <text:p>$20,420.00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 table:visibility="filter">
          <table:table-cell office:value-type="string" calcext:value-type="string">
            <text:p>2016 Toyota PRIUS C 5-door Hatchback One</text:p>
          </table:table-cell>
          <table:table-cell office:value-type="currency" office:currency="USD" office:value="20780" calcext:value-type="currency">
            <text:p>$20,780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>
          <table:table-cell office:value-type="string" calcext:value-type="string">
            <text:p>2016 Honda HR-V 2-door 4-door Wagon LX AT</text:p>
          </table:table-cell>
          <table:table-cell office:value-type="currency" office:currency="USD" office:value="20795" calcext:value-type="currency">
            <text:p>$20,795.0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5" calcext:value-type="percentage">
            <text:p>45.00%</text:p>
          </table:table-cell>
        </table:table-row>
        <table:table-row table:style-name="ro1">
          <table:table-cell office:value-type="string" calcext:value-type="string">
            <text:p>2016 Honda FIT 5-door Hatchback EX-L AT</text:p>
          </table:table-cell>
          <table:table-cell office:value-type="currency" office:currency="USD" office:value="20885" calcext:value-type="currency">
            <text:p>$20,885.00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>
          <table:table-cell office:value-type="string" calcext:value-type="string">
            <text:p>2016 Toyota COROLLA 4-door Sedan S Plus AT</text:p>
          </table:table-cell>
          <table:table-cell office:value-type="currency" office:currency="USD" office:value="21134" calcext:value-type="currency">
            <text:p>$21,134.00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 table:visibility="filter">
          <table:table-cell office:value-type="string" calcext:value-type="string">
            <text:p>2016 Honda CR-Z 3-door Hatchback MT</text:p>
          </table:table-cell>
          <table:table-cell office:value-type="currency" office:currency="USD" office:value="21384" calcext:value-type="currency">
            <text:p>$21,384.00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29" calcext:value-type="percentage">
            <text:p>29.00%</text:p>
          </table:table-cell>
        </table:table-row>
        <table:table-row table:style-name="ro1" table:visibility="filter">
          <table:table-cell office:value-type="string" calcext:value-type="string">
            <text:p>2016 Toyota PRIUS C 5-door Hatchback Two</text:p>
          </table:table-cell>
          <table:table-cell office:value-type="currency" office:currency="USD" office:value="21596" calcext:value-type="currency">
            <text:p>$21,596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>
          <table:table-cell office:value-type="string" calcext:value-type="string">
            <text:p>2016 Honda FIT 5-door Hatchback EX-L AT w/Nav</text:p>
          </table:table-cell>
          <table:table-cell office:value-type="currency" office:currency="USD" office:value="21885" calcext:value-type="currency">
            <text:p>$21,885.00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2" calcext:value-type="percentage">
            <text:p>42.00%</text:p>
          </table:table-cell>
        </table:table-row>
        <table:table-row table:style-name="ro1">
          <table:table-cell office:value-type="string" calcext:value-type="string">
            <text:p>2016 Honda HR-V all-wheel drive 4-door Wagon LX</text:p>
          </table:table-cell>
          <table:table-cell office:value-type="currency" office:currency="USD" office:value="22045" calcext:value-type="currency">
            <text:p>$22,045.00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7" calcext:value-type="percentage">
            <text:p>47.00%</text:p>
          </table:table-cell>
        </table:table-row>
        <table:table-row table:style-name="ro1">
          <table:table-cell office:value-type="string" calcext:value-type="string">
            <text:p>2016 Honda HR-V 2-door 4-door Wagon EX MT</text:p>
          </table:table-cell>
          <table:table-cell office:value-type="currency" office:currency="USD" office:value="22045" calcext:value-type="currency">
            <text:p>$22,045.00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 table:visibility="filter">
          <table:table-cell office:value-type="string" calcext:value-type="string">
            <text:p>2016 Honda CR-Z 3-door Hatchback AT</text:p>
          </table:table-cell>
          <table:table-cell office:value-type="currency" office:currency="USD" office:value="22047" calcext:value-type="currency">
            <text:p>$22,047.00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1" calcext:value-type="percentage">
            <text:p>31.00%</text:p>
          </table:table-cell>
        </table:table-row>
        <table:table-row table:style-name="ro1" table:visibility="filter">
          <table:table-cell office:value-type="string" calcext:value-type="string">
            <text:p>2016 Toyota COROLLA 4-door Sedan S Plus MT</text:p>
          </table:table-cell>
          <table:table-cell office:value-type="currency" office:currency="USD" office:value="22766" calcext:value-type="currency">
            <text:p>$22,766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>
          <table:table-cell office:value-type="string" calcext:value-type="string">
            <text:p>2016 Honda HR-V 2-door 4-door Wagon EX AT</text:p>
          </table:table-cell>
          <table:table-cell office:value-type="currency" office:currency="USD" office:value="22845" calcext:value-type="currency">
            <text:p>$22,845.0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5" calcext:value-type="percentage">
            <text:p>45.00%</text:p>
          </table:table-cell>
        </table:table-row>
        <table:table-row table:style-name="ro1" table:visibility="filter">
          <table:table-cell office:value-type="string" calcext:value-type="string">
            <text:p>2016 Honda CR-Z 3-door Hatchback EX MT</text:p>
          </table:table-cell>
          <table:table-cell office:value-type="currency" office:currency="USD" office:value="23266" calcext:value-type="currency">
            <text:p>$23,266.00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 table:visibility="filter">
          <table:table-cell office:value-type="string" calcext:value-type="string">
            <text:p>2016 Toyota COROLLA 4-door Sedan ECO Plus AT</text:p>
          </table:table-cell>
          <table:table-cell office:value-type="currency" office:currency="USD" office:value="23307" calcext:value-type="currency">
            <text:p>$23,307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 table:visibility="filter">
          <table:table-cell office:value-type="string" calcext:value-type="string">
            <text:p>2016 Toyota COROLLA 4-door Sedan LE Premium AT</text:p>
          </table:table-cell>
          <table:table-cell office:value-type="currency" office:currency="USD" office:value="23307" calcext:value-type="currency">
            <text:p>$23,307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 table:visibility="filter">
          <table:table-cell office:value-type="string" calcext:value-type="string">
            <text:p>2016 Honda ACCORD Sedan 4-door LX MT</text:p>
          </table:table-cell>
          <table:table-cell office:value-type="currency" office:currency="USD" office:value="23383" calcext:value-type="currency">
            <text:p>$23,383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 table:visibility="filter">
          <table:table-cell office:value-type="string" calcext:value-type="string">
            <text:p>2016 Toyota PRIUS C 5-door Hatchback Three</text:p>
          </table:table-cell>
          <table:table-cell office:value-type="currency" office:currency="USD" office:value="23448" calcext:value-type="currency">
            <text:p>$23,448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 table:visibility="filter">
          <table:table-cell office:value-type="string" calcext:value-type="string">
            <text:p>2016 Honda CR-Z 3-door Hatchback EX AT</text:p>
          </table:table-cell>
          <table:table-cell office:value-type="currency" office:currency="USD" office:value="23929" calcext:value-type="currency">
            <text:p>$23,929.00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29" calcext:value-type="percentage">
            <text:p>29.00%</text:p>
          </table:table-cell>
        </table:table-row>
        <table:table-row table:style-name="ro1" table:visibility="filter">
          <table:table-cell office:value-type="string" calcext:value-type="string">
            <text:p>2016 Toyota COROLLA 4-door Sedan ECO Premium AT</text:p>
          </table:table-cell>
          <table:table-cell office:value-type="currency" office:currency="USD" office:value="24021" calcext:value-type="currency">
            <text:p>$24,021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string" calcext:value-type="string">
            <text:p>2016 Honda HR-V all-wheel drive 4-door Wagon EX</text:p>
          </table:table-cell>
          <table:table-cell office:value-type="currency" office:currency="USD" office:value="24095" calcext:value-type="currency">
            <text:p>$24,095.00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6" calcext:value-type="percentage">
            <text:p>46.00%</text:p>
          </table:table-cell>
        </table:table-row>
        <table:table-row table:style-name="ro1">
          <table:table-cell office:value-type="string" calcext:value-type="string">
            <text:p>2016 Honda HR-V all-wheel drive 4-door Wagon EX-L w/Navi</text:p>
          </table:table-cell>
          <table:table-cell office:value-type="currency" office:currency="USD" office:value="24095" calcext:value-type="currency">
            <text:p>$24,095.00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6" calcext:value-type="percentage">
            <text:p>46.00%</text:p>
          </table:table-cell>
        </table:table-row>
        <table:table-row table:style-name="ro1">
          <table:table-cell office:value-type="string" calcext:value-type="string">
            <text:p>2016 Honda ACCORD Sedan 4-door LX AT</text:p>
          </table:table-cell>
          <table:table-cell office:value-type="currency" office:currency="USD" office:value="24199" calcext:value-type="currency">
            <text:p>$24,199.0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2" calcext:value-type="percentage">
            <text:p>42.00%</text:p>
          </table:table-cell>
        </table:table-row>
        <table:table-row table:style-name="ro1" table:visibility="filter">
          <table:table-cell office:value-type="string" calcext:value-type="string">
            <text:p>2016 Toyota COROLLA 4-door Sedan S Premium AT</text:p>
          </table:table-cell>
          <table:table-cell office:value-type="currency" office:currency="USD" office:value="24255" calcext:value-type="currency">
            <text:p>$24,255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 table:visibility="filter">
          <table:table-cell office:value-type="string" calcext:value-type="string">
            <text:p>2016 Toyota CAMRY 4-door Sedan LE</text:p>
          </table:table-cell>
          <table:table-cell office:value-type="currency" office:currency="USD" office:value="24270" calcext:value-type="currency">
            <text:p>$24,270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 table:visibility="filter">
          <table:table-cell office:value-type="string" calcext:value-type="string">
            <text:p>2016 Toyota PRIUS 5-door Hatchback One</text:p>
          </table:table-cell>
          <table:table-cell office:value-type="currency" office:currency="USD" office:value="24520" calcext:value-type="currency">
            <text:p>$24,520.00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1" calcext:value-type="percentage">
            <text:p>31.00%</text:p>
          </table:table-cell>
        </table:table-row>
        <table:table-row table:style-name="ro1" table:visibility="filter">
          <table:table-cell office:value-type="string" calcext:value-type="string">
            <text:p>2016 Honda CR-Z 3-door Hatchback EX w/Navi MT</text:p>
          </table:table-cell>
          <table:table-cell office:value-type="currency" office:currency="USD" office:value="24796" calcext:value-type="currency">
            <text:p>$24,796.00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2016 Honda CR-V 2-door 4-door Wagon LX</text:p>
          </table:table-cell>
          <table:table-cell office:value-type="currency" office:currency="USD" office:value="24811" calcext:value-type="currency">
            <text:p>$24,811.00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1" calcext:value-type="percentage">
            <text:p>41.00%</text:p>
          </table:table-cell>
        </table:table-row>
        <table:table-row table:style-name="ro1" table:visibility="filter">
          <table:table-cell office:value-type="string" calcext:value-type="string">
            <text:p>2016 Honda ACCORD Coupe 2-door LX-S MT</text:p>
          </table:table-cell>
          <table:table-cell office:value-type="currency" office:currency="USD" office:value="25086" calcext:value-type="currency">
            <text:p>$25,086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>
          <table:table-cell office:value-type="string" calcext:value-type="string">
            <text:p>2016 Toyota CAMRY 4-door Sedan SE</text:p>
          </table:table-cell>
          <table:table-cell office:value-type="currency" office:currency="USD" office:value="25158" calcext:value-type="currency">
            <text:p>$25,158.0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1" calcext:value-type="percentage">
            <text:p>41.00%</text:p>
          </table:table-cell>
        </table:table-row>
        <table:table-row table:style-name="ro1" table:visibility="filter">
          <table:table-cell office:value-type="string" calcext:value-type="string">
            <text:p>2016 Honda ACCORD Sedan 4-door Sport MT</text:p>
          </table:table-cell>
          <table:table-cell office:value-type="currency" office:currency="USD" office:value="25178" calcext:value-type="currency">
            <text:p>$25,178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 table:visibility="filter">
          <table:table-cell office:value-type="string" calcext:value-type="string">
            <text:p>2016 Buick VERANO 4-door Sedan</text:p>
          </table:table-cell>
          <table:table-cell office:value-type="currency" office:currency="USD" office:value="25300" calcext:value-type="currency">
            <text:p>$25,300.00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2" calcext:value-type="percentage">
            <text:p>32.00%</text:p>
          </table:table-cell>
        </table:table-row>
        <table:table-row table:style-name="ro1" table:visibility="filter">
          <table:table-cell office:value-type="string" calcext:value-type="string">
            <text:p>2016 Honda CR-Z 3-door Hatchback EX w/Navi AT</text:p>
          </table:table-cell>
          <table:table-cell office:value-type="currency" office:currency="USD" office:value="25459" calcext:value-type="currency">
            <text:p>$25,459.00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28" calcext:value-type="percentage">
            <text:p>28.00%</text:p>
          </table:table-cell>
        </table:table-row>
        <table:table-row table:style-name="ro1">
          <table:table-cell office:value-type="string" calcext:value-type="string">
            <text:p>2016 Honda HR-V 2-door 4-door Wagon EX-L w/Navi</text:p>
          </table:table-cell>
          <table:table-cell office:value-type="currency" office:currency="USD" office:value="25470" calcext:value-type="currency">
            <text:p>$25,470.00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4" calcext:value-type="percentage">
            <text:p>44.00%</text:p>
          </table:table-cell>
        </table:table-row>
        <table:table-row table:style-name="ro1" table:visibility="filter">
          <table:table-cell office:value-type="string" calcext:value-type="string">
            <text:p>2016 Toyota PRIUS 5-door Hatchback Two</text:p>
          </table:table-cell>
          <table:table-cell office:value-type="currency" office:currency="USD" office:value="25525" calcext:value-type="currency">
            <text:p>$25,525.00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2" calcext:value-type="percentage">
            <text:p>32.00%</text:p>
          </table:table-cell>
        </table:table-row>
        <table:table-row table:style-name="ro1" table:visibility="filter">
          <table:table-cell office:value-type="string" calcext:value-type="string">
            <text:p>2016 Buick ENCORE 2-wheel drive 4-door Wagon</text:p>
          </table:table-cell>
          <table:table-cell office:value-type="currency" office:currency="USD" office:value="25622" calcext:value-type="currency">
            <text:p>$25,622.00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 table:visibility="filter">
          <table:table-cell office:value-type="string" calcext:value-type="string">
            <text:p>2016 Honda ACCORD Coupe 2-door LX-S AT</text:p>
          </table:table-cell>
          <table:table-cell office:value-type="currency" office:currency="USD" office:value="25953" calcext:value-type="currency">
            <text:p>$25,953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 table:visibility="filter">
          <table:table-cell office:value-type="string" calcext:value-type="string">
            <text:p>2016 Honda ACCORD Sedan 4-door Sport AT</text:p>
          </table:table-cell>
          <table:table-cell office:value-type="currency" office:currency="USD" office:value="25994" calcext:value-type="currency">
            <text:p>$25,994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1" calcext:value-type="percentage">
            <text:p>41.00%</text:p>
          </table:table-cell>
        </table:table-row>
        <table:table-row table:style-name="ro1">
          <table:table-cell office:value-type="string" calcext:value-type="string">
            <text:p>2016 Honda CR-V all-wheel drive</text:p>
          </table:table-cell>
          <table:table-cell office:value-type="currency" office:currency="USD" office:value="26086" calcext:value-type="currency">
            <text:p>$26,086.00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2" calcext:value-type="percentage">
            <text:p>42.00%</text:p>
          </table:table-cell>
        </table:table-row>
        <table:table-row table:style-name="ro1" table:visibility="filter">
          <table:table-cell office:value-type="string" calcext:value-type="string">
            <text:p>2016 Toyota PRIUS C 5-door Hatchback Four</text:p>
          </table:table-cell>
          <table:table-cell office:value-type="currency" office:currency="USD" office:value="26122" calcext:value-type="currency">
            <text:p>$26,122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 table:visibility="filter">
          <table:table-cell office:value-type="string" calcext:value-type="string">
            <text:p>2016 Honda ACCORD Sedan 4-door EX MT</text:p>
          </table:table-cell>
          <table:table-cell office:value-type="currency" office:currency="USD" office:value="26367" calcext:value-type="currency">
            <text:p>$26,367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 table:visibility="filter">
          <table:table-cell office:value-type="string" calcext:value-type="string">
            <text:p>2016 Buick VERANO 4-door Sedan Convertible</text:p>
          </table:table-cell>
          <table:table-cell office:value-type="currency" office:currency="USD" office:value="26515" calcext:value-type="currency">
            <text:p>$26,515.00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2" calcext:value-type="percentage">
            <text:p>32.00%</text:p>
          </table:table-cell>
        </table:table-row>
        <table:table-row table:style-name="ro1">
          <table:table-cell office:value-type="string" calcext:value-type="string">
            <text:p>2016 Toyota RAV4 4-wheel drive 4-door Wagon LE</text:p>
          </table:table-cell>
          <table:table-cell office:value-type="currency" office:currency="USD" office:value="26729" calcext:value-type="currency">
            <text:p>$26,729.00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1" calcext:value-type="percentage">
            <text:p>41.00%</text:p>
          </table:table-cell>
        </table:table-row>
        <table:table-row table:style-name="ro1" table:visibility="filter">
          <table:table-cell office:value-type="string" calcext:value-type="string">
            <text:p>2016 Honda ACCORD Coupe 2-door EX MT</text:p>
          </table:table-cell>
          <table:table-cell office:value-type="currency" office:currency="USD" office:value="26795" calcext:value-type="currency">
            <text:p>$26,795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>
          <table:table-cell office:value-type="string" calcext:value-type="string">
            <text:p>2016 Honda CR-V 2-door 4-door Wagon EX</text:p>
          </table:table-cell>
          <table:table-cell office:value-type="currency" office:currency="USD" office:value="26953" calcext:value-type="currency">
            <text:p>$26,953.0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 table:visibility="filter">
          <table:table-cell office:value-type="string" calcext:value-type="string">
            <text:p>2016 Toyota PRIUS 5-door Hatchback Three</text:p>
          </table:table-cell>
          <table:table-cell office:value-type="currency" office:currency="USD" office:value="27121" calcext:value-type="currency">
            <text:p>$27,121.00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1" calcext:value-type="percentage">
            <text:p>31.00%</text:p>
          </table:table-cell>
        </table:table-row>
        <table:table-row table:style-name="ro1" table:visibility="filter">
          <table:table-cell office:value-type="string" calcext:value-type="string">
            <text:p>2016 Buick ENCORE all-wheel drive 4-door Wagon</text:p>
          </table:table-cell>
          <table:table-cell office:value-type="currency" office:currency="USD" office:value="27160" calcext:value-type="currency">
            <text:p>$27,160.00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4" calcext:value-type="percentage">
            <text:p>34.00%</text:p>
          </table:table-cell>
        </table:table-row>
        <table:table-row table:style-name="ro1" table:visibility="filter">
          <table:table-cell office:value-type="string" calcext:value-type="string">
            <text:p>2016 Honda ACCORD Sedan 4-door EX AT</text:p>
          </table:table-cell>
          <table:table-cell office:value-type="currency" office:currency="USD" office:value="27183" calcext:value-type="currency">
            <text:p>$27,183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1" calcext:value-type="percentage">
            <text:p>41.00%</text:p>
          </table:table-cell>
        </table:table-row>
        <table:table-row table:style-name="ro1" table:visibility="filter">
          <table:table-cell office:value-type="string" calcext:value-type="string">
            <text:p>2016 Toyota CAMRY 4-door Sedan XSE</text:p>
          </table:table-cell>
          <table:table-cell office:value-type="currency" office:currency="USD" office:value="27514" calcext:value-type="currency">
            <text:p>$27,514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 table:visibility="filter">
          <table:table-cell office:value-type="string" calcext:value-type="string">
            <text:p>2016 Toyota CAMRY 4-door Sedan XLE</text:p>
          </table:table-cell>
          <table:table-cell office:value-type="currency" office:currency="USD" office:value="27514" calcext:value-type="currency">
            <text:p>$27,514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 table:visibility="filter">
          <table:table-cell office:value-type="string" calcext:value-type="string">
            <text:p>2016 Honda ACCORD Coupe 2-door EX AT</text:p>
          </table:table-cell>
          <table:table-cell office:value-type="currency" office:currency="USD" office:value="27662" calcext:value-type="currency">
            <text:p>$27,662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 table:visibility="filter">
          <table:table-cell office:value-type="string" calcext:value-type="string">
            <text:p>2016 Buick ENCORE 2-wheel drive 4-door Wagon Convertible</text:p>
          </table:table-cell>
          <table:table-cell office:value-type="currency" office:currency="USD" office:value="27765" calcext:value-type="currency">
            <text:p>$27,765.00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2" calcext:value-type="percentage">
            <text:p>32.00%</text:p>
          </table:table-cell>
        </table:table-row>
        <table:table-row table:style-name="ro1" table:visibility="filter">
          <table:table-cell office:value-type="string" calcext:value-type="string">
            <text:p>2016 Toyota PRIUS V 5-door Hatchback Two</text:p>
          </table:table-cell>
          <table:table-cell office:value-type="currency" office:currency="USD" office:value="28050" calcext:value-type="currency">
            <text:p>$28,050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string" calcext:value-type="string">
            <text:p>2016 Toyota RAV4 4-wheel drive 4-door Wagon XLE</text:p>
          </table:table-cell>
          <table:table-cell office:value-type="currency" office:currency="USD" office:value="28075" calcext:value-type="currency">
            <text:p>$28,075.0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>
          <table:table-cell office:value-type="string" calcext:value-type="string">
            <text:p>2016 Toyota CAMRY HYBRID 4-door Sedan LE</text:p>
          </table:table-cell>
          <table:table-cell office:value-type="currency" office:currency="USD" office:value="28167" calcext:value-type="currency">
            <text:p>$28,167.0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1" calcext:value-type="percentage">
            <text:p>41.00%</text:p>
          </table:table-cell>
        </table:table-row>
        <table:table-row table:style-name="ro1">
          <table:table-cell office:value-type="string" calcext:value-type="string">
            <text:p>2016 Honda CR-V all-wheel drive 4-door Wagon EX</text:p>
          </table:table-cell>
          <table:table-cell office:value-type="currency" office:currency="USD" office:value="28228" calcext:value-type="currency">
            <text:p>$28,228.0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5" calcext:value-type="percentage">
            <text:p>45.00%</text:p>
          </table:table-cell>
        </table:table-row>
        <table:table-row table:style-name="ro1" table:visibility="filter">
          <table:table-cell office:value-type="string" calcext:value-type="string">
            <text:p>2016 Toyota PRIUS 5-door Hatchback Persona Series</text:p>
          </table:table-cell>
          <table:table-cell office:value-type="currency" office:currency="USD" office:value="28366" calcext:value-type="currency">
            <text:p>$28,366.00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1" calcext:value-type="percentage">
            <text:p>31.00%</text:p>
          </table:table-cell>
        </table:table-row>
        <table:table-row table:style-name="ro1" table:visibility="filter">
          <table:table-cell office:value-type="string" calcext:value-type="string">
            <text:p>2016 Acura ILX 4-door Sedan 2.4L</text:p>
          </table:table-cell>
          <table:table-cell office:value-type="currency" office:currency="USD" office:value="28820" calcext:value-type="currency">
            <text:p>$28,820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 table:visibility="filter">
          <table:table-cell office:value-type="string" calcext:value-type="string">
            <text:p>2016 Buick ENCORE all-wheel drive 4-door Wagon Convertible</text:p>
          </table:table-cell>
          <table:table-cell office:value-type="currency" office:currency="USD" office:value="29303" calcext:value-type="currency">
            <text:p>$29,303.00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>
          <table:table-cell office:value-type="string" calcext:value-type="string">
            <text:p>2016 Toyota CAMRY HYBRID 4-door Sedan SE</text:p>
          </table:table-cell>
          <table:table-cell office:value-type="currency" office:currency="USD" office:value="29396" calcext:value-type="currency">
            <text:p>$29,396.0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1" calcext:value-type="percentage">
            <text:p>41.00%</text:p>
          </table:table-cell>
        </table:table-row>
        <table:table-row table:style-name="ro1" table:visibility="filter">
          <table:table-cell office:value-type="string" calcext:value-type="string">
            <text:p>2016 Toyota PRIUS V 5-door Hatchback Three</text:p>
          </table:table-cell>
          <table:table-cell office:value-type="currency" office:currency="USD" office:value="29462" calcext:value-type="currency">
            <text:p>$29,462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string" calcext:value-type="string">
            <text:p>2016 Honda CR-V 2-door 4-door Wagon EX-L</text:p>
          </table:table-cell>
          <table:table-cell office:value-type="currency" office:currency="USD" office:value="29605" calcext:value-type="currency">
            <text:p>$29,605.00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2" calcext:value-type="percentage">
            <text:p>42.00%</text:p>
          </table:table-cell>
        </table:table-row>
        <table:table-row table:style-name="ro1" table:visibility="filter">
          <table:table-cell office:value-type="string" calcext:value-type="string">
            <text:p>2016 Honda ACCORD Sedan 4-door EX-L AT</text:p>
          </table:table-cell>
          <table:table-cell office:value-type="currency" office:currency="USD" office:value="29824" calcext:value-type="currency">
            <text:p>$29,824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 table:visibility="filter">
          <table:table-cell office:value-type="string" calcext:value-type="string">
            <text:p>2016 Toyota PRIUS 5-door Hatchback Four</text:p>
          </table:table-cell>
          <table:table-cell office:value-type="currency" office:currency="USD" office:value="29845" calcext:value-type="currency">
            <text:p>$29,845.00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 table:visibility="filter">
          <table:table-cell office:value-type="string" calcext:value-type="string">
            <text:p>2016 Honda ACCORD Coupe 2-door EX-L AT</text:p>
          </table:table-cell>
          <table:table-cell office:value-type="currency" office:currency="USD" office:value="29901" calcext:value-type="currency">
            <text:p>$29,901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 table:visibility="filter">
          <table:table-cell office:value-type="string" calcext:value-type="string">
            <text:p>2016 Buick VERANO 4-door Sedan Leather</text:p>
          </table:table-cell>
          <table:table-cell office:value-type="currency" office:currency="USD" office:value="30013" calcext:value-type="currency">
            <text:p>$30,013.00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>
          <table:table-cell office:value-type="string" calcext:value-type="string">
            <text:p>2016 Toyota SIENNA 2-wheel drive 4-door Wagon</text:p>
          </table:table-cell>
          <table:table-cell office:value-type="currency" office:currency="USD" office:value="30115" calcext:value-type="currency">
            <text:p>$30,115.0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 table:visibility="filter">
          <table:table-cell office:value-type="string" calcext:value-type="string">
            <text:p>2016 Acura ILX 4-door Sedan 2.4Lw/AcuraWatch Plus</text:p>
          </table:table-cell>
          <table:table-cell office:value-type="currency" office:currency="USD" office:value="30120" calcext:value-type="currency">
            <text:p>$30,120.00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string" calcext:value-type="string">
            <text:p>2016 Honda ODYSSEY 4-door Wagon LX</text:p>
          </table:table-cell>
          <table:table-cell office:value-type="currency" office:currency="USD" office:value="30493" calcext:value-type="currency">
            <text:p>$30,493.0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>
          <table:table-cell office:value-type="string" calcext:value-type="string">
            <text:p>2016 Toyota TUNDRA 2-wheel drive Double Cab SR 4.6L V8</text:p>
          </table:table-cell>
          <table:table-cell office:value-type="currency" office:currency="USD" office:value="30584" calcext:value-type="currency">
            <text:p>$30,584.00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2" calcext:value-type="percentage">
            <text:p>42.00%</text:p>
          </table:table-cell>
        </table:table-row>
        <table:table-row table:style-name="ro1" table:visibility="filter">
          <table:table-cell office:value-type="string" calcext:value-type="string">
            <text:p>2016 Honda ACCORD Sedan 4-door Sedan Hybrid</text:p>
          </table:table-cell>
          <table:table-cell office:value-type="currency" office:currency="USD" office:value="30727" calcext:value-type="currency">
            <text:p>$30,727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 table:visibility="filter">
          <table:table-cell office:value-type="string" calcext:value-type="string">
            <text:p>2016 Acura ILX 4-door Sedan 2.4L Premium</text:p>
          </table:table-cell>
          <table:table-cell office:value-type="currency" office:currency="USD" office:value="30820" calcext:value-type="currency">
            <text:p>$30,820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string" calcext:value-type="string">
            <text:p>2016 Honda CR-V all-wheel drive 4-door Wagon EX-L</text:p>
          </table:table-cell>
          <table:table-cell office:value-type="currency" office:currency="USD" office:value="30880" calcext:value-type="currency">
            <text:p>$30,880.00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 table:visibility="filter">
          <table:table-cell office:value-type="string" calcext:value-type="string">
            <text:p>2016 Toyota PRIUS V 5-door Hatchback Four</text:p>
          </table:table-cell>
          <table:table-cell office:value-type="currency" office:currency="USD" office:value="31130" calcext:value-type="currency">
            <text:p>$31,130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>
          <table:table-cell office:value-type="string" calcext:value-type="string">
            <text:p>2016 Honda CR-V 2-door 4-door Wagon EX-L w/Navi</text:p>
          </table:table-cell>
          <table:table-cell office:value-type="currency" office:currency="USD" office:value="31135" calcext:value-type="currency">
            <text:p>$31,135.00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1" calcext:value-type="percentage">
            <text:p>41.00%</text:p>
          </table:table-cell>
        </table:table-row>
        <table:table-row table:style-name="ro1">
          <table:table-cell office:value-type="string" calcext:value-type="string">
            <text:p>2016 Toyota HIGHLANDER 2-wheel drive 4-door Wagon I4 LE</text:p>
          </table:table-cell>
          <table:table-cell office:value-type="currency" office:currency="USD" office:value="31161" calcext:value-type="currency">
            <text:p>$31,161.00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8" calcext:value-type="percentage">
            <text:p>48.00%</text:p>
          </table:table-cell>
        </table:table-row>
        <table:table-row table:style-name="ro1" table:visibility="filter">
          <table:table-cell office:value-type="string" calcext:value-type="string">
            <text:p>2016 Toyota TUNDRA 2-wheel drive Regular Cab SR 5.7L V8</text:p>
          </table:table-cell>
          <table:table-cell office:value-type="currency" office:currency="USD" office:value="31214" calcext:value-type="currency">
            <text:p>$31,214.00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4" calcext:value-type="percentage">
            <text:p>34.00%</text:p>
          </table:table-cell>
        </table:table-row>
        <table:table-row table:style-name="ro1" table:visibility="filter">
          <table:table-cell office:value-type="string" calcext:value-type="string">
            <text:p>2016 Toyota CAMRY HYBRID 4-door Sedan XLE</text:p>
          </table:table-cell>
          <table:table-cell office:value-type="currency" office:currency="USD" office:value="31421" calcext:value-type="currency">
            <text:p>$31,421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 table:visibility="filter">
          <table:table-cell office:value-type="string" calcext:value-type="string">
            <text:p>2016 Toyota PRIUS PLUG-IN 5-door Hatchback</text:p>
          </table:table-cell>
          <table:table-cell office:value-type="currency" office:currency="USD" office:value="31431" calcext:value-type="currency">
            <text:p>$31,431.00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2" calcext:value-type="percentage">
            <text:p>32.00%</text:p>
          </table:table-cell>
        </table:table-row>
        <table:table-row table:style-name="ro1" table:visibility="filter">
          <table:table-cell office:value-type="string" calcext:value-type="string">
            <text:p>2016 Buick REGAL 4-door Sedan Base</text:p>
          </table:table-cell>
          <table:table-cell office:value-type="currency" office:currency="USD" office:value="31533" calcext:value-type="currency">
            <text:p>$31,533.00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 table:visibility="filter">
          <table:table-cell office:value-type="string" calcext:value-type="string">
            <text:p>2016 Honda ACCORD Sedan 4-door EX-L AT w/Nav</text:p>
          </table:table-cell>
          <table:table-cell office:value-type="currency" office:currency="USD" office:value="31635" calcext:value-type="currency">
            <text:p>$31,635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 table:visibility="filter">
          <table:table-cell office:value-type="string" calcext:value-type="string">
            <text:p>2016 Honda ACCORD Coupe 2-door EX-L AT w/Nav</text:p>
          </table:table-cell>
          <table:table-cell office:value-type="currency" office:currency="USD" office:value="31711" calcext:value-type="currency">
            <text:p>$31,711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 table:visibility="filter">
          <table:table-cell office:value-type="string" calcext:value-type="string">
            <text:p>2016 Honda ACCORD Sedan 4-door EX-L V6 AT</text:p>
          </table:table-cell>
          <table:table-cell office:value-type="currency" office:currency="USD" office:value="31941" calcext:value-type="currency">
            <text:p>$31,941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 table:visibility="filter">
          <table:table-cell office:value-type="string" calcext:value-type="string">
            <text:p>2016 Buick ENCORE 2-wheel drive 4-door Wagon Leather</text:p>
          </table:table-cell>
          <table:table-cell office:value-type="currency" office:currency="USD" office:value="32056" calcext:value-type="currency">
            <text:p>$32,056.00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2" calcext:value-type="percentage">
            <text:p>32.00%</text:p>
          </table:table-cell>
        </table:table-row>
        <table:table-row table:style-name="ro1">
          <table:table-cell office:value-type="string" calcext:value-type="string">
            <text:p>2016 Toyota RAV4 4-wheel drive 4-door Wagon Limited</text:p>
          </table:table-cell>
          <table:table-cell office:value-type="currency" office:currency="USD" office:value="32089" calcext:value-type="currency">
            <text:p>$32,089.00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string" calcext:value-type="string">
            <text:p>2016 Toyota TUNDRA 2-wheel drive Double Cab SR 5.7L V8</text:p>
          </table:table-cell>
          <table:table-cell office:value-type="currency" office:currency="USD" office:value="32133" calcext:value-type="currency">
            <text:p>$32,133.00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2" calcext:value-type="percentage">
            <text:p>42.00%</text:p>
          </table:table-cell>
        </table:table-row>
        <table:table-row table:style-name="ro1" table:visibility="filter">
          <table:table-cell office:value-type="string" calcext:value-type="string">
            <text:p>2016 Honda ACCORD Coupe 2-door EX-L V6 AT</text:p>
          </table:table-cell>
          <table:table-cell office:value-type="currency" office:currency="USD" office:value="32226" calcext:value-type="currency">
            <text:p>$32,226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 table:visibility="filter">
          <table:table-cell office:value-type="string" calcext:value-type="string">
            <text:p>2016 Honda ACCORD Coupe 2-door EX-L V6 MT</text:p>
          </table:table-cell>
          <table:table-cell office:value-type="currency" office:currency="USD" office:value="32226" calcext:value-type="currency">
            <text:p>$32,226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 table:visibility="filter">
          <table:table-cell office:value-type="string" calcext:value-type="string">
            <text:p>2016 Audi A3 4-wheel drive Sedan 1.8T Premium</text:p>
          </table:table-cell>
          <table:table-cell office:value-type="currency" office:currency="USD" office:value="32325" calcext:value-type="currency">
            <text:p>$32,325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 table:visibility="filter">
          <table:table-cell office:value-type="string" calcext:value-type="string">
            <text:p>2016 Toyota PRIUS V 5-door Hatchback Five</text:p>
          </table:table-cell>
          <table:table-cell office:value-type="currency" office:currency="USD" office:value="32395" calcext:value-type="currency">
            <text:p>$32,395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>
          <table:table-cell office:value-type="string" calcext:value-type="string">
            <text:p>2016 Honda CR-V all-wheel drive 4-door Wagon EX-L w/Navi</text:p>
          </table:table-cell>
          <table:table-cell office:value-type="currency" office:currency="USD" office:value="32410" calcext:value-type="currency">
            <text:p>$32,410.00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>
          <table:table-cell office:value-type="string" calcext:value-type="string">
            <text:p>2016 Toyota HIGHLANDER 2-wheel drive 4-door Wagon LE</text:p>
          </table:table-cell>
          <table:table-cell office:value-type="currency" office:currency="USD" office:value="32492" calcext:value-type="currency">
            <text:p>$32,492.00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49" calcext:value-type="percentage">
            <text:p>49.00%</text:p>
          </table:table-cell>
        </table:table-row>
        <table:table-row table:style-name="ro1" table:visibility="filter">
          <table:table-cell office:value-type="string" calcext:value-type="string">
            <text:p>2016 Buick LACROSSE 4-door Sedan 1SV</text:p>
          </table:table-cell>
          <table:table-cell office:value-type="currency" office:currency="USD" office:value="32674" calcext:value-type="currency">
            <text:p>$32,674.00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29" calcext:value-type="percentage">
            <text:p>29.00%</text:p>
          </table:table-cell>
        </table:table-row>
        <table:table-row table:style-name="ro1" table:visibility="filter">
          <table:table-cell office:value-type="string" calcext:value-type="string">
            <text:p>2016 Buick VERANO 4-door Sedan Turbo</text:p>
          </table:table-cell>
          <table:table-cell office:value-type="currency" office:currency="USD" office:value="32730" calcext:value-type="currency">
            <text:p>$32,730.00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1" calcext:value-type="percentage">
            <text:p>31.00%</text:p>
          </table:table-cell>
        </table:table-row>
        <table:table-row table:style-name="ro1" table:visibility="filter">
          <table:table-cell office:value-type="string" calcext:value-type="string">
            <text:p>2016 Acura ILX 4-door Sedan 2.4L Premium &amp; A-SPEC</text:p>
          </table:table-cell>
          <table:table-cell office:value-type="currency" office:currency="USD" office:value="32810" calcext:value-type="currency">
            <text:p>$32,810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 table:visibility="filter">
          <table:table-cell office:value-type="string" calcext:value-type="string">
            <text:p>2016 Toyota CAMRY 4-door Sedan XSE V6</text:p>
          </table:table-cell>
          <table:table-cell office:value-type="currency" office:currency="USD" office:value="32838" calcext:value-type="currency">
            <text:p>$32,838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 table:visibility="filter">
          <table:table-cell office:value-type="string" calcext:value-type="string">
            <text:p>2016 Toyota CAMRY 4-door Sedan XLE V6</text:p>
          </table:table-cell>
          <table:table-cell office:value-type="currency" office:currency="USD" office:value="32838" calcext:value-type="currency">
            <text:p>$32,838.00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 table:visibility="filter">
          <table:table-cell office:value-type="string" calcext:value-type="string">
            <text:p>2016 Toyota SIENNA 2-wheel drive 4-door Wagon LE</text:p>
          </table:table-cell>
          <table:table-cell office:value-type="currency" office:currency="USD" office:value="32904" calcext:value-type="currency">
            <text:p>$32,904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 table:visibility="filter">
          <table:table-cell office:value-type="string" calcext:value-type="string">
            <text:p>2016 Acura TLX 4-door Sedan</text:p>
          </table:table-cell>
          <table:table-cell office:value-type="currency" office:currency="USD" office:value="33018" calcext:value-type="currency">
            <text:p>$33,018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>
          <table:table-cell office:value-type="string" calcext:value-type="string">
            <text:p>2016 Honda CR-V 2-door 4-door Wagon Touring</text:p>
          </table:table-cell>
          <table:table-cell office:value-type="currency" office:currency="USD" office:value="33175" calcext:value-type="currency">
            <text:p>$33,175.0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 table:visibility="filter">
          <table:table-cell office:value-type="string" calcext:value-type="string">
            <text:p>2016 Toyota TUNDRA 2-wheel drive Double Cab SR5 4.6L V8</text:p>
          </table:table-cell>
          <table:table-cell office:value-type="currency" office:currency="USD" office:value="33228" calcext:value-type="currency">
            <text:p>$33,228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 table:visibility="filter">
          <table:table-cell office:value-type="string" calcext:value-type="string">
            <text:p>2016 Honda ACCORD Sedan 4-door Sedan EX-L Hybrid</text:p>
          </table:table-cell>
          <table:table-cell office:value-type="currency" office:currency="USD" office:value="33532" calcext:value-type="currency">
            <text:p>$33,532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 table:visibility="filter">
          <table:table-cell office:value-type="string" calcext:value-type="string">
            <text:p>2016 Buick ENCORE 2-wheel drive 4-door Wagon Premium</text:p>
          </table:table-cell>
          <table:table-cell office:value-type="currency" office:currency="USD" office:value="33578" calcext:value-type="currency">
            <text:p>$33,578.00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2" calcext:value-type="percentage">
            <text:p>32.00%</text:p>
          </table:table-cell>
        </table:table-row>
        <table:table-row table:style-name="ro1" table:visibility="filter">
          <table:table-cell office:value-type="string" calcext:value-type="string">
            <text:p>2016 Buick ENCORE all-wheel drive 4-door Wagon Leather</text:p>
          </table:table-cell>
          <table:table-cell office:value-type="currency" office:currency="USD" office:value="33593" calcext:value-type="currency">
            <text:p>$33,593.00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2" calcext:value-type="percentage">
            <text:p>32.00%</text:p>
          </table:table-cell>
        </table:table-row>
        <table:table-row table:style-name="ro1">
          <table:table-cell office:value-type="string" calcext:value-type="string">
            <text:p>2016 Toyota TUNDRA 4-wheel drive Double Cab SR 4.6L V8</text:p>
          </table:table-cell>
          <table:table-cell office:value-type="currency" office:currency="USD" office:value="33734" calcext:value-type="currency">
            <text:p>$33,734.00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5" calcext:value-type="percentage">
            <text:p>45.00%</text:p>
          </table:table-cell>
        </table:table-row>
        <table:table-row table:style-name="ro1" table:visibility="filter">
          <table:table-cell office:value-type="string" calcext:value-type="string">
            <text:p>2016 Honda ACCORD Sedan 4-door EX-L V6 AT w/Nav</text:p>
          </table:table-cell>
          <table:table-cell office:value-type="currency" office:currency="USD" office:value="33751" calcext:value-type="currency">
            <text:p>$33,751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 table:visibility="filter">
          <table:table-cell office:value-type="string" calcext:value-type="string">
            <text:p>2016 Toyota AVALON 4-door Sedan XLE</text:p>
          </table:table-cell>
          <table:table-cell office:value-type="currency" office:currency="USD" office:value="33818" calcext:value-type="currency">
            <text:p>$33,818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 table:visibility="filter">
          <table:table-cell office:value-type="string" calcext:value-type="string">
            <text:p>2016 Acura ILX 4-door Sedan 2.4L Tech</text:p>
          </table:table-cell>
          <table:table-cell office:value-type="currency" office:currency="USD" office:value="33820" calcext:value-type="currency">
            <text:p>$33,820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>
          <table:table-cell office:value-type="string" calcext:value-type="string">
            <text:p>2016 Honda ODYSSEY 4-door Wagon EX</text:p>
          </table:table-cell>
          <table:table-cell office:value-type="currency" office:currency="USD" office:value="33864" calcext:value-type="currency">
            <text:p>$33,864.0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>
          <table:table-cell office:value-type="string" calcext:value-type="string">
            <text:p>2016 Toyota HIGHLANDER 4-wheel drive 4-door Wagon LE</text:p>
          </table:table-cell>
          <table:table-cell office:value-type="currency" office:currency="USD" office:value="33981" calcext:value-type="currency">
            <text:p>$33,981.00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48" calcext:value-type="percentage">
            <text:p>48.00%</text:p>
          </table:table-cell>
        </table:table-row>
        <table:table-row table:style-name="ro1" table:visibility="filter">
          <table:table-cell office:value-type="string" calcext:value-type="string">
            <text:p>2016 Buick REGAL 4-door Sedan Base all-wheel drive</text:p>
          </table:table-cell>
          <table:table-cell office:value-type="currency" office:currency="USD" office:value="34022" calcext:value-type="currency">
            <text:p>$34,022.00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32" calcext:value-type="percentage">
            <text:p>32.00%</text:p>
          </table:table-cell>
        </table:table-row>
        <table:table-row table:style-name="ro1" table:visibility="filter">
          <table:table-cell office:value-type="string" calcext:value-type="string">
            <text:p>2016 Honda ACCORD Coupe 2-door EX-L V6 AT w/Nav</text:p>
          </table:table-cell>
          <table:table-cell office:value-type="currency" office:currency="USD" office:value="34037" calcext:value-type="currency">
            <text:p>$34,037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 table:visibility="filter">
          <table:table-cell office:value-type="string" calcext:value-type="string">
            <text:p>2016 Honda ACCORD Coupe 2-door EX-L V6 MT w/Nav</text:p>
          </table:table-cell>
          <table:table-cell office:value-type="currency" office:currency="USD" office:value="34037" calcext:value-type="currency">
            <text:p>$34,037.00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 table:visibility="filter">
          <table:table-cell office:value-type="string" calcext:value-type="string">
            <text:p>2016 Toyota TUNDRA 4-wheel drive Regular Cab 5.7L SR V8</text:p>
          </table:table-cell>
          <table:table-cell office:value-type="currency" office:currency="USD" office:value="34364" calcext:value-type="currency">
            <text:p>$34,364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>
          <table:table-cell office:value-type="string" calcext:value-type="string">
            <text:p>2016 Honda CR-V all-wheel drive 4-door Wagon Touring</text:p>
          </table:table-cell>
          <table:table-cell office:value-type="currency" office:currency="USD" office:value="34450" calcext:value-type="currency">
            <text:p>$34,450.0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1" calcext:value-type="percentage">
            <text:p>41.00%</text:p>
          </table:table-cell>
        </table:table-row>
        <table:table-row table:style-name="ro1" table:visibility="filter">
          <table:table-cell office:value-type="string" calcext:value-type="string">
            <text:p>2016 Buick REGAL 4-door Sedan Premium 1</text:p>
          </table:table-cell>
          <table:table-cell office:value-type="currency" office:currency="USD" office:value="34511" calcext:value-type="currency">
            <text:p>$34,511.00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32" calcext:value-type="percentage">
            <text:p>32.00%</text:p>
          </table:table-cell>
        </table:table-row>
        <table:table-row table:style-name="ro1" table:visibility="filter">
          <table:table-cell office:value-type="string" calcext:value-type="string">
            <text:p>2016 Audi A3 4-wheel drive Sedan 1.8T Premium Plus</text:p>
          </table:table-cell>
          <table:table-cell office:value-type="currency" office:currency="USD" office:value="34525" calcext:value-type="currency">
            <text:p>$34,525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string" calcext:value-type="string">
            <text:p>2016 Audi A3 4-wheel drive Sedan 2.0 TDI Premium</text:p>
          </table:table-cell>
          <table:table-cell office:value-type="currency" office:currency="USD" office:value="34625" calcext:value-type="currency">
            <text:p>$34,625.0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>
          <table:table-cell office:value-type="string" calcext:value-type="string">
            <text:p>2016 Toyota HIGHLANDER 2-wheel drive 4-door Wagon LE Plus</text:p>
          </table:table-cell>
          <table:table-cell office:value-type="currency" office:currency="USD" office:value="34756" calcext:value-type="currency">
            <text:p>$34,756.0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7" calcext:value-type="percentage">
            <text:p>47.00%</text:p>
          </table:table-cell>
        </table:table-row>
        <table:table-row table:style-name="ro1">
          <table:table-cell office:value-type="string" calcext:value-type="string">
            <text:p>2016 Toyota 4RUNNER 2-door 4-door Wagon SR5 V6</text:p>
          </table:table-cell>
          <table:table-cell office:value-type="currency" office:currency="USD" office:value="34776" calcext:value-type="currency">
            <text:p>$34,776.00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1" calcext:value-type="percentage">
            <text:p>51.00%</text:p>
          </table:table-cell>
        </table:table-row>
        <table:table-row table:style-name="ro1" table:visibility="filter">
          <table:table-cell office:value-type="string" calcext:value-type="string">
            <text:p>2016 Toyota TUNDRA 2-wheel drive Double Cab SR5 5.7L V8</text:p>
          </table:table-cell>
          <table:table-cell office:value-type="currency" office:currency="USD" office:value="34777" calcext:value-type="currency">
            <text:p>$34,777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 table:visibility="filter">
          <table:table-cell office:value-type="string" calcext:value-type="string">
            <text:p>2016 Buick ENCORE all-wheel drive 4-door Wagon Premium</text:p>
          </table:table-cell>
          <table:table-cell office:value-type="currency" office:currency="USD" office:value="35116" calcext:value-type="currency">
            <text:p>$35,116.00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2" calcext:value-type="percentage">
            <text:p>32.00%</text:p>
          </table:table-cell>
        </table:table-row>
        <table:table-row table:style-name="ro1" table:visibility="filter">
          <table:table-cell office:value-type="string" calcext:value-type="string">
            <text:p>2016 Honda ACCORD Sedan 4-door Touring V6 AT</text:p>
          </table:table-cell>
          <table:table-cell office:value-type="currency" office:currency="USD" office:value="35139" calcext:value-type="currency">
            <text:p>$35,139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>
          <table:table-cell office:value-type="string" calcext:value-type="string">
            <text:p>2016 Toyota TUNDRA 4-wheel drive Double Cab SR 5.7L V8</text:p>
          </table:table-cell>
          <table:table-cell office:value-type="currency" office:currency="USD" office:value="35283" calcext:value-type="currency">
            <text:p>$35,283.0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5" calcext:value-type="percentage">
            <text:p>45.00%</text:p>
          </table:table-cell>
        </table:table-row>
        <table:table-row table:style-name="ro1" table:visibility="filter">
          <table:table-cell office:value-type="string" calcext:value-type="string">
            <text:p>2016 Buick LACROSSE 4-door Sedan</text:p>
          </table:table-cell>
          <table:table-cell office:value-type="currency" office:currency="USD" office:value="35299" calcext:value-type="currency">
            <text:p>$35,299.00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2016 Toyota SIENNA all-wheel drive 4-door Wagon LE</text:p>
          </table:table-cell>
          <table:table-cell office:value-type="currency" office:currency="USD" office:value="35488" calcext:value-type="currency">
            <text:p>$35,488.0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>
          <table:table-cell office:value-type="string" calcext:value-type="string">
            <text:p>2016 Toyota TUNDRA 2-wheel drive CrewMax SR5 4.6L</text:p>
          </table:table-cell>
          <table:table-cell office:value-type="currency" office:currency="USD" office:value="35624" calcext:value-type="currency">
            <text:p>$35,624.00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>
          <table:table-cell office:value-type="string" calcext:value-type="string">
            <text:p>2016 Audi A3 4-wheel drive Sedan 2.0T Quattro Premium</text:p>
          </table:table-cell>
          <table:table-cell office:value-type="currency" office:currency="USD" office:value="35625" calcext:value-type="currency">
            <text:p>$35,625.00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 table:visibility="filter">
          <table:table-cell office:value-type="string" calcext:value-type="string">
            <text:p>2016 Toyota AVALON 4-door Sedan XLE Premium</text:p>
          </table:table-cell>
          <table:table-cell office:value-type="currency" office:currency="USD" office:value="35713" calcext:value-type="currency">
            <text:p>$35,713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 table:visibility="filter">
          <table:table-cell office:value-type="string" calcext:value-type="string">
            <text:p>2016 Acura ILX 4-door Sedan 2.4L Tech &amp; A-SPEC</text:p>
          </table:table-cell>
          <table:table-cell office:value-type="currency" office:currency="USD" office:value="35810" calcext:value-type="currency">
            <text:p>$35,810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 table:visibility="filter">
          <table:table-cell office:value-type="string" calcext:value-type="string">
            <text:p>2016 Toyota PRIUS 5-door Hatchback Five</text:p>
          </table:table-cell>
          <table:table-cell office:value-type="currency" office:currency="USD" office:value="35853" calcext:value-type="currency">
            <text:p>$35,853.00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26" calcext:value-type="percentage">
            <text:p>26.00%</text:p>
          </table:table-cell>
        </table:table-row>
        <table:table-row table:style-name="ro1">
          <table:table-cell office:value-type="string" calcext:value-type="string">
            <text:p>2016 Acura RDX 4-door Wagon</text:p>
          </table:table-cell>
          <table:table-cell office:value-type="currency" office:currency="USD" office:value="36190" calcext:value-type="currency">
            <text:p>$36,190.00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>
          <table:table-cell office:value-type="string" calcext:value-type="string">
            <text:p>2016 Toyota HIGHLANDER 4-wheel drive 4-door Wagon LE Plus</text:p>
          </table:table-cell>
          <table:table-cell office:value-type="currency" office:currency="USD" office:value="36245" calcext:value-type="currency">
            <text:p>$36,245.0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6" calcext:value-type="percentage">
            <text:p>46.00%</text:p>
          </table:table-cell>
        </table:table-row>
        <table:table-row table:style-name="ro1">
          <table:table-cell office:value-type="string" calcext:value-type="string">
            <text:p>2016 Toyota TUNDRA 4-wheel drive Double Cab SR5 4.6L V8</text:p>
          </table:table-cell>
          <table:table-cell office:value-type="currency" office:currency="USD" office:value="36378" calcext:value-type="currency">
            <text:p>$36,378.00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>
          <table:table-cell office:value-type="string" calcext:value-type="string">
            <text:p>2016 Toyota SIENNA 2-wheel drive 4-door Wagon SE</text:p>
          </table:table-cell>
          <table:table-cell office:value-type="currency" office:currency="USD" office:value="36550" calcext:value-type="currency">
            <text:p>$36,550.0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 table:visibility="filter">
          <table:table-cell office:value-type="string" calcext:value-type="string">
            <text:p>2016 Honda ACCORD Sedan 4-door Sedan Touring Hybrid</text:p>
          </table:table-cell>
          <table:table-cell office:value-type="currency" office:currency="USD" office:value="36592" calcext:value-type="currency">
            <text:p>$36,592.00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>
          <table:table-cell office:value-type="string" calcext:value-type="string">
            <text:p>2016 Toyota 4RUNNER 4-wheel drive 4-door Wagon SR5 V6</text:p>
          </table:table-cell>
          <table:table-cell office:value-type="currency" office:currency="USD" office:value="36689" calcext:value-type="currency">
            <text:p>$36,689.0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3" calcext:value-type="percentage">
            <text:p>53.00%</text:p>
          </table:table-cell>
        </table:table-row>
        <table:table-row table:style-name="ro1">
          <table:table-cell office:value-type="string" calcext:value-type="string">
            <text:p>2016 Toyota SIENNA 2-wheel drive 4-door Wagon XLE</text:p>
          </table:table-cell>
          <table:table-cell office:value-type="currency" office:currency="USD" office:value="36755" calcext:value-type="currency">
            <text:p>$36,755.00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>
          <table:table-cell office:value-type="string" calcext:value-type="string">
            <text:p>2016 Audi A3 4-wheel drive Sedan 2.0 TDI Premium Plus</text:p>
          </table:table-cell>
          <table:table-cell office:value-type="currency" office:currency="USD" office:value="36825" calcext:value-type="currency">
            <text:p>$36,825.00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1" calcext:value-type="percentage">
            <text:p>41.00%</text:p>
          </table:table-cell>
        </table:table-row>
        <table:table-row table:style-name="ro1" table:visibility="filter">
          <table:table-cell office:value-type="string" calcext:value-type="string">
            <text:p>2016 Audi A4 4-wheel drive Sedan 2.0T Premium AT</text:p>
          </table:table-cell>
          <table:table-cell office:value-type="currency" office:currency="USD" office:value="36825" calcext:value-type="currency">
            <text:p>$36,825.00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1" calcext:value-type="percentage">
            <text:p>31.00%</text:p>
          </table:table-cell>
        </table:table-row>
        <table:table-row table:style-name="ro1" table:visibility="filter">
          <table:table-cell office:value-type="string" calcext:value-type="string">
            <text:p>2016 Acura TLX 4-door Sedan V6</text:p>
          </table:table-cell>
          <table:table-cell office:value-type="currency" office:currency="USD" office:value="36972" calcext:value-type="currency">
            <text:p>$36,972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 table:visibility="filter">
          <table:table-cell office:value-type="string" calcext:value-type="string">
            <text:p>2016 Buick REGAL 4-door Sedan Premium 1 all-wheel drive</text:p>
          </table:table-cell>
          <table:table-cell office:value-type="currency" office:currency="USD" office:value="36985" calcext:value-type="currency">
            <text:p>$36,985.00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1" calcext:value-type="percentage">
            <text:p>31.00%</text:p>
          </table:table-cell>
        </table:table-row>
        <table:table-row table:style-name="ro1" table:visibility="filter">
          <table:table-cell office:value-type="string" calcext:value-type="string">
            <text:p>2016 Acura TLX 4-door Sedan Tech</text:p>
          </table:table-cell>
          <table:table-cell office:value-type="currency" office:currency="USD" office:value="37155" calcext:value-type="currency">
            <text:p>$37,155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>
          <table:table-cell office:value-type="string" calcext:value-type="string">
            <text:p>2016 Toyota TUNDRA 2-wheel drive CrewMax SR5 5.7L</text:p>
          </table:table-cell>
          <table:table-cell office:value-type="currency" office:currency="USD" office:value="37174" calcext:value-type="currency">
            <text:p>$37,174.00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 table:visibility="filter">
          <table:table-cell office:value-type="string" calcext:value-type="string">
            <text:p>2016 Buick LACROSSE 4-door Sedan Leather</text:p>
          </table:table-cell>
          <table:table-cell office:value-type="currency" office:currency="USD" office:value="37434" calcext:value-type="currency">
            <text:p>$37,434.00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28" calcext:value-type="percentage">
            <text:p>28.00%</text:p>
          </table:table-cell>
        </table:table-row>
        <table:table-row table:style-name="ro1">
          <table:table-cell office:value-type="string" calcext:value-type="string">
            <text:p>2016 Honda ODYSSEY 4-door Wagon EX-L</text:p>
          </table:table-cell>
          <table:table-cell office:value-type="currency" office:currency="USD" office:value="37439" calcext:value-type="currency">
            <text:p>$37,439.00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>
          <table:table-cell office:value-type="string" calcext:value-type="string">
            <text:p>2016 Acura RDX 4-door Wagon AcuraWatch Plus</text:p>
          </table:table-cell>
          <table:table-cell office:value-type="currency" office:currency="USD" office:value="37490" calcext:value-type="currency">
            <text:p>$37,490.00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1" calcext:value-type="percentage">
            <text:p>41.00%</text:p>
          </table:table-cell>
        </table:table-row>
        <table:table-row table:style-name="ro1">
          <table:table-cell office:value-type="string" calcext:value-type="string">
            <text:p>2016 Toyota 4RUNNER 2-door 4-door Wagon SR5 Premium V6</text:p>
          </table:table-cell>
          <table:table-cell office:value-type="currency" office:currency="USD" office:value="37571" calcext:value-type="currency">
            <text:p>$37,571.00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string" calcext:value-type="string">
            <text:p>2016 Acura RDX 4-door Wagon all-wheel drive</text:p>
          </table:table-cell>
          <table:table-cell table:style-name="Default" office:value-type="float" office:value="37690" calcext:value-type="float">
            <text:p>37690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2" calcext:value-type="percentage">
            <text:p>42.00%</text:p>
          </table:table-cell>
        </table:table-row>
        <table:table-row table:style-name="ro1" table:visibility="filter">
          <table:table-cell office:value-type="string" calcext:value-type="string">
            <text:p>2016 Toyota AVALON 4-door Sedan XLE Touring</text:p>
          </table:table-cell>
          <table:table-cell office:value-type="currency" office:currency="USD" office:value="37694" calcext:value-type="currency">
            <text:p>$37,694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string" calcext:value-type="string">
            <text:p>2016 Toyota 4RUNNER 4-wheel drive 4-door Wagon Trail V6</text:p>
          </table:table-cell>
          <table:table-cell office:value-type="currency" office:currency="USD" office:value="37740" calcext:value-type="currency">
            <text:p>$37,740.0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3" calcext:value-type="percentage">
            <text:p>53.00%</text:p>
          </table:table-cell>
        </table:table-row>
        <table:table-row table:style-name="ro1" table:visibility="filter">
          <table:table-cell office:value-type="string" calcext:value-type="string">
            <text:p>2016 Buick REGAL 4-door Sedan Premium 2</text:p>
          </table:table-cell>
          <table:table-cell office:value-type="currency" office:currency="USD" office:value="37821" calcext:value-type="currency">
            <text:p>$37,821.00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1" calcext:value-type="percentage">
            <text:p>31.00%</text:p>
          </table:table-cell>
        </table:table-row>
        <table:table-row table:style-name="ro1" table:visibility="filter">
          <table:table-cell office:value-type="string" calcext:value-type="string">
            <text:p>2016 Audi A3 4-wheel drive Sedan 2.0T Quattro Premium Plus</text:p>
          </table:table-cell>
          <table:table-cell office:value-type="currency" office:currency="USD" office:value="37825" calcext:value-type="currency">
            <text:p>$37,825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 table:visibility="filter">
          <table:table-cell office:value-type="string" calcext:value-type="string">
            <text:p>2016 Audi A4 4-wheel drive Sedan 2.0T Quattro Premium MT</text:p>
          </table:table-cell>
          <table:table-cell office:value-type="currency" office:currency="USD" office:value="37925" calcext:value-type="currency">
            <text:p>$37,925.00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>
          <table:table-cell office:value-type="string" calcext:value-type="string">
            <text:p>2016 Toyota TUNDRA 4-wheel drive Double Cab SR5 5.7L V8</text:p>
          </table:table-cell>
          <table:table-cell office:value-type="currency" office:currency="USD" office:value="37928" calcext:value-type="currency">
            <text:p>$37,928.00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 table:visibility="filter">
          <table:table-cell office:value-type="string" calcext:value-type="string">
            <text:p>2016 Audi A3 2-wheel drive Convertible 1.8T Premium</text:p>
          </table:table-cell>
          <table:table-cell office:value-type="currency" office:currency="USD" office:value="38025" calcext:value-type="currency">
            <text:p>$38,025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 table:visibility="filter">
          <table:table-cell office:value-type="string" calcext:value-type="string">
            <text:p>2016 Toyota AVALON HYBRID 4-door Sedan XLE Premium</text:p>
          </table:table-cell>
          <table:table-cell office:value-type="currency" office:currency="USD" office:value="38093" calcext:value-type="currency">
            <text:p>$38,093.00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>
          <table:table-cell office:value-type="string" calcext:value-type="string">
            <text:p>2016 Toyota HIGHLANDER 2-wheel drive 4-door Wagon XLE</text:p>
          </table:table-cell>
          <table:table-cell office:value-type="currency" office:currency="USD" office:value="38122" calcext:value-type="currency">
            <text:p>$38,122.0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5" calcext:value-type="percentage">
            <text:p>45.00%</text:p>
          </table:table-cell>
        </table:table-row>
        <table:table-row table:style-name="ro1">
          <table:table-cell office:value-type="string" calcext:value-type="string">
            <text:p>2016 Toyota TUNDRA 4-wheel drive CrewMax SR5 4.6L</text:p>
          </table:table-cell>
          <table:table-cell office:value-type="currency" office:currency="USD" office:value="38775" calcext:value-type="currency">
            <text:p>$38,775.00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47" calcext:value-type="percentage">
            <text:p>47.00%</text:p>
          </table:table-cell>
        </table:table-row>
        <table:table-row table:style-name="ro1" table:visibility="filter">
          <table:table-cell office:value-type="string" calcext:value-type="string">
            <text:p>2016 Toyota AVALON 4-door Sedan SE Touring</text:p>
          </table:table-cell>
          <table:table-cell office:value-type="currency" office:currency="USD" office:value="38808" calcext:value-type="currency">
            <text:p>$38,808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 table:visibility="filter">
          <table:table-cell office:value-type="string" calcext:value-type="string">
            <text:p>2016 Audi A4 4-wheel drive Sedan 2.0T Quattro Premium AT</text:p>
          </table:table-cell>
          <table:table-cell office:value-type="currency" office:currency="USD" office:value="38925" calcext:value-type="currency">
            <text:p>$38,925.00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4" calcext:value-type="percentage">
            <text:p>34.00%</text:p>
          </table:table-cell>
        </table:table-row>
        <table:table-row table:style-name="ro1" table:visibility="filter">
          <table:table-cell office:value-type="string" calcext:value-type="string">
            <text:p>2016 BMW 2 SERIES 2-wheel drive Coupe 228i</text:p>
          </table:table-cell>
          <table:table-cell office:value-type="currency" office:currency="USD" office:value="38966" calcext:value-type="currency">
            <text:p>$38,966.00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4" calcext:value-type="percentage">
            <text:p>34.00%</text:p>
          </table:table-cell>
        </table:table-row>
        <table:table-row table:style-name="ro1">
          <table:table-cell office:value-type="string" calcext:value-type="string">
            <text:p>2016 Acura RDX 4-door Wagon AcuraWatch Plus all-wheel drive</text:p>
          </table:table-cell>
          <table:table-cell office:value-type="currency" office:currency="USD" office:value="38990" calcext:value-type="currency">
            <text:p>$38,990.00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1" calcext:value-type="percentage">
            <text:p>41.00%</text:p>
          </table:table-cell>
        </table:table-row>
        <table:table-row table:style-name="ro1">
          <table:table-cell office:value-type="string" calcext:value-type="string">
            <text:p>2016 Toyota SIENNA all-wheel drive 4-door Wagon XLE</text:p>
          </table:table-cell>
          <table:table-cell office:value-type="currency" office:currency="USD" office:value="39002" calcext:value-type="currency">
            <text:p>$39,002.0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string" calcext:value-type="string">
            <text:p>2016 Honda ODYSSEY 4-door Wagon EX-L w/RES</text:p>
          </table:table-cell>
          <table:table-cell office:value-type="currency" office:currency="USD" office:value="39073" calcext:value-type="currency">
            <text:p>$39,073.00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 table:visibility="filter">
          <table:table-cell office:value-type="string" calcext:value-type="string">
            <text:p>2016 Toyota PRIUS PLUG-IN 5-door Hatchback Advanced</text:p>
          </table:table-cell>
          <table:table-cell office:value-type="currency" office:currency="USD" office:value="39106" calcext:value-type="currency">
            <text:p>$39,106.00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 table:visibility="filter">
          <table:table-cell office:value-type="string" calcext:value-type="string">
            <text:p>2016 Toyota AVALON HYBRID 4-door Sedan XLE Touring</text:p>
          </table:table-cell>
          <table:table-cell office:value-type="currency" office:currency="USD" office:value="39451" calcext:value-type="currency">
            <text:p>$39,451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>
          <table:table-cell office:value-type="string" calcext:value-type="string">
            <text:p>2016 Honda ODYSSEY 4-door Wagon EX-L w/Nav</text:p>
          </table:table-cell>
          <table:table-cell office:value-type="currency" office:currency="USD" office:value="39482" calcext:value-type="currency">
            <text:p>$39,482.0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>
          <table:table-cell office:value-type="string" calcext:value-type="string">
            <text:p>2016 Toyota 4RUNNER 4-wheel drive 4-door Wagon SR5 Premium V6</text:p>
          </table:table-cell>
          <table:table-cell office:value-type="currency" office:currency="USD" office:value="39484" calcext:value-type="currency">
            <text:p>$39,484.00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2" calcext:value-type="percentage">
            <text:p>52.00%</text:p>
          </table:table-cell>
        </table:table-row>
        <table:table-row table:style-name="ro1">
          <table:table-cell office:value-type="string" calcext:value-type="string">
            <text:p>2016 Toyota HIGHLANDER 4-wheel drive 4-door Wagon XLE</text:p>
          </table:table-cell>
          <table:table-cell office:value-type="currency" office:currency="USD" office:value="39611" calcext:value-type="currency">
            <text:p>$39,611.0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7" calcext:value-type="percentage">
            <text:p>47.00%</text:p>
          </table:table-cell>
        </table:table-row>
        <table:table-row table:style-name="ro1">
          <table:table-cell office:value-type="string" calcext:value-type="string">
            <text:p>2016 Acura RDX 4-door Wagon Tech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2" calcext:value-type="percentage">
            <text:p>42.00%</text:p>
          </table:table-cell>
        </table:table-row>
        <table:table-row table:style-name="ro1">
          <table:table-cell office:value-type="string" calcext:value-type="string">
            <text:p>2016 Toyota TUNDRA 2-wheel drive Double Cab Limited 5.7L V8</text:p>
          </table:table-cell>
          <table:table-cell office:value-type="currency" office:currency="USD" office:value="40009" calcext:value-type="currency">
            <text:p>$40,009.00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4" calcext:value-type="percentage">
            <text:p>44.00%</text:p>
          </table:table-cell>
        </table:table-row>
        <table:table-row table:style-name="ro1">
          <table:table-cell office:value-type="string" calcext:value-type="string">
            <text:p>2016 Toyota SIENNA 2-wheel drive 4-door Wagon XLE Premium</text:p>
          </table:table-cell>
          <table:table-cell office:value-type="currency" office:currency="USD" office:value="40079" calcext:value-type="currency">
            <text:p>$40,079.00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 table:visibility="filter">
          <table:table-cell office:value-type="string" calcext:value-type="string">
            <text:p>2016 Audi A3 2-wheel drive Convertible 1.8T Premium Plus</text:p>
          </table:table-cell>
          <table:table-cell office:value-type="currency" office:currency="USD" office:value="40225" calcext:value-type="currency">
            <text:p>$40,225.00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 table:visibility="filter">
          <table:table-cell office:value-type="string" calcext:value-type="string">
            <text:p>2016 Buick REGAL 4-door Sedan Premium 2 all-wheel drive</text:p>
          </table:table-cell>
          <table:table-cell office:value-type="currency" office:currency="USD" office:value="40295" calcext:value-type="currency">
            <text:p>$40,295.00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31" calcext:value-type="percentage">
            <text:p>31.00%</text:p>
          </table:table-cell>
        </table:table-row>
        <table:table-row table:style-name="ro1">
          <table:table-cell office:value-type="string" calcext:value-type="string">
            <text:p>2016 Toyota TUNDRA 4-wheel drive CrewMax SR5 5.7L</text:p>
          </table:table-cell>
          <table:table-cell office:value-type="currency" office:currency="USD" office:value="40324" calcext:value-type="currency">
            <text:p>$40,324.00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47" calcext:value-type="percentage">
            <text:p>47.00%</text:p>
          </table:table-cell>
        </table:table-row>
        <table:table-row table:style-name="ro1" table:visibility="filter">
          <table:table-cell office:value-type="string" calcext:value-type="string">
            <text:p>2016 Buick LACROSSE 4-door Sedan Leather all-wheel drive</text:p>
          </table:table-cell>
          <table:table-cell office:value-type="currency" office:currency="USD" office:value="40503" calcext:value-type="currency">
            <text:p>$40,503.00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28" calcext:value-type="percentage">
            <text:p>28.00%</text:p>
          </table:table-cell>
        </table:table-row>
        <table:table-row table:style-name="ro1">
          <table:table-cell office:value-type="string" calcext:value-type="string">
            <text:p>2016 Toyota 4RUNNER 4-wheel drive 4-door Wagon Trail Premium V6</text:p>
          </table:table-cell>
          <table:table-cell office:value-type="currency" office:currency="USD" office:value="40534" calcext:value-type="currency">
            <text:p>$40,534.00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1" calcext:value-type="percentage">
            <text:p>51.00%</text:p>
          </table:table-cell>
        </table:table-row>
        <table:table-row table:style-name="ro1" table:visibility="filter">
          <table:table-cell office:value-type="string" calcext:value-type="string">
            <text:p>2016 Buick ENCLAVE 2-wheel drive 4-door Wagon Convertible</text:p>
          </table:table-cell>
          <table:table-cell office:value-type="currency" office:currency="USD" office:value="40789" calcext:value-type="currency">
            <text:p>$40,789.00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1" calcext:value-type="percentage">
            <text:p>31.00%</text:p>
          </table:table-cell>
        </table:table-row>
        <table:table-row table:style-name="ro1" table:visibility="filter">
          <table:table-cell office:value-type="string" calcext:value-type="string">
            <text:p>2016 BMW 2 SERIES 2-wheel drive Coupe 228i xDrive all-wheel drive</text:p>
          </table:table-cell>
          <table:table-cell office:value-type="currency" office:currency="USD" office:value="41009" calcext:value-type="currency">
            <text:p>$41,009.00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 table:visibility="filter">
          <table:table-cell office:value-type="string" calcext:value-type="string">
            <text:p>2016 Audi A3 2-wheel drive Convertible Quattro 2.0T Premium</text:p>
          </table:table-cell>
          <table:table-cell office:value-type="currency" office:currency="USD" office:value="41025" calcext:value-type="currency">
            <text:p>$41,025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 table:visibility="filter">
          <table:table-cell office:value-type="string" calcext:value-type="string">
            <text:p>2016 Acura TLX 4-door Sedan V6 Tech</text:p>
          </table:table-cell>
          <table:table-cell office:value-type="currency" office:currency="USD" office:value="41108" calcext:value-type="currency">
            <text:p>$41,108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 table:visibility="filter">
          <table:table-cell office:value-type="string" calcext:value-type="string">
            <text:p>2016 Buick REGAL 4-door Sedan GS</text:p>
          </table:table-cell>
          <table:table-cell office:value-type="currency" office:currency="USD" office:value="41157" calcext:value-type="currency">
            <text:p>$41,157.00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>
          <table:table-cell office:value-type="string" calcext:value-type="string">
            <text:p>2016 Acura RDX 4-door Wagon Tech/AcuraWatch Plus</text:p>
          </table:table-cell>
          <table:table-cell office:value-type="currency" office:currency="USD" office:value="41190" calcext:value-type="currency">
            <text:p>$41,190.00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1" calcext:value-type="percentage">
            <text:p>41.00%</text:p>
          </table:table-cell>
        </table:table-row>
        <table:table-row table:style-name="ro1" table:visibility="filter">
          <table:table-cell office:value-type="string" calcext:value-type="string">
            <text:p>2016 Audi A4 4-wheel drive Sedan 2.0T Premium Plus AT</text:p>
          </table:table-cell>
          <table:table-cell office:value-type="currency" office:currency="USD" office:value="41225" calcext:value-type="currency">
            <text:p>$41,225.00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1" calcext:value-type="percentage">
            <text:p>31.00%</text:p>
          </table:table-cell>
        </table:table-row>
        <table:table-row table:style-name="ro1">
          <table:table-cell office:value-type="string" calcext:value-type="string">
            <text:p>2016 Acura RDX 4-door Wagon Tech all-wheel drive</text:p>
          </table:table-cell>
          <table:table-cell office:value-type="currency" office:currency="USD" office:value="41390" calcext:value-type="currency">
            <text:p>$41,390.00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1" calcext:value-type="percentage">
            <text:p>41.00%</text:p>
          </table:table-cell>
        </table:table-row>
        <table:table-row table:style-name="ro1">
          <table:table-cell office:value-type="string" calcext:value-type="string">
            <text:p>2016 Toyota SIENNA 2-wheel drive 4-door Wagon SE Premium</text:p>
          </table:table-cell>
          <table:table-cell office:value-type="currency" office:currency="USD" office:value="41433" calcext:value-type="currency">
            <text:p>$41,433.00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 table:visibility="filter">
          <table:table-cell office:value-type="string" calcext:value-type="string">
            <text:p>2016 Audi A3 4-wheel drive Sedan 1.8T Prestige</text:p>
          </table:table-cell>
          <table:table-cell office:value-type="currency" office:currency="USD" office:value="41475" calcext:value-type="currency">
            <text:p>$41,475.00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4" calcext:value-type="percentage">
            <text:p>34.00%</text:p>
          </table:table-cell>
        </table:table-row>
        <table:table-row table:style-name="ro1" table:visibility="filter">
          <table:table-cell office:value-type="string" calcext:value-type="string">
            <text:p>2016 Toyota AVALON 4-door Sedan Limited</text:p>
          </table:table-cell>
          <table:table-cell office:value-type="currency" office:currency="USD" office:value="41678" calcext:value-type="currency">
            <text:p>$41,678.00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>
          <table:table-cell office:value-type="string" calcext:value-type="string">
            <text:p>2016 Toyota HIGHLANDER 2-wheel drive 4-door Wagon Limited</text:p>
          </table:table-cell>
          <table:table-cell office:value-type="currency" office:currency="USD" office:value="41794" calcext:value-type="currency">
            <text:p>$41,794.0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5" calcext:value-type="percentage">
            <text:p>45.00%</text:p>
          </table:table-cell>
        </table:table-row>
        <table:table-row table:style-name="ro1">
          <table:table-cell office:value-type="string" calcext:value-type="string">
            <text:p>2016 Audi A5 2-wheel drive Coupe 2.0T Premium MT</text:p>
          </table:table-cell>
          <table:table-cell office:value-type="currency" office:currency="USD" office:value="41925" calcext:value-type="currency">
            <text:p>$41,925.0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>
          <table:table-cell office:value-type="string" calcext:value-type="string">
            <text:p>2016 Audi Q5 4-wheel drive Wagon 2.0T Premium</text:p>
          </table:table-cell>
          <table:table-cell office:value-type="currency" office:currency="USD" office:value="42325" calcext:value-type="currency">
            <text:p>$42,325.00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 table:visibility="filter">
          <table:table-cell office:value-type="string" calcext:value-type="string">
            <text:p>2016 Audi A4 4-wheel drive Sedan 2.0T Quattro Premium Plus MT</text:p>
          </table:table-cell>
          <table:table-cell office:value-type="currency" office:currency="USD" office:value="42325" calcext:value-type="currency">
            <text:p>$42,325.00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2" calcext:value-type="percentage">
            <text:p>32.00%</text:p>
          </table:table-cell>
        </table:table-row>
        <table:table-row table:style-name="ro1">
          <table:table-cell office:value-type="string" calcext:value-type="string">
            <text:p>2016 Toyota SIENNA all-wheel drive 4-door Wagon XLE Premium</text:p>
          </table:table-cell>
          <table:table-cell office:value-type="currency" office:currency="USD" office:value="42326" calcext:value-type="currency">
            <text:p>$42,326.00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>
          <table:table-cell office:value-type="string" calcext:value-type="string">
            <text:p>2016 Acura RDX 4-door Wagon Tech/AcuraWatch Plus all-wheel drive</text:p>
          </table:table-cell>
          <table:table-cell office:value-type="currency" office:currency="USD" office:value="42690" calcext:value-type="currency">
            <text:p>$42,690.00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string" calcext:value-type="string">
            <text:p>2016 Toyota TUNDRA 2-wheel drive CrewMax Limited 5.7L</text:p>
          </table:table-cell>
          <table:table-cell office:value-type="currency" office:currency="USD" office:value="42813" calcext:value-type="currency">
            <text:p>$42,813.00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47" calcext:value-type="percentage">
            <text:p>47.00%</text:p>
          </table:table-cell>
        </table:table-row>
        <table:table-row table:style-name="ro1">
          <table:table-cell office:value-type="string" calcext:value-type="string">
            <text:p>2016 Acura RDX 4-door Wagon Advance</text:p>
          </table:table-cell>
          <table:table-cell office:value-type="currency" office:currency="USD" office:value="42840" calcext:value-type="currency">
            <text:p>$42,840.0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>
          <table:table-cell office:value-type="string" calcext:value-type="string">
            <text:p>2016 Audi A5 2-wheel drive Coupe 2.0T Premium AT</text:p>
          </table:table-cell>
          <table:table-cell office:value-type="currency" office:currency="USD" office:value="42925" calcext:value-type="currency">
            <text:p>$42,925.00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string" calcext:value-type="string">
            <text:p>2016 Toyota 4RUNNER 4-wheel drive 4-door Wagon TRD Pro V6</text:p>
          </table:table-cell>
          <table:table-cell office:value-type="currency" office:currency="USD" office:value="43038" calcext:value-type="currency">
            <text:p>$43,038.00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9" calcext:value-type="percentage">
            <text:p>49.00%</text:p>
          </table:table-cell>
        </table:table-row>
        <table:table-row table:style-name="ro1" table:visibility="filter">
          <table:table-cell office:value-type="string" calcext:value-type="string">
            <text:p>2016 Audi A3 4-wheel drive Sedan 2.0 TDI Prestige</text:p>
          </table:table-cell>
          <table:table-cell office:value-type="currency" office:currency="USD" office:value="43225" calcext:value-type="currency">
            <text:p>$43,225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 table:visibility="filter">
          <table:table-cell office:value-type="string" calcext:value-type="string">
            <text:p>2016 Audi A3 2-wheel drive Convertible Quattro 2.0T Premium Plus</text:p>
          </table:table-cell>
          <table:table-cell office:value-type="currency" office:currency="USD" office:value="43225" calcext:value-type="currency">
            <text:p>$43,225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 table:visibility="filter">
          <table:table-cell office:value-type="string" calcext:value-type="string">
            <text:p>2016 Audi A3 2-wheel drive Convertible Quattro 2.0T Premium Plus</text:p>
          </table:table-cell>
          <table:table-cell office:value-type="currency" office:currency="USD" office:value="43225" calcext:value-type="currency">
            <text:p>$43,225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>
          <table:table-cell office:value-type="string" calcext:value-type="string">
            <text:p>2016 Toyota HIGHLANDER 4-wheel drive 4-door Wagon Limited</text:p>
          </table:table-cell>
          <table:table-cell office:value-type="currency" office:currency="USD" office:value="43283" calcext:value-type="currency">
            <text:p>$43,283.0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6" calcext:value-type="percentage">
            <text:p>46.00%</text:p>
          </table:table-cell>
        </table:table-row>
        <table:table-row table:style-name="ro1">
          <table:table-cell office:value-type="string" calcext:value-type="string">
            <text:p>2016 Toyota 4RUNNER 2-door 4-door Wagon Limited V6</text:p>
          </table:table-cell>
          <table:table-cell office:value-type="currency" office:currency="USD" office:value="43319" calcext:value-type="currency">
            <text:p>$43,319.00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8" calcext:value-type="percentage">
            <text:p>48.00%</text:p>
          </table:table-cell>
        </table:table-row>
        <table:table-row table:style-name="ro1" table:visibility="filter">
          <table:table-cell office:value-type="string" calcext:value-type="string">
            <text:p>2016 Audi A4 4-wheel drive Sedan 2.0T Quattro Premium Plus AT</text:p>
          </table:table-cell>
          <table:table-cell office:value-type="currency" office:currency="USD" office:value="43325" calcext:value-type="currency">
            <text:p>$43,325.00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 table:visibility="filter">
          <table:table-cell office:value-type="string" calcext:value-type="string">
            <text:p>2016 Acura TLX 4-door Sedan V6 all-wheel drive Tech</text:p>
          </table:table-cell>
          <table:table-cell office:value-type="currency" office:currency="USD" office:value="43353" calcext:value-type="currency">
            <text:p>$43,353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 table:visibility="filter">
          <table:table-cell office:value-type="string" calcext:value-type="string">
            <text:p>2016 Toyota AVALON HYBRID 4-door Sedan Limited</text:p>
          </table:table-cell>
          <table:table-cell office:value-type="currency" office:currency="USD" office:value="43435" calcext:value-type="currency">
            <text:p>$43,435.00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 table:visibility="filter">
          <table:table-cell office:value-type="string" calcext:value-type="string">
            <text:p>2016 Toyota SIENNA 2-wheel drive 4-door Wagon Limited</text:p>
          </table:table-cell>
          <table:table-cell office:value-type="currency" office:currency="USD" office:value="43445" calcext:value-type="currency">
            <text:p>$43,445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 table:visibility="filter">
          <table:table-cell office:value-type="string" calcext:value-type="string">
            <text:p>2016 Buick REGAL 4-door Sedan GS all-wheel drive</text:p>
          </table:table-cell>
          <table:table-cell office:value-type="currency" office:currency="USD" office:value="43645" calcext:value-type="currency">
            <text:p>$43,645.00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32" calcext:value-type="percentage">
            <text:p>32.00%</text:p>
          </table:table-cell>
        </table:table-row>
        <table:table-row table:style-name="ro1" table:visibility="filter">
          <table:table-cell office:value-type="string" calcext:value-type="string">
            <text:p>2016 Buick LACROSSE 4-door Sedan Premium 1</text:p>
          </table:table-cell>
          <table:table-cell office:value-type="currency" office:currency="USD" office:value="43680" calcext:value-type="currency">
            <text:p>$43,680.00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 table:visibility="filter">
          <table:table-cell office:value-type="string" calcext:value-type="string">
            <text:p>2016 BMW 2 SERIES 2-wheel drive Convertible 228i</text:p>
          </table:table-cell>
          <table:table-cell office:value-type="currency" office:currency="USD" office:value="43715" calcext:value-type="currency">
            <text:p>$43,715.00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>
          <table:table-cell office:value-type="string" calcext:value-type="string">
            <text:p>2016 Toyota TUNDRA 4-wheel drive Double Cab Limited 5.7L V8</text:p>
          </table:table-cell>
          <table:table-cell office:value-type="currency" office:currency="USD" office:value="43774" calcext:value-type="currency">
            <text:p>$43,774.00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6" calcext:value-type="percentage">
            <text:p>46.00%</text:p>
          </table:table-cell>
        </table:table-row>
        <table:table-row table:style-name="ro1">
          <table:table-cell office:value-type="string" calcext:value-type="string">
            <text:p>2016 Acura MDX 2-wheel drive 4-door Wagon</text:p>
          </table:table-cell>
          <table:table-cell office:value-type="currency" office:currency="USD" office:value="43785" calcext:value-type="currency">
            <text:p>$43,785.0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4" calcext:value-type="percentage">
            <text:p>44.00%</text:p>
          </table:table-cell>
        </table:table-row>
        <table:table-row table:style-name="ro1">
          <table:table-cell office:value-type="string" calcext:value-type="string">
            <text:p>2016 Audi TT 2-wheel drive Coupe 2.0T Quattro</text:p>
          </table:table-cell>
          <table:table-cell office:value-type="currency" office:currency="USD" office:value="43825" calcext:value-type="currency">
            <text:p>$43,825.0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4" calcext:value-type="percentage">
            <text:p>44.00%</text:p>
          </table:table-cell>
        </table:table-row>
        <table:table-row table:style-name="ro1" table:visibility="filter">
          <table:table-cell office:value-type="string" calcext:value-type="string">
            <text:p>2016 Honda ODYSSEY 4-door Wagon Touring</text:p>
          </table:table-cell>
          <table:table-cell office:value-type="currency" office:currency="USD" office:value="43828" calcext:value-type="currency">
            <text:p>$43,828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string" calcext:value-type="string">
            <text:p>2016 Toyota TUNDRA 4-wheel drive Double Cab TRD Pro 5.7L V8</text:p>
          </table:table-cell>
          <table:table-cell office:value-type="currency" office:currency="USD" office:value="43882" calcext:value-type="currency">
            <text:p>$43,882.0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1" calcext:value-type="percentage">
            <text:p>41.00%</text:p>
          </table:table-cell>
        </table:table-row>
        <table:table-row table:style-name="ro1" table:visibility="filter">
          <table:table-cell office:value-type="string" calcext:value-type="string">
            <text:p>2016 Audi ALLROAD 4-wheel drive Wagon Premium</text:p>
          </table:table-cell>
          <table:table-cell office:value-type="currency" office:currency="USD" office:value="44125" calcext:value-type="currency">
            <text:p>$44,125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>
          <table:table-cell office:value-type="string" calcext:value-type="string">
            <text:p>2016 Toyota HIGHLANDER 2-wheel drive 4-door Wagon Platinum</text:p>
          </table:table-cell>
          <table:table-cell office:value-type="currency" office:currency="USD" office:value="44334" calcext:value-type="currency">
            <text:p>$44,334.00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 table:visibility="filter">
          <table:table-cell office:value-type="string" calcext:value-type="string">
            <text:p>2016 Acura RDX 4-door Wagon Advance all-wheel drive</text:p>
          </table:table-cell>
          <table:table-cell office:value-type="currency" office:currency="USD" office:value="44340" calcext:value-type="currency">
            <text:p>$44,340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 table:visibility="filter">
          <table:table-cell office:value-type="string" calcext:value-type="string">
            <text:p>2016 Acura TLX 4-door Sedan V6 Advance</text:p>
          </table:table-cell>
          <table:table-cell office:value-type="currency" office:currency="USD" office:value="44399" calcext:value-type="currency">
            <text:p>$44,399.00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4" calcext:value-type="percentage">
            <text:p>34.00%</text:p>
          </table:table-cell>
        </table:table-row>
        <table:table-row table:style-name="ro1">
          <table:table-cell office:value-type="string" calcext:value-type="string">
            <text:p>2016 Toyota SIENNA all-wheel drive 4-door Wagon Limited</text:p>
          </table:table-cell>
          <table:table-cell office:value-type="currency" office:currency="USD" office:value="44599" calcext:value-type="currency">
            <text:p>$44,599.00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 table:visibility="filter">
          <table:table-cell office:value-type="string" calcext:value-type="string">
            <text:p>2016 BMW X3 SERIES 4-wheel drive Wagon sDrive28i</text:p>
          </table:table-cell>
          <table:table-cell office:value-type="currency" office:currency="USD" office:value="44750" calcext:value-type="currency">
            <text:p>$44,750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 table:visibility="filter">
          <table:table-cell office:value-type="string" calcext:value-type="string">
            <text:p>2016 Audi A3 4-wheel drive Sedan 2.0T Quattro Prestige</text:p>
          </table:table-cell>
          <table:table-cell office:value-type="currency" office:currency="USD" office:value="44775" calcext:value-type="currency">
            <text:p>$44,775.00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 table:visibility="filter">
          <table:table-cell office:value-type="string" calcext:value-type="string">
            <text:p>2016 Buick ENCLAVE 2-wheel drive 4-door Wagon Leather</text:p>
          </table:table-cell>
          <table:table-cell office:value-type="currency" office:currency="USD" office:value="45277" calcext:value-type="currency">
            <text:p>$45,277.00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29" calcext:value-type="percentage">
            <text:p>29.00%</text:p>
          </table:table-cell>
        </table:table-row>
        <table:table-row table:style-name="ro1">
          <table:table-cell office:value-type="string" calcext:value-type="string">
            <text:p>2016 Acura MDX 2-wheel drive 4-door Wagon w/AcuraWatch Plus</text:p>
          </table:table-cell>
          <table:table-cell office:value-type="currency" office:currency="USD" office:value="45285" calcext:value-type="currency">
            <text:p>$45,285.00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>
          <table:table-cell office:value-type="string" calcext:value-type="string">
            <text:p>2016 Toyota 4RUNNER 4-wheel drive 4-door Wagon Limited V6</text:p>
          </table:table-cell>
          <table:table-cell office:value-type="currency" office:currency="USD" office:value="45395" calcext:value-type="currency">
            <text:p>$45,395.00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9" calcext:value-type="percentage">
            <text:p>49.00%</text:p>
          </table:table-cell>
        </table:table-row>
        <table:table-row table:style-name="ro1" table:visibility="filter">
          <table:table-cell office:value-type="string" calcext:value-type="string">
            <text:p>2016 BMW 2 SERIES 2-wheel drive Convertible 228i xDrive</text:p>
          </table:table-cell>
          <table:table-cell office:value-type="currency" office:currency="USD" office:value="45554" calcext:value-type="currency">
            <text:p>$45,554.00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 table:visibility="filter">
          <table:table-cell office:value-type="string" calcext:value-type="string">
            <text:p>2016 Buick LACROSSE 4-door Sedan Premium 2</text:p>
          </table:table-cell>
          <table:table-cell office:value-type="currency" office:currency="USD" office:value="45666" calcext:value-type="currency">
            <text:p>$45,666.00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26" calcext:value-type="percentage">
            <text:p>26.00%</text:p>
          </table:table-cell>
        </table:table-row>
        <table:table-row table:style-name="ro1" table:visibility="filter">
          <table:table-cell office:value-type="string" calcext:value-type="string">
            <text:p>2016 Audi A4 4-wheel drive Sedan 2.0T Prestige AT</text:p>
          </table:table-cell>
          <table:table-cell office:value-type="currency" office:currency="USD" office:value="45730" calcext:value-type="currency">
            <text:p>$45,730.00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28" calcext:value-type="percentage">
            <text:p>28.00%</text:p>
          </table:table-cell>
        </table:table-row>
        <table:table-row table:style-name="ro1">
          <table:table-cell office:value-type="string" calcext:value-type="string">
            <text:p>2016 Acura MDX 4-wheel drive 4-door Wagon</text:p>
          </table:table-cell>
          <table:table-cell office:value-type="currency" office:currency="USD" office:value="45785" calcext:value-type="currency">
            <text:p>$45,785.00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5" calcext:value-type="percentage">
            <text:p>45.00%</text:p>
          </table:table-cell>
        </table:table-row>
        <table:table-row table:style-name="ro1">
          <table:table-cell office:value-type="string" calcext:value-type="string">
            <text:p>2016 Toyota HIGHLANDER 4-wheel drive 4-door Wagon Platinum</text:p>
          </table:table-cell>
          <table:table-cell table:style-name="Default" office:value-type="float" office:value="45823" calcext:value-type="float">
            <text:p>45823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4" calcext:value-type="percentage">
            <text:p>44.00%</text:p>
          </table:table-cell>
        </table:table-row>
        <table:table-row table:style-name="ro1" table:visibility="filter">
          <table:table-cell office:value-type="string" calcext:value-type="string">
            <text:p>2016 BMW i3 5-door Hatchback</text:p>
          </table:table-cell>
          <table:table-cell office:value-type="currency" office:currency="USD" office:value="46437" calcext:value-type="currency">
            <text:p>$46,437.00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 table:visibility="filter">
          <table:table-cell office:value-type="string" calcext:value-type="string">
            <text:p>2016 Honda ODYSSEY 4-door Wagon Touring Elite</text:p>
          </table:table-cell>
          <table:table-cell office:value-type="currency" office:currency="USD" office:value="46453" calcext:value-type="currency">
            <text:p>$46,453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>
          <table:table-cell office:value-type="string" calcext:value-type="string">
            <text:p>2016 Toyota TUNDRA 4-wheel drive CrewMax Limited 5.7L</text:p>
          </table:table-cell>
          <table:table-cell office:value-type="currency" office:currency="USD" office:value="46578" calcext:value-type="currency">
            <text:p>$46,578.0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string" calcext:value-type="string">
            <text:p>2016 Toyota TUNDRA 4-wheel drive CrewMax TRD Pro 5.7L V8</text:p>
          </table:table-cell>
          <table:table-cell office:value-type="currency" office:currency="USD" office:value="46583" calcext:value-type="currency">
            <text:p>$46,583.00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4" calcext:value-type="percentage">
            <text:p>44.00%</text:p>
          </table:table-cell>
        </table:table-row>
        <table:table-row table:style-name="ro1">
          <table:table-cell office:value-type="string" calcext:value-type="string">
            <text:p>2016 Audi S3 4-wheel drive Sedan 2.0T Quattro Premium Plus</text:p>
          </table:table-cell>
          <table:table-cell office:value-type="currency" office:currency="USD" office:value="46600" calcext:value-type="currency">
            <text:p>$46,600.00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 table:visibility="filter">
          <table:table-cell office:value-type="string" calcext:value-type="string">
            <text:p>2016 Audi A5 2-wheel drive Coupe 2.0T Premium Plus MT</text:p>
          </table:table-cell>
          <table:table-cell office:value-type="currency" office:currency="USD" office:value="46625" calcext:value-type="currency">
            <text:p>$46,625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 table:visibility="filter">
          <table:table-cell office:value-type="string" calcext:value-type="string">
            <text:p>2016 Acura TLX 4-door Sedan V6 all-wheel drive Advance</text:p>
          </table:table-cell>
          <table:table-cell office:value-type="currency" office:currency="USD" office:value="46643" calcext:value-type="currency">
            <text:p>$46,643.00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 table:visibility="filter">
          <table:table-cell office:value-type="string" calcext:value-type="string">
            <text:p>2016 Audi A4 4-wheel drive Sedan 2.0T Quattro Prestige MT</text:p>
          </table:table-cell>
          <table:table-cell office:value-type="currency" office:currency="USD" office:value="46648" calcext:value-type="currency">
            <text:p>$46,648.00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29" calcext:value-type="percentage">
            <text:p>29.00%</text:p>
          </table:table-cell>
        </table:table-row>
        <table:table-row table:style-name="ro1" table:visibility="filter">
          <table:table-cell office:value-type="string" calcext:value-type="string">
            <text:p>2016 BMW 4 SERIES 2-wheel drive Coupe 428i</text:p>
          </table:table-cell>
          <table:table-cell office:value-type="currency" office:currency="USD" office:value="46827" calcext:value-type="currency">
            <text:p>$46,827.00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4" calcext:value-type="percentage">
            <text:p>34.00%</text:p>
          </table:table-cell>
        </table:table-row>
        <table:table-row table:style-name="ro1" table:visibility="filter">
          <table:table-cell office:value-type="string" calcext:value-type="string">
            <text:p>2016 Toyota SIENNA 2-wheel drive 4-door Wagon Limited Premium</text:p>
          </table:table-cell>
          <table:table-cell office:value-type="currency" office:currency="USD" office:value="46887" calcext:value-type="currency">
            <text:p>$46,887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4" calcext:value-type="percentage">
            <text:p>34.00%</text:p>
          </table:table-cell>
        </table:table-row>
        <table:table-row table:style-name="ro1" table:visibility="filter">
          <table:table-cell office:value-type="string" calcext:value-type="string">
            <text:p>2016 Audi A3 2-wheel drive Convertible 1.8T Prestige</text:p>
          </table:table-cell>
          <table:table-cell office:value-type="currency" office:currency="USD" office:value="47175" calcext:value-type="currency">
            <text:p>$47,175.00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 table:visibility="filter">
          <table:table-cell office:value-type="string" calcext:value-type="string">
            <text:p>2016 Toyota SEQUOIA 2-wheel drive 4-door Wagon 5.7L SR5</text:p>
          </table:table-cell>
          <table:table-cell office:value-type="currency" office:currency="USD" office:value="47276" calcext:value-type="currency">
            <text:p>$47,276.00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>
          <table:table-cell office:value-type="string" calcext:value-type="string">
            <text:p>2016 Acura MDX 4-wheel drive 4-door Wagon w/AcuraWatch Plus</text:p>
          </table:table-cell>
          <table:table-cell office:value-type="currency" office:currency="USD" office:value="47285" calcext:value-type="currency">
            <text:p>$47,285.00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>
          <table:table-cell office:value-type="string" calcext:value-type="string">
            <text:p>2016 Audi TT 2-wheel drive Convertible 2.0T Quattro</text:p>
          </table:table-cell>
          <table:table-cell office:value-type="currency" office:currency="USD" office:value="47325" calcext:value-type="currency">
            <text:p>$47,325.00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2" calcext:value-type="percentage">
            <text:p>42.00%</text:p>
          </table:table-cell>
        </table:table-row>
        <table:table-row table:style-name="ro1">
          <table:table-cell office:value-type="string" calcext:value-type="string">
            <text:p>2016 Toyota TUNDRA 2-wheel drive CrewMax Platinum 5.7L</text:p>
          </table:table-cell>
          <table:table-cell office:value-type="currency" office:currency="USD" office:value="47539" calcext:value-type="currency">
            <text:p>$47,539.00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4" calcext:value-type="percentage">
            <text:p>44.00%</text:p>
          </table:table-cell>
        </table:table-row>
        <table:table-row table:style-name="ro1">
          <table:table-cell office:value-type="string" calcext:value-type="string">
            <text:p>2016 Toyota TUNDRA 2-wheel drive CrewMax 1794 5.7L</text:p>
          </table:table-cell>
          <table:table-cell office:value-type="currency" office:currency="USD" office:value="47539" calcext:value-type="currency">
            <text:p>$47,539.00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4" calcext:value-type="percentage">
            <text:p>44.00%</text:p>
          </table:table-cell>
        </table:table-row>
        <table:table-row table:style-name="ro1">
          <table:table-cell office:value-type="string" calcext:value-type="string">
            <text:p>2016 Audi Q5 4-wheel drive Wagon 2.0T Premium Plus</text:p>
          </table:table-cell>
          <table:table-cell office:value-type="currency" office:currency="USD" office:value="47575" calcext:value-type="currency">
            <text:p>$47,575.00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1" calcext:value-type="percentage">
            <text:p>41.00%</text:p>
          </table:table-cell>
        </table:table-row>
        <table:table-row table:style-name="ro1" table:visibility="filter">
          <table:table-cell office:value-type="string" calcext:value-type="string">
            <text:p>2016 Audi A5 2-wheel drive Coupe 2.0T Premium Plus AT</text:p>
          </table:table-cell>
          <table:table-cell office:value-type="currency" office:currency="USD" office:value="47625" calcext:value-type="currency">
            <text:p>$47,625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 table:visibility="filter">
          <table:table-cell office:value-type="string" calcext:value-type="string">
            <text:p>2016 Audi A4 4-wheel drive Sedan 2.0T Quattro Prestige AT</text:p>
          </table:table-cell>
          <table:table-cell office:value-type="currency" office:currency="USD" office:value="47872" calcext:value-type="currency">
            <text:p>$47,872.00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 table:visibility="filter">
          <table:table-cell office:value-type="string" calcext:value-type="string">
            <text:p>2016 Buick LACROSSE 4-door Sedan Premium 1 all-wheel drive</text:p>
          </table:table-cell>
          <table:table-cell office:value-type="currency" office:currency="USD" office:value="47985" calcext:value-type="currency">
            <text:p>$47,985.00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 table:visibility="filter">
          <table:table-cell office:value-type="string" calcext:value-type="string">
            <text:p>2016 Toyota SIENNA all-wheel drive 4-door Wagon Limited Premium</text:p>
          </table:table-cell>
          <table:table-cell office:value-type="currency" office:currency="USD" office:value="48041" calcext:value-type="currency">
            <text:p>$48,041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string" calcext:value-type="string">
            <text:p>2016 Acura MDX 2-wheel drive 4-door Wagon Tech</text:p>
          </table:table-cell>
          <table:table-cell office:value-type="currency" office:currency="USD" office:value="48210" calcext:value-type="currency">
            <text:p>$48,210.00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 table:visibility="filter">
          <table:table-cell office:value-type="string" calcext:value-type="string">
            <text:p>2016 BMW 4 SERIES GRAN Coupe 4-wheel drive Sedan 428i</text:p>
          </table:table-cell>
          <table:table-cell office:value-type="currency" office:currency="USD" office:value="48561" calcext:value-type="currency">
            <text:p>$48,561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 table:visibility="filter">
          <table:table-cell office:value-type="string" calcext:value-type="string">
            <text:p>2016 BMW X3 SERIES 4-wheel drive Wagon xDrive28d</text:p>
          </table:table-cell>
          <table:table-cell office:value-type="currency" office:currency="USD" office:value="48700" calcext:value-type="currency">
            <text:p>$48,700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 table:visibility="filter">
          <table:table-cell office:value-type="string" calcext:value-type="string">
            <text:p>2016 Buick ENCLAVE all-wheel drive 4-door Wagon Leather</text:p>
          </table:table-cell>
          <table:table-cell office:value-type="currency" office:currency="USD" office:value="48745" calcext:value-type="currency">
            <text:p>$48,745.00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29" calcext:value-type="percentage">
            <text:p>29.00%</text:p>
          </table:table-cell>
        </table:table-row>
        <table:table-row table:style-name="ro1" table:visibility="filter">
          <table:table-cell office:value-type="string" calcext:value-type="string">
            <text:p>2016 Audi ALLROAD 4-wheel drive Wagon Premium Plus</text:p>
          </table:table-cell>
          <table:table-cell office:value-type="currency" office:currency="USD" office:value="49125" calcext:value-type="currency">
            <text:p>$49,125.00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 table:visibility="filter">
          <table:table-cell office:value-type="string" calcext:value-type="string">
            <text:p>2016 Audi A5 2-wheel drive Convertible 2.0T Premium</text:p>
          </table:table-cell>
          <table:table-cell office:value-type="currency" office:currency="USD" office:value="49325" calcext:value-type="currency">
            <text:p>$49,325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string" calcext:value-type="string">
            <text:p>2016 Acura MDX 2-wheel drive 4-door Wagon Tech w/AcuraWatch Plus</text:p>
          </table:table-cell>
          <table:table-cell office:value-type="currency" office:currency="USD" office:value="49410" calcext:value-type="currency">
            <text:p>$49,410.00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2" calcext:value-type="percentage">
            <text:p>42.00%</text:p>
          </table:table-cell>
        </table:table-row>
        <table:table-row table:style-name="ro1">
          <table:table-cell office:value-type="string" calcext:value-type="string">
            <text:p>2016 Toyota HIGHLANDER HYBRID 4-door Wagon Limited</text:p>
          </table:table-cell>
          <table:table-cell office:value-type="currency" office:currency="USD" office:value="49607" calcext:value-type="currency">
            <text:p>$49,607.0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 table:visibility="filter">
          <table:table-cell office:value-type="string" calcext:value-type="string">
            <text:p>2016 Audi A3 2-wheel drive Convertible Quattro 2.0T Prestige</text:p>
          </table:table-cell>
          <table:table-cell office:value-type="currency" office:currency="USD" office:value="50175" calcext:value-type="currency">
            <text:p>$50,175.00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>
          <table:table-cell office:value-type="string" calcext:value-type="string">
            <text:p>2016 Acura MDX 4-wheel drive 4-door Wagon Tech</text:p>
          </table:table-cell>
          <table:table-cell office:value-type="currency" office:currency="USD" office:value="50210" calcext:value-type="currency">
            <text:p>$50,210.00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4" calcext:value-type="percentage">
            <text:p>44.00%</text:p>
          </table:table-cell>
        </table:table-row>
        <table:table-row table:style-name="ro1">
          <table:table-cell office:value-type="string" calcext:value-type="string">
            <text:p>2016 Acura MDX 2-wheel drive 4-door Wagon Tech w/RES</text:p>
          </table:table-cell>
          <table:table-cell office:value-type="currency" office:currency="USD" office:value="50210" calcext:value-type="currency">
            <text:p>$50,210.00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2" calcext:value-type="percentage">
            <text:p>42.00%</text:p>
          </table:table-cell>
        </table:table-row>
        <table:table-row table:style-name="ro1" table:visibility="filter">
          <table:table-cell office:value-type="string" calcext:value-type="string">
            <text:p>2016 Audi A5 2-wheel drive Coupe 2.0T Prestige MT</text:p>
          </table:table-cell>
          <table:table-cell office:value-type="currency" office:currency="USD" office:value="50321" calcext:value-type="currency">
            <text:p>$50,321.00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 table:visibility="filter">
          <table:table-cell office:value-type="string" calcext:value-type="string">
            <text:p>2016 BMW i3 5-door Hatchback w/Range Extended</text:p>
          </table:table-cell>
          <table:table-cell office:value-type="currency" office:currency="USD" office:value="50423" calcext:value-type="currency">
            <text:p>$50,423.00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 table:visibility="filter">
          <table:table-cell office:value-type="string" calcext:value-type="string">
            <text:p>2016 Toyota SEQUOIA 4-wheel drive 4-door Wagon 5.7L SR5</text:p>
          </table:table-cell>
          <table:table-cell office:value-type="currency" office:currency="USD" office:value="50589" calcext:value-type="currency">
            <text:p>$50,589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string" calcext:value-type="string">
            <text:p>2016 Toyota TUNDRA 4-wheel drive CrewMax Platinum 5.7L</text:p>
          </table:table-cell>
          <table:table-cell office:value-type="currency" office:currency="USD" office:value="50689" calcext:value-type="currency">
            <text:p>$50,689.00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47" calcext:value-type="percentage">
            <text:p>47.00%</text:p>
          </table:table-cell>
        </table:table-row>
        <table:table-row table:style-name="ro1" table:visibility="filter">
          <table:table-cell office:value-type="string" calcext:value-type="string">
            <text:p>2016 Audi A6 4-wheel drive Sedan 2.0T Premium</text:p>
          </table:table-cell>
          <table:table-cell office:value-type="currency" office:currency="USD" office:value="50725" calcext:value-type="currency">
            <text:p>$50,725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>
          <table:table-cell office:value-type="string" calcext:value-type="string">
            <text:p>2016 Audi Q5 4-wheel drive Wagon 3.0T Premium Plus</text:p>
          </table:table-cell>
          <table:table-cell office:value-type="currency" office:currency="USD" office:value="50825" calcext:value-type="currency">
            <text:p>$50,825.00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 table:visibility="filter">
          <table:table-cell office:value-type="string" calcext:value-type="string">
            <text:p>2016 BMW 4 SERIES GRAN Coupe 4-wheel drive Sedan 428i xDrive</text:p>
          </table:table-cell>
          <table:table-cell office:value-type="currency" office:currency="USD" office:value="51061" calcext:value-type="currency">
            <text:p>$51,061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string" calcext:value-type="string">
            <text:p>2016 BMW X4 SERIES 4-wheel drive Wagon xDrive28i</text:p>
          </table:table-cell>
          <table:table-cell office:value-type="currency" office:currency="USD" office:value="51250" calcext:value-type="currency">
            <text:p>$51,250.0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 table:visibility="filter">
          <table:table-cell office:value-type="string" calcext:value-type="string">
            <text:p>2016 BMW 4 SERIES 2-wheel drive Coupe 428i xDrive</text:p>
          </table:table-cell>
          <table:table-cell office:value-type="currency" office:currency="USD" office:value="51265" calcext:value-type="currency">
            <text:p>$51,265.00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2" calcext:value-type="percentage">
            <text:p>32.00%</text:p>
          </table:table-cell>
        </table:table-row>
        <table:table-row table:style-name="ro1">
          <table:table-cell office:value-type="string" calcext:value-type="string">
            <text:p>2016 Acura MDX 4-wheel drive 4-door Wagon Tech w/AcuraWatch Plus</text:p>
          </table:table-cell>
          <table:table-cell office:value-type="currency" office:currency="USD" office:value="51410" calcext:value-type="currency">
            <text:p>$51,410.00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2" calcext:value-type="percentage">
            <text:p>42.00%</text:p>
          </table:table-cell>
        </table:table-row>
        <table:table-row table:style-name="ro1">
          <table:table-cell office:value-type="string" calcext:value-type="string">
            <text:p>2016 Acura MDX 2-wheel drive 4-door Wagon Tech w/RES/AcuraWatch Plus</text:p>
          </table:table-cell>
          <table:table-cell office:value-type="currency" office:currency="USD" office:value="51410" calcext:value-type="currency">
            <text:p>$51,410.00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1" calcext:value-type="percentage">
            <text:p>41.00%</text:p>
          </table:table-cell>
        </table:table-row>
        <table:table-row table:style-name="ro1" table:visibility="filter">
          <table:table-cell office:value-type="string" calcext:value-type="string">
            <text:p>2016 Audi A5 2-wheel drive Coupe 2.0T Prestige AT</text:p>
          </table:table-cell>
          <table:table-cell office:value-type="currency" office:currency="USD" office:value="51545" calcext:value-type="currency">
            <text:p>$51,545.00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4" calcext:value-type="percentage">
            <text:p>34.00%</text:p>
          </table:table-cell>
        </table:table-row>
        <table:table-row table:style-name="ro1" table:visibility="filter">
          <table:table-cell office:value-type="string" calcext:value-type="string">
            <text:p>2016 Buick ENCLAVE 2-wheel drive 4-door Wagon Premium</text:p>
          </table:table-cell>
          <table:table-cell office:value-type="currency" office:currency="USD" office:value="51596" calcext:value-type="currency">
            <text:p>$51,596.00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28" calcext:value-type="percentage">
            <text:p>28.00%</text:p>
          </table:table-cell>
        </table:table-row>
        <table:table-row table:style-name="ro1" table:visibility="filter">
          <table:table-cell office:value-type="string" calcext:value-type="string">
            <text:p>2016 Audi ALLROAD 4-wheel drive Wagon Prestige</text:p>
          </table:table-cell>
          <table:table-cell office:value-type="currency" office:currency="USD" office:value="51749" calcext:value-type="currency">
            <text:p>$51,749.00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 table:visibility="filter">
          <table:table-cell office:value-type="string" calcext:value-type="string">
            <text:p>2016 Toyota HIGHLANDER HYBRID 4-door Wagon Platinum</text:p>
          </table:table-cell>
          <table:table-cell office:value-type="currency" office:currency="USD" office:value="52147" calcext:value-type="currency">
            <text:p>$52,147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2" calcext:value-type="percentage">
            <text:p>42.00%</text:p>
          </table:table-cell>
        </table:table-row>
        <table:table-row table:style-name="ro1" table:visibility="filter">
          <table:table-cell office:value-type="string" calcext:value-type="string">
            <text:p>2016 Audi A6 4-wheel drive Sedan 2.0T Premium Plus</text:p>
          </table:table-cell>
          <table:table-cell office:value-type="currency" office:currency="USD" office:value="52175" calcext:value-type="currency">
            <text:p>$52,175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>
          <table:table-cell office:value-type="string" calcext:value-type="string">
            <text:p>2016 Acura MDX 4-wheel drive 4-door Wagon Tech w/RES</text:p>
          </table:table-cell>
          <table:table-cell office:value-type="currency" office:currency="USD" office:value="52210" calcext:value-type="currency">
            <text:p>$52,210.00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 table:visibility="filter">
          <table:table-cell office:value-type="string" calcext:value-type="string">
            <text:p>2016 BMW 2 SERIES 2-wheel drive Coupe M235i</text:p>
          </table:table-cell>
          <table:table-cell office:value-type="currency" office:currency="USD" office:value="52499" calcext:value-type="currency">
            <text:p>$52,499.00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>
          <table:table-cell office:value-type="string" calcext:value-type="string">
            <text:p>2016 Audi TTS 2-wheel drive Coupe 2.0T Quattro</text:p>
          </table:table-cell>
          <table:table-cell office:value-type="currency" office:currency="USD" office:value="52825" calcext:value-type="currency">
            <text:p>$52,825.00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4" calcext:value-type="percentage">
            <text:p>44.00%</text:p>
          </table:table-cell>
        </table:table-row>
        <table:table-row table:style-name="ro1">
          <table:table-cell office:value-type="string" calcext:value-type="string">
            <text:p>2016 Audi Q5 4-wheel drive Wagon 3.0L TDI Premium Plus</text:p>
          </table:table-cell>
          <table:table-cell office:value-type="currency" office:currency="USD" office:value="52925" calcext:value-type="currency">
            <text:p>$52,925.00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46" calcext:value-type="percentage">
            <text:p>46.00%</text:p>
          </table:table-cell>
        </table:table-row>
        <table:table-row table:style-name="ro1" table:visibility="filter">
          <table:table-cell office:value-type="string" calcext:value-type="string">
            <text:p>2016 Audi A6 4-wheel drive Sedan 2.0L Quattro Premium</text:p>
          </table:table-cell>
          <table:table-cell office:value-type="currency" office:currency="USD" office:value="52925" calcext:value-type="currency">
            <text:p>$52,925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>
          <table:table-cell office:value-type="string" calcext:value-type="string">
            <text:p>2016 Acura MDX 4-wheel drive 4-door Wagon Tech w/RES/AcuraWatch Plus</text:p>
          </table:table-cell>
          <table:table-cell office:value-type="currency" office:currency="USD" office:value="53410" calcext:value-type="currency">
            <text:p>$53,410.00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2" calcext:value-type="percentage">
            <text:p>42.00%</text:p>
          </table:table-cell>
        </table:table-row>
        <table:table-row table:style-name="ro1" table:visibility="filter">
          <table:table-cell office:value-type="string" calcext:value-type="string">
            <text:p>2016 Audi Q5 4-wheel drive Wagon 2.0T Prestige Hybrid</text:p>
          </table:table-cell>
          <table:table-cell office:value-type="currency" office:currency="USD" office:value="53425" calcext:value-type="currency">
            <text:p>$53,425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>
          <table:table-cell office:value-type="string" calcext:value-type="string">
            <text:p>2016 Audi S4 4-wheel drive Sedan Premium Plus MT</text:p>
          </table:table-cell>
          <table:table-cell office:value-type="currency" office:currency="USD" office:value="53525" calcext:value-type="currency">
            <text:p>$53,525.00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1" calcext:value-type="percentage">
            <text:p>41.00%</text:p>
          </table:table-cell>
        </table:table-row>
        <table:table-row table:style-name="ro1" table:visibility="filter">
          <table:table-cell office:value-type="string" calcext:value-type="string">
            <text:p>2016 Buick ENCLAVE all-wheel drive 4-door Wagon Premium</text:p>
          </table:table-cell>
          <table:table-cell office:value-type="currency" office:currency="USD" office:value="53636" calcext:value-type="currency">
            <text:p>$53,636.00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28" calcext:value-type="percentage">
            <text:p>28.00%</text:p>
          </table:table-cell>
        </table:table-row>
        <table:table-row table:style-name="ro1" table:visibility="filter">
          <table:table-cell office:value-type="string" calcext:value-type="string">
            <text:p>2016 Acura MDX 2-wheel drive 4-door Wagon Advance</text:p>
          </table:table-cell>
          <table:table-cell office:value-type="currency" office:currency="USD" office:value="54000" calcext:value-type="currency">
            <text:p>$54,000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 table:visibility="filter">
          <table:table-cell office:value-type="string" calcext:value-type="string">
            <text:p>2016 Audi A5 2-wheel drive Convertible 2.0T Premium Plus</text:p>
          </table:table-cell>
          <table:table-cell office:value-type="currency" office:currency="USD" office:value="54025" calcext:value-type="currency">
            <text:p>$54,025.00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 table:visibility="filter">
          <table:table-cell office:value-type="string" calcext:value-type="string">
            <text:p>2016 Audi A6 4-wheel drive Sedan 2.0L Quattro Premium Plus</text:p>
          </table:table-cell>
          <table:table-cell office:value-type="currency" office:currency="USD" office:value="54375" calcext:value-type="currency">
            <text:p>$54,375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 table:visibility="filter">
          <table:table-cell office:value-type="string" calcext:value-type="string">
            <text:p>2016 Audi Q5 4-wheel drive Wagon 3.0T Prestige</text:p>
          </table:table-cell>
          <table:table-cell office:value-type="currency" office:currency="USD" office:value="54425" calcext:value-type="currency">
            <text:p>$54,425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 table:visibility="filter">
          <table:table-cell office:value-type="string" calcext:value-type="string">
            <text:p>2016 BMW 4 SERIES 2-wheel drive Convertible 428i</text:p>
          </table:table-cell>
          <table:table-cell office:value-type="currency" office:currency="USD" office:value="54478" calcext:value-type="currency">
            <text:p>$54,478.00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4" calcext:value-type="percentage">
            <text:p>34.00%</text:p>
          </table:table-cell>
        </table:table-row>
        <table:table-row table:style-name="ro1">
          <table:table-cell office:value-type="string" calcext:value-type="string">
            <text:p>2016 Audi S4 4-wheel drive Sedan Premium Plus</text:p>
          </table:table-cell>
          <table:table-cell office:value-type="currency" office:currency="USD" office:value="54525" calcext:value-type="currency">
            <text:p>$54,525.00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1" calcext:value-type="percentage">
            <text:p>41.00%</text:p>
          </table:table-cell>
        </table:table-row>
        <table:table-row table:style-name="ro1" table:visibility="filter">
          <table:table-cell office:value-type="string" calcext:value-type="string">
            <text:p>2016 BMW X3 SERIES 4-wheel drive Wagon xDrive35i</text:p>
          </table:table-cell>
          <table:table-cell office:value-type="currency" office:currency="USD" office:value="54700" calcext:value-type="currency">
            <text:p>$54,700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 table:visibility="filter">
          <table:table-cell office:value-type="string" calcext:value-type="string">
            <text:p>2016 Acura RLX 4-door Sedan Tech</text:p>
          </table:table-cell>
          <table:table-cell office:value-type="currency" office:currency="USD" office:value="55370" calcext:value-type="currency">
            <text:p>$55,370.00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 table:visibility="filter">
          <table:table-cell office:value-type="string" calcext:value-type="string">
            <text:p>2016 BMW 2 SERIES 2-wheel drive Convertible M235i</text:p>
          </table:table-cell>
          <table:table-cell office:value-type="currency" office:currency="USD" office:value="55538" calcext:value-type="currency">
            <text:p>$55,538.00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 table:visibility="filter">
          <table:table-cell office:value-type="string" calcext:value-type="string">
            <text:p>2016 Acura MDX 2-wheel drive 4-door Wagon Advance w/RES</text:p>
          </table:table-cell>
          <table:table-cell office:value-type="currency" office:currency="USD" office:value="56000" calcext:value-type="currency">
            <text:p>$56,000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 table:visibility="filter">
          <table:table-cell office:value-type="string" calcext:value-type="string">
            <text:p>2016 Acura MDX 4-wheel drive 4-door Wagon Advance</text:p>
          </table:table-cell>
          <table:table-cell office:value-type="currency" office:currency="USD" office:value="56000" calcext:value-type="currency">
            <text:p>$56,000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>
          <table:table-cell office:value-type="string" calcext:value-type="string">
            <text:p>2016 Audi Q5 4-wheel drive Wagon 3.0L TDI Prestige</text:p>
          </table:table-cell>
          <table:table-cell office:value-type="currency" office:currency="USD" office:value="56525" calcext:value-type="currency">
            <text:p>$56,525.00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2" calcext:value-type="percentage">
            <text:p>42.00%</text:p>
          </table:table-cell>
        </table:table-row>
        <table:table-row table:style-name="ro1" table:visibility="filter">
          <table:table-cell office:value-type="string" calcext:value-type="string">
            <text:p>2016 Toyota SEQUOIA 2-wheel drive 4-door Wagon 5.7L Limited</text:p>
          </table:table-cell>
          <table:table-cell office:value-type="currency" office:currency="USD" office:value="56538" calcext:value-type="currency">
            <text:p>$56,538.00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4" calcext:value-type="percentage">
            <text:p>34.00%</text:p>
          </table:table-cell>
        </table:table-row>
        <table:table-row table:style-name="ro1" table:visibility="filter">
          <table:table-cell office:value-type="string" calcext:value-type="string">
            <text:p>2016 BMW Z4 SERIES 2-wheel drive Convertible sDrive28i</text:p>
          </table:table-cell>
          <table:table-cell office:value-type="currency" office:currency="USD" office:value="56750" calcext:value-type="currency">
            <text:p>$56,750.00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4" calcext:value-type="percentage">
            <text:p>34.00%</text:p>
          </table:table-cell>
        </table:table-row>
        <table:table-row table:style-name="ro1" table:visibility="filter">
          <table:table-cell office:value-type="string" calcext:value-type="string">
            <text:p>2016 BMW 5 SERIES 4-wheel drive Sedan 528i</text:p>
          </table:table-cell>
          <table:table-cell office:value-type="currency" office:currency="USD" office:value="56814" calcext:value-type="currency">
            <text:p>$56,814.00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2" calcext:value-type="percentage">
            <text:p>32.00%</text:p>
          </table:table-cell>
        </table:table-row>
        <table:table-row table:style-name="ro1" table:visibility="filter">
          <table:table-cell office:value-type="string" calcext:value-type="string">
            <text:p>2016 Audi S4 4-wheel drive Sedan Prestige MT</text:p>
          </table:table-cell>
          <table:table-cell office:value-type="currency" office:currency="USD" office:value="57925" calcext:value-type="currency">
            <text:p>$57,925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 table:visibility="filter">
          <table:table-cell office:value-type="string" calcext:value-type="string">
            <text:p>2016 Acura MDX 4-wheel drive 4-door Wagon Advance w/RES</text:p>
          </table:table-cell>
          <table:table-cell office:value-type="currency" office:currency="USD" office:value="58000" calcext:value-type="currency">
            <text:p>$58,000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string" calcext:value-type="string">
            <text:p>2016 Audi SQ5 4-wheel drive Wagon 3.0T Premium Plus</text:p>
          </table:table-cell>
          <table:table-cell office:value-type="currency" office:currency="USD" office:value="58125" calcext:value-type="currency">
            <text:p>$58,125.00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 table:visibility="filter">
          <table:table-cell office:value-type="string" calcext:value-type="string">
            <text:p>2016 Audi S5 2-wheel drive Coupe Premium Plus MT</text:p>
          </table:table-cell>
          <table:table-cell office:value-type="currency" office:currency="USD" office:value="58825" calcext:value-type="currency">
            <text:p>$58,825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 table:visibility="filter">
          <table:table-cell office:value-type="string" calcext:value-type="string">
            <text:p>2016 Audi S4 4-wheel drive Sedan Prestige AT</text:p>
          </table:table-cell>
          <table:table-cell office:value-type="currency" office:currency="USD" office:value="58925" calcext:value-type="currency">
            <text:p>$58,925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>
          <table:table-cell office:value-type="string" calcext:value-type="string">
            <text:p>2016 BMW X5 SERIES 4-wheel drive Wagon 35i</text:p>
          </table:table-cell>
          <table:table-cell office:value-type="currency" office:currency="USD" office:value="59109" calcext:value-type="currency">
            <text:p>$59,109.00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 table:visibility="filter">
          <table:table-cell office:value-type="string" calcext:value-type="string">
            <text:p>2016 BMW 4 SERIES GRAN Coupe 4-wheel drive Sedan 435i</text:p>
          </table:table-cell>
          <table:table-cell office:value-type="currency" office:currency="USD" office:value="59248" calcext:value-type="currency">
            <text:p>$59,248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 table:visibility="filter">
          <table:table-cell office:value-type="string" calcext:value-type="string">
            <text:p>2016 BMW X4 SERIES 4-wheel drive Wagon xDrive35i</text:p>
          </table:table-cell>
          <table:table-cell office:value-type="currency" office:currency="USD" office:value="59250" calcext:value-type="currency">
            <text:p>$59,250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 table:visibility="filter">
          <table:table-cell office:value-type="string" calcext:value-type="string">
            <text:p>2016 BMW 5 SERIES 4-wheel drive Sedan 528i xDrive</text:p>
          </table:table-cell>
          <table:table-cell office:value-type="currency" office:currency="USD" office:value="59619" calcext:value-type="currency">
            <text:p>$59,619.00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1" calcext:value-type="percentage">
            <text:p>31.00%</text:p>
          </table:table-cell>
        </table:table-row>
        <table:table-row table:style-name="ro1" table:visibility="filter">
          <table:table-cell office:value-type="string" calcext:value-type="string">
            <text:p>2016 Audi A6 4-wheel drive Sedan 3.0L Quattro Premium Plus</text:p>
          </table:table-cell>
          <table:table-cell office:value-type="currency" office:currency="USD" office:value="59675" calcext:value-type="currency">
            <text:p>$59,675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 table:visibility="filter">
          <table:table-cell office:value-type="string" calcext:value-type="string">
            <text:p>2016 BMW 4 SERIES 2-wheel drive Convertible 428i xDrive</text:p>
          </table:table-cell>
          <table:table-cell office:value-type="currency" office:currency="USD" office:value="59783" calcext:value-type="currency">
            <text:p>$59,783.00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>
          <table:table-cell office:value-type="string" calcext:value-type="string">
            <text:p>2016 Audi S5 2-wheel drive Coupe Premium Plus AT</text:p>
          </table:table-cell>
          <table:table-cell office:value-type="currency" office:currency="USD" office:value="59825" calcext:value-type="currency">
            <text:p>$59,825.0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 table:visibility="filter">
          <table:table-cell office:value-type="string" calcext:value-type="string">
            <text:p>2016 BMW 4 SERIES 2-wheel drive Coupe 435i</text:p>
          </table:table-cell>
          <table:table-cell office:value-type="currency" office:currency="USD" office:value="60523" calcext:value-type="currency">
            <text:p>$60,523.00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 table:visibility="filter">
          <table:table-cell office:value-type="string" calcext:value-type="string">
            <text:p>2016 Audi A5 2-wheel drive Convertible 2.0T Quattro Prestige</text:p>
          </table:table-cell>
          <table:table-cell office:value-type="currency" office:currency="USD" office:value="60625" calcext:value-type="currency">
            <text:p>$60,625.00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2" calcext:value-type="percentage">
            <text:p>32.00%</text:p>
          </table:table-cell>
        </table:table-row>
        <table:table-row table:style-name="ro1" table:visibility="filter">
          <table:table-cell office:value-type="string" calcext:value-type="string">
            <text:p>2016 Acura RLX 4-door Sedan Advance</text:p>
          </table:table-cell>
          <table:table-cell office:value-type="currency" office:currency="USD" office:value="61370" calcext:value-type="currency">
            <text:p>$61,370.00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28" calcext:value-type="percentage">
            <text:p>28.00%</text:p>
          </table:table-cell>
        </table:table-row>
        <table:table-row table:style-name="ro1" table:visibility="filter">
          <table:table-cell office:value-type="string" calcext:value-type="string">
            <text:p>2016 BMW 4 SERIES GRAN Coupe 4-wheel drive Sedan 435i xDrive</text:p>
          </table:table-cell>
          <table:table-cell office:value-type="currency" office:currency="USD" office:value="61747" calcext:value-type="currency">
            <text:p>$61,747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string" calcext:value-type="string">
            <text:p>2016 Audi A6 4-wheel drive Sedan 3.0L TDI Quattro Premium Plus</text:p>
          </table:table-cell>
          <table:table-cell office:value-type="currency" office:currency="USD" office:value="61775" calcext:value-type="currency">
            <text:p>$61,775.0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 table:visibility="filter">
          <table:table-cell office:value-type="string" calcext:value-type="string">
            <text:p>2016 Toyota SEQUOIA 4-wheel drive 4-door Wagon 5.7L Limited</text:p>
          </table:table-cell>
          <table:table-cell office:value-type="currency" office:currency="USD" office:value="61824" calcext:value-type="currency">
            <text:p>$61,824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string" calcext:value-type="string">
            <text:p>2016 BMW X5 SERIES 4-wheel drive Wagon xDrive35i</text:p>
          </table:table-cell>
          <table:table-cell office:value-type="currency" office:currency="USD" office:value="62016" calcext:value-type="currency">
            <text:p>$62,016.0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 table:visibility="filter">
          <table:table-cell office:value-type="string" calcext:value-type="string">
            <text:p>2016 Audi S5 2-wheel drive Coupe Prestige MT</text:p>
          </table:table-cell>
          <table:table-cell office:value-type="currency" office:currency="USD" office:value="62175" calcext:value-type="currency">
            <text:p>$62,175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>
          <table:table-cell office:value-type="string" calcext:value-type="string">
            <text:p>2016 Audi SQ5 4-wheel drive Wagon 3.0T Prestige</text:p>
          </table:table-cell>
          <table:table-cell office:value-type="currency" office:currency="USD" office:value="62225" calcext:value-type="currency">
            <text:p>$62,225.00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 table:visibility="filter">
          <table:table-cell office:value-type="string" calcext:value-type="string">
            <text:p>2016 BMW 4 SERIES 2-wheel drive Coupe 435i xDrive</text:p>
          </table:table-cell>
          <table:table-cell office:value-type="currency" office:currency="USD" office:value="62767" calcext:value-type="currency">
            <text:p>$62,767.00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2" calcext:value-type="percentage">
            <text:p>32.00%</text:p>
          </table:table-cell>
        </table:table-row>
        <table:table-row table:style-name="ro1" table:visibility="filter">
          <table:table-cell office:value-type="string" calcext:value-type="string">
            <text:p>2016 Audi S5 2-wheel drive Coupe Prestige AT</text:p>
          </table:table-cell>
          <table:table-cell office:value-type="currency" office:currency="USD" office:value="63175" calcext:value-type="currency">
            <text:p>$63,175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 table:visibility="filter">
          <table:table-cell office:value-type="string" calcext:value-type="string">
            <text:p>2016 BMW 5 SERIES 4-wheel drive Sedan 535d</text:p>
          </table:table-cell>
          <table:table-cell office:value-type="currency" office:currency="USD" office:value="63648" calcext:value-type="currency">
            <text:p>$63,648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 table:visibility="filter">
          <table:table-cell office:value-type="string" calcext:value-type="string">
            <text:p>2016 Toyota SEQUOIA 2-wheel drive 4-door Wagon 5.7L Platinum</text:p>
          </table:table-cell>
          <table:table-cell office:value-type="currency" office:currency="USD" office:value="63725" calcext:value-type="currency">
            <text:p>$63,725.00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4" calcext:value-type="percentage">
            <text:p>34.00%</text:p>
          </table:table-cell>
        </table:table-row>
        <table:table-row table:style-name="ro1" table:visibility="filter">
          <table:table-cell office:value-type="string" calcext:value-type="string">
            <text:p>2016 BMW Z4 SERIES 2-wheel drive Convertible sDrive35i</text:p>
          </table:table-cell>
          <table:table-cell office:value-type="currency" office:currency="USD" office:value="64650" calcext:value-type="currency">
            <text:p>$64,650.00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4" calcext:value-type="percentage">
            <text:p>34.00%</text:p>
          </table:table-cell>
        </table:table-row>
        <table:table-row table:style-name="ro1" table:visibility="filter">
          <table:table-cell office:value-type="string" calcext:value-type="string">
            <text:p>2016 Audi A6 4-wheel drive Sedan 3.0L Quattro Prestige</text:p>
          </table:table-cell>
          <table:table-cell office:value-type="currency" office:currency="USD" office:value="64825" calcext:value-type="currency">
            <text:p>$64,825.00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1" calcext:value-type="percentage">
            <text:p>31.00%</text:p>
          </table:table-cell>
        </table:table-row>
        <table:table-row table:style-name="ro1" table:visibility="filter">
          <table:table-cell office:value-type="string" calcext:value-type="string">
            <text:p>2016 BMW 5 SERIES 4-wheel drive Sedan 535i xDrive</text:p>
          </table:table-cell>
          <table:table-cell office:value-type="currency" office:currency="USD" office:value="64923" calcext:value-type="currency">
            <text:p>$64,923.00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 table:visibility="filter">
          <table:table-cell office:value-type="string" calcext:value-type="string">
            <text:p>2016 BMW 5 SERIES 4-wheel drive Sedan 535i</text:p>
          </table:table-cell>
          <table:table-cell office:value-type="currency" office:currency="USD" office:value="65331" calcext:value-type="currency">
            <text:p>$65,331.00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string" calcext:value-type="string">
            <text:p>2016 BMW X5 SERIES 4-wheel drive Wagon xDrive 35d</text:p>
          </table:table-cell>
          <table:table-cell office:value-type="currency" office:currency="USD" office:value="65382" calcext:value-type="currency">
            <text:p>$65,382.00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 table:visibility="filter">
          <table:table-cell office:value-type="string" calcext:value-type="string">
            <text:p>2016 Audi S5 2-wheel drive Convertible Premium Plus</text:p>
          </table:table-cell>
          <table:table-cell office:value-type="currency" office:currency="USD" office:value="65725" calcext:value-type="currency">
            <text:p>$65,725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string" calcext:value-type="string">
            <text:p>2016 BMW X6 SERIES 4-wheel drive Wagon sDrive 35i</text:p>
          </table:table-cell>
          <table:table-cell office:value-type="currency" office:currency="USD" office:value="66453" calcext:value-type="currency">
            <text:p>$66,453.00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 table:visibility="filter">
          <table:table-cell office:value-type="string" calcext:value-type="string">
            <text:p>2016 BMW 5 SERIES 4-wheel drive Sedan 535d xDrive</text:p>
          </table:table-cell>
          <table:table-cell office:value-type="currency" office:currency="USD" office:value="66453" calcext:value-type="currency">
            <text:p>$66,453.00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2" calcext:value-type="percentage">
            <text:p>32.00%</text:p>
          </table:table-cell>
        </table:table-row>
        <table:table-row table:style-name="ro1" table:visibility="filter">
          <table:table-cell office:value-type="string" calcext:value-type="string">
            <text:p>2016 BMW 4 SERIES 2-wheel drive Convertible 435i xDrive all-wheel drive</text:p>
          </table:table-cell>
          <table:table-cell office:value-type="currency" office:currency="USD" office:value="66695" calcext:value-type="currency">
            <text:p>$66,695.00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 table:visibility="filter">
          <table:table-cell office:value-type="string" calcext:value-type="string">
            <text:p>2016 Audi A6 4-wheel drive Sedan 3.0L TDI Quattro Prestige</text:p>
          </table:table-cell>
          <table:table-cell office:value-type="currency" office:currency="USD" office:value="66925" calcext:value-type="currency">
            <text:p>$66,925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 table:visibility="filter">
          <table:table-cell office:value-type="string" calcext:value-type="string">
            <text:p>2016 BMW 5 SERIES GRAN TURISMO 4-wheel drive Wagon 535</text:p>
          </table:table-cell>
          <table:table-cell office:value-type="currency" office:currency="USD" office:value="67014" calcext:value-type="currency">
            <text:p>$67,014.00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 table:visibility="filter">
          <table:table-cell office:value-type="string" calcext:value-type="string">
            <text:p>2016 Toyota SEQUOIA 4-wheel drive 4-door Wagon 5.7L Platinum</text:p>
          </table:table-cell>
          <table:table-cell office:value-type="currency" office:currency="USD" office:value="67039" calcext:value-type="currency">
            <text:p>$67,039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 table:visibility="filter">
          <table:table-cell office:value-type="string" calcext:value-type="string">
            <text:p>2016 BMW 4 SERIES 2-wheel drive Convertible 435i</text:p>
          </table:table-cell>
          <table:table-cell office:value-type="currency" office:currency="USD" office:value="68225" calcext:value-type="currency">
            <text:p>$68,225.00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4" calcext:value-type="percentage">
            <text:p>34.00%</text:p>
          </table:table-cell>
        </table:table-row>
        <table:table-row table:style-name="ro1" table:visibility="filter">
          <table:table-cell office:value-type="string" calcext:value-type="string">
            <text:p>2016 BMW 5 SERIES 4-wheel drive Sedan ActiveHybrid</text:p>
          </table:table-cell>
          <table:table-cell office:value-type="currency" office:currency="USD" office:value="68544" calcext:value-type="currency">
            <text:p>$68,544.00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28" calcext:value-type="percentage">
            <text:p>28.00%</text:p>
          </table:table-cell>
        </table:table-row>
        <table:table-row table:style-name="ro1" table:visibility="filter">
          <table:table-cell office:value-type="string" calcext:value-type="string">
            <text:p>2016 Audi S5 2-wheel drive Convertible Prestige</text:p>
          </table:table-cell>
          <table:table-cell office:value-type="currency" office:currency="USD" office:value="69075" calcext:value-type="currency">
            <text:p>$69,075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>
          <table:table-cell office:value-type="string" calcext:value-type="string">
            <text:p>2016 BMW X6 SERIES 4-wheel drive Wagon xDrive 35i</text:p>
          </table:table-cell>
          <table:table-cell office:value-type="currency" office:currency="USD" office:value="69360" calcext:value-type="currency">
            <text:p>$69,360.00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 table:visibility="filter">
          <table:table-cell office:value-type="string" calcext:value-type="string">
            <text:p>2016 Cadillac ATS Sedan 4-door Sedan V</text:p>
          </table:table-cell>
          <table:table-cell office:value-type="currency" office:currency="USD" office:value="70400" calcext:value-type="currency">
            <text:p>$70,400.00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>
          <table:table-cell office:value-type="string" calcext:value-type="string">
            <text:p>2016 Audi A7 4-wheel drive Sedan Premium Plus</text:p>
          </table:table-cell>
          <table:table-cell office:value-type="currency" office:currency="USD" office:value="70575" calcext:value-type="currency">
            <text:p>$70,575.0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 table:visibility="filter">
          <table:table-cell office:value-type="string" calcext:value-type="string">
            <text:p>2016 BMW 5 SERIES GRAN TURISMO 4-wheel drive Wagon 535i xDrive</text:p>
          </table:table-cell>
          <table:table-cell office:value-type="currency" office:currency="USD" office:value="71859" calcext:value-type="currency">
            <text:p>$71,859.00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29" calcext:value-type="percentage">
            <text:p>29.00%</text:p>
          </table:table-cell>
        </table:table-row>
        <table:table-row table:style-name="ro1" table:visibility="filter">
          <table:table-cell office:value-type="string" calcext:value-type="string">
            <text:p>2016 BMW Z4 SERIES 2-wheel drive Convertible sDrive35is</text:p>
          </table:table-cell>
          <table:table-cell office:value-type="currency" office:currency="USD" office:value="72550" calcext:value-type="currency">
            <text:p>$72,550.00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31" calcext:value-type="percentage">
            <text:p>31.00%</text:p>
          </table:table-cell>
        </table:table-row>
        <table:table-row table:style-name="ro1">
          <table:table-cell office:value-type="string" calcext:value-type="string">
            <text:p>2016 Audi A7 4-wheel drive Sedan TDI Premium Plus</text:p>
          </table:table-cell>
          <table:table-cell office:value-type="currency" office:currency="USD" office:value="72675" calcext:value-type="currency">
            <text:p>$72,675.00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2" calcext:value-type="percentage">
            <text:p>42.00%</text:p>
          </table:table-cell>
        </table:table-row>
        <table:table-row table:style-name="ro1" table:visibility="filter">
          <table:table-cell office:value-type="string" calcext:value-type="string">
            <text:p>2016 Audi A7 4-wheel drive Sedan Prestige</text:p>
          </table:table-cell>
          <table:table-cell office:value-type="currency" office:currency="USD" office:value="73375" calcext:value-type="currency">
            <text:p>$73,375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 table:visibility="filter">
          <table:table-cell office:value-type="string" calcext:value-type="string">
            <text:p>2016 Cadillac ATS Coupe 2-door Coupe V</text:p>
          </table:table-cell>
          <table:table-cell office:value-type="currency" office:currency="USD" office:value="73500" calcext:value-type="currency">
            <text:p>$73,500.00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4" calcext:value-type="percentage">
            <text:p>34.00%</text:p>
          </table:table-cell>
        </table:table-row>
        <table:table-row table:style-name="ro1">
          <table:table-cell office:value-type="string" calcext:value-type="string">
            <text:p>2016 Audi S6 4-wheel drive Sedan Premium Plus</text:p>
          </table:table-cell>
          <table:table-cell office:value-type="currency" office:currency="USD" office:value="74675" calcext:value-type="currency">
            <text:p>$74,675.0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>
          <table:table-cell office:value-type="string" calcext:value-type="string">
            <text:p>2016 Audi A7 4-wheel drive Sedan TDI Prestige</text:p>
          </table:table-cell>
          <table:table-cell office:value-type="currency" office:currency="USD" office:value="75475" calcext:value-type="currency">
            <text:p>$75,475.00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 table:visibility="filter">
          <table:table-cell office:value-type="string" calcext:value-type="string">
            <text:p>2016 Audi RS 5 2-wheel drive Coupe</text:p>
          </table:table-cell>
          <table:table-cell office:value-type="currency" office:currency="USD" office:value="76234" calcext:value-type="currency">
            <text:p>$76,234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 table:visibility="filter">
          <table:table-cell office:value-type="string" calcext:value-type="string">
            <text:p>2016 BMW 5 SERIES 4-wheel drive Sedan 550i</text:p>
          </table:table-cell>
          <table:table-cell office:value-type="currency" office:currency="USD" office:value="77214" calcext:value-type="currency">
            <text:p>$77,214.00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29" calcext:value-type="percentage">
            <text:p>29.00%</text:p>
          </table:table-cell>
        </table:table-row>
        <table:table-row table:style-name="ro1" table:visibility="filter">
          <table:table-cell office:value-type="string" calcext:value-type="string">
            <text:p>2016 BMW M4 2-wheel drive Coupe</text:p>
          </table:table-cell>
          <table:table-cell office:value-type="currency" office:currency="USD" office:value="79142" calcext:value-type="currency">
            <text:p>$79,142.00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 table:visibility="filter">
          <table:table-cell office:value-type="string" calcext:value-type="string">
            <text:p>2016 BMW 5 SERIES GRAN TURISMO 4-wheel drive Wagon 550i xDrive</text:p>
          </table:table-cell>
          <table:table-cell office:value-type="currency" office:currency="USD" office:value="79764" calcext:value-type="currency">
            <text:p>$79,764.00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28" calcext:value-type="percentage">
            <text:p>28.00%</text:p>
          </table:table-cell>
        </table:table-row>
        <table:table-row table:style-name="ro1" table:visibility="filter">
          <table:table-cell office:value-type="string" calcext:value-type="string">
            <text:p>2016 BMW 5 SERIES 4-wheel drive Sedan 550i xDrive</text:p>
          </table:table-cell>
          <table:table-cell office:value-type="currency" office:currency="USD" office:value="80019" calcext:value-type="currency">
            <text:p>$80,019.00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29" calcext:value-type="percentage">
            <text:p>29.00%</text:p>
          </table:table-cell>
        </table:table-row>
        <table:table-row table:style-name="ro1" table:visibility="filter">
          <table:table-cell office:value-type="string" calcext:value-type="string">
            <text:p>2016 BMW 5 SERIES GRAN TURISMO 4-wheel drive Wagon 550i</text:p>
          </table:table-cell>
          <table:table-cell office:value-type="currency" office:currency="USD" office:value="80274" calcext:value-type="currency">
            <text:p>$80,274.00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28" calcext:value-type="percentage">
            <text:p>28.00%</text:p>
          </table:table-cell>
        </table:table-row>
        <table:table-row table:style-name="ro1" table:visibility="filter">
          <table:table-cell office:value-type="string" calcext:value-type="string">
            <text:p>2016 Audi S6 4-wheel drive Sedan Prestige</text:p>
          </table:table-cell>
          <table:table-cell office:value-type="currency" office:currency="USD" office:value="80775" calcext:value-type="currency">
            <text:p>$80,775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string" calcext:value-type="string">
            <text:p>2016 Toyota LAND CRUISER 4-door Wagon</text:p>
          </table:table-cell>
          <table:table-cell office:value-type="currency" office:currency="USD" office:value="82701" calcext:value-type="currency">
            <text:p>$82,701.00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 table:visibility="filter">
          <table:table-cell office:value-type="string" calcext:value-type="string">
            <text:p>2016 BMW 6 SERIES 2-wheel drive Coupe 640i</text:p>
          </table:table-cell>
          <table:table-cell office:value-type="currency" office:currency="USD" office:value="83650" calcext:value-type="currency">
            <text:p>$83,650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 table:visibility="filter">
          <table:table-cell office:value-type="string" calcext:value-type="string">
            <text:p>2016 BMW X5 SERIES 4-wheel drive Wagon xDrive50i</text:p>
          </table:table-cell>
          <table:table-cell office:value-type="currency" office:currency="USD" office:value="84201" calcext:value-type="currency">
            <text:p>$84,201.00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1" calcext:value-type="percentage">
            <text:p>31.00%</text:p>
          </table:table-cell>
        </table:table-row>
        <table:table-row table:style-name="ro1" table:visibility="filter">
          <table:table-cell office:value-type="string" calcext:value-type="string">
            <text:p>2016 Audi A8 4-wheel drive Sedan L 3.0T</text:p>
          </table:table-cell>
          <table:table-cell office:value-type="currency" office:currency="USD" office:value="84675" calcext:value-type="currency">
            <text:p>$84,675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 table:visibility="filter">
          <table:table-cell office:value-type="string" calcext:value-type="string">
            <text:p>2016 Audi RS 5 2-wheel drive Convertible</text:p>
          </table:table-cell>
          <table:table-cell office:value-type="currency" office:currency="USD" office:value="84702" calcext:value-type="currency">
            <text:p>$84,702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 table:visibility="filter">
          <table:table-cell office:value-type="string" calcext:value-type="string">
            <text:p>2016 Audi A8 4-wheel drive Sedan 3.0T</text:p>
          </table:table-cell>
          <table:table-cell office:value-type="currency" office:currency="USD" office:value="84801" calcext:value-type="currency">
            <text:p>$84,801.00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1" calcext:value-type="percentage">
            <text:p>31.00%</text:p>
          </table:table-cell>
        </table:table-row>
        <table:table-row table:style-name="ro1" table:visibility="filter">
          <table:table-cell office:value-type="string" calcext:value-type="string">
            <text:p>2016 BMW 6 SERIES 2-wheel drive Coupe 640i xDrive</text:p>
          </table:table-cell>
          <table:table-cell office:value-type="currency" office:currency="USD" office:value="85750" calcext:value-type="currency">
            <text:p>$85,750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 table:visibility="filter">
          <table:table-cell office:value-type="string" calcext:value-type="string">
            <text:p>2016 BMW 6 SERIES GRAN Coupe 4-wheel drive Sedan 640i</text:p>
          </table:table-cell>
          <table:table-cell office:value-type="currency" office:currency="USD" office:value="86350" calcext:value-type="currency">
            <text:p>$86,350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 table:visibility="filter">
          <table:table-cell office:value-type="string" calcext:value-type="string">
            <text:p>2016 BMW M4 2-wheel drive Convertible</text:p>
          </table:table-cell>
          <table:table-cell office:value-type="currency" office:currency="USD" office:value="87099" calcext:value-type="currency">
            <text:p>$87,099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 table:visibility="filter">
          <table:table-cell office:value-type="string" calcext:value-type="string">
            <text:p>2016 Audi A8 4-wheel drive Sedan L TDI</text:p>
          </table:table-cell>
          <table:table-cell office:value-type="currency" office:currency="USD" office:value="88375" calcext:value-type="currency">
            <text:p>$88,375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 table:visibility="filter">
          <table:table-cell office:value-type="string" calcext:value-type="string">
            <text:p>2016 BMW 6 SERIES GRAN Coupe 4-wheel drive Sedan 640i xDrive</text:p>
          </table:table-cell>
          <table:table-cell office:value-type="currency" office:currency="USD" office:value="88500" calcext:value-type="currency">
            <text:p>$88,500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 table:visibility="filter">
          <table:table-cell office:value-type="string" calcext:value-type="string">
            <text:p>2016 Audi S7 4-wheel drive Sedan Prestige</text:p>
          </table:table-cell>
          <table:table-cell office:value-type="currency" office:currency="USD" office:value="88975" calcext:value-type="currency">
            <text:p>$88,975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>
          <table:table-cell office:value-type="string" calcext:value-type="string">
            <text:p>2016 BMW X6 SERIES 4-wheel drive Wagon xDrive 50i</text:p>
          </table:table-cell>
          <table:table-cell office:value-type="currency" office:currency="USD" office:value="88995" calcext:value-type="currency">
            <text:p>$88,995.00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 table:visibility="filter">
          <table:table-cell office:value-type="string" calcext:value-type="string">
            <text:p>2016 BMW 6 SERIES 2-wheel drive Convertible 640i</text:p>
          </table:table-cell>
          <table:table-cell office:value-type="currency" office:currency="USD" office:value="90950" calcext:value-type="currency">
            <text:p>$90,950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 table:visibility="filter">
          <table:table-cell office:value-type="string" calcext:value-type="string">
            <text:p>2016 BMW 6 SERIES 2-wheel drive Convertible 640i xDrive</text:p>
          </table:table-cell>
          <table:table-cell office:value-type="currency" office:currency="USD" office:value="93050" calcext:value-type="currency">
            <text:p>$93,050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 table:visibility="filter">
          <table:table-cell office:value-type="string" calcext:value-type="string">
            <text:p>2016 Audi A8 4-wheel drive Sedan L 4.0T</text:p>
          </table:table-cell>
          <table:table-cell office:value-type="currency" office:currency="USD" office:value="93675" calcext:value-type="currency">
            <text:p>$93,675.00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2" calcext:value-type="percentage">
            <text:p>32.00%</text:p>
          </table:table-cell>
        </table:table-row>
        <table:table-row table:style-name="ro1" table:visibility="filter">
          <table:table-cell office:value-type="string" calcext:value-type="string">
            <text:p>2016 Audi A8 4-wheel drive Sedan 4.0T</text:p>
          </table:table-cell>
          <table:table-cell office:value-type="currency" office:currency="USD" office:value="93994" calcext:value-type="currency">
            <text:p>$93,994.00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29" calcext:value-type="percentage">
            <text:p>29.00%</text:p>
          </table:table-cell>
        </table:table-row>
        <table:table-row table:style-name="ro1" table:visibility="filter">
          <table:table-cell office:value-type="string" calcext:value-type="string">
            <text:p>2016 BMW 6 SERIES 2-wheel drive Coupe 650i</text:p>
          </table:table-cell>
          <table:table-cell office:value-type="currency" office:currency="USD" office:value="94950" calcext:value-type="currency">
            <text:p>$94,950.00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 table:visibility="filter">
          <table:table-cell office:value-type="string" calcext:value-type="string">
            <text:p>2016 BMW 6 SERIES 2-wheel drive Coupe 650i xDrive</text:p>
          </table:table-cell>
          <table:table-cell office:value-type="currency" office:currency="USD" office:value="97050" calcext:value-type="currency">
            <text:p>$97,050.00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 table:visibility="filter">
          <table:table-cell office:value-type="string" calcext:value-type="string">
            <text:p>2016 BMW 6 SERIES GRAN Coupe 4-wheel drive Sedan 650i</text:p>
          </table:table-cell>
          <table:table-cell office:value-type="currency" office:currency="USD" office:value="97650" calcext:value-type="currency">
            <text:p>$97,650.00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 table:visibility="filter">
          <table:table-cell office:value-type="string" calcext:value-type="string">
            <text:p>2016 BMW 6 SERIES GRAN Coupe 4-wheel drive Sedan 650i xDrive</text:p>
          </table:table-cell>
          <table:table-cell office:value-type="currency" office:currency="USD" office:value="101100" calcext:value-type="currency">
            <text:p>$101,100.00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 table:visibility="filter">
          <table:table-cell office:value-type="string" calcext:value-type="string">
            <text:p>2016 BMW 6 SERIES 2-wheel drive Convertible 650i</text:p>
          </table:table-cell>
          <table:table-cell office:value-type="currency" office:currency="USD" office:value="102250" calcext:value-type="currency">
            <text:p>$102,250.00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 table:visibility="filter">
          <table:table-cell office:value-type="string" calcext:value-type="string">
            <text:p>2016 BMW 6 SERIES 2-wheel drive Convertible 650i xDrive</text:p>
          </table:table-cell>
          <table:table-cell office:value-type="currency" office:currency="USD" office:value="104350" calcext:value-type="currency">
            <text:p>$104,350.00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>
          <table:table-cell office:value-type="string" calcext:value-type="string">
            <text:p>2016 Audi RS 7 4-wheel drive Sedan Prestige</text:p>
          </table:table-cell>
          <table:table-cell office:value-type="currency" office:currency="USD" office:value="109825" calcext:value-type="currency">
            <text:p>$109,825.0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 table:visibility="filter">
          <table:table-cell office:value-type="string" calcext:value-type="string">
            <text:p>2016 BMW X6 M 4-wheel drive Wagon</text:p>
          </table:table-cell>
          <table:table-cell office:value-type="currency" office:currency="USD" office:value="115413" calcext:value-type="currency">
            <text:p>$115,413.00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2" calcext:value-type="percentage">
            <text:p>32.00%</text:p>
          </table:table-cell>
        </table:table-row>
        <table:table-row table:style-name="ro1" table:visibility="filter">
          <table:table-cell office:value-type="string" calcext:value-type="string">
            <text:p>2016 Audi S8 4-wheel drive Sedan 4-wheel drive Sedan</text:p>
          </table:table-cell>
          <table:table-cell office:value-type="currency" office:currency="USD" office:value="115825" calcext:value-type="currency">
            <text:p>$115,825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 table:visibility="filter">
          <table:table-cell office:value-type="string" calcext:value-type="string">
            <text:p>2016 BMW M5 4-wheel drive Sedan</text:p>
          </table:table-cell>
          <table:table-cell office:value-type="currency" office:currency="USD" office:value="117453" calcext:value-type="currency">
            <text:p>$117,453.00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 table:visibility="filter">
          <table:table-cell office:value-type="string" calcext:value-type="string">
            <text:p>2016 BMW M6 2-wheel drive Coupe</text:p>
          </table:table-cell>
          <table:table-cell office:value-type="currency" office:currency="USD" office:value="122950" calcext:value-type="currency">
            <text:p>$122,950.00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 table:visibility="filter">
          <table:table-cell office:value-type="string" calcext:value-type="string">
            <text:p>2016 BMW M6 4-wheel drive Sedan Gran Coupe</text:p>
          </table:table-cell>
          <table:table-cell office:value-type="currency" office:currency="USD" office:value="129750" calcext:value-type="currency">
            <text:p>$129,750.00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 table:visibility="filter">
          <table:table-cell office:value-type="string" calcext:value-type="string">
            <text:p>2016 BMW 6 SERIES GRAN Coupe 4-wheel drive Sedan Alpina B6 xDrive</text:p>
          </table:table-cell>
          <table:table-cell office:value-type="currency" office:currency="USD" office:value="130950" calcext:value-type="currency">
            <text:p>$130,950.00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29" calcext:value-type="percentage">
            <text:p>29.00%</text:p>
          </table:table-cell>
        </table:table-row>
        <table:table-row table:style-name="ro1" table:visibility="filter">
          <table:table-cell office:value-type="string" calcext:value-type="string">
            <text:p>2016 BMW M6 2-wheel drive Convertible</text:p>
          </table:table-cell>
          <table:table-cell office:value-type="currency" office:currency="USD" office:value="132450" calcext:value-type="currency">
            <text:p>$132,450.00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2" calcext:value-type="percentage">
            <text:p>32.00%</text:p>
          </table:table-cell>
        </table:table-row>
        <table:table-row table:style-name="ro1" table:visibility="filter">
          <table:table-cell office:value-type="string" calcext:value-type="string">
            <text:p>2016 BMW i8 2-wheel drive Coupe</text:p>
          </table:table-cell>
          <table:table-cell office:value-type="currency" office:currency="USD" office:value="143591" calcext:value-type="currency">
            <text:p>$143,591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 table:visibility="filter">
          <table:table-cell office:value-type="string" calcext:value-type="string">
            <text:p>2016 Audi A8 4-wheel drive Sedan L W12</text:p>
          </table:table-cell>
          <table:table-cell office:value-type="currency" office:currency="USD" office:value="154225" calcext:value-type="currency">
            <text:p>$154,225.00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26" calcext:value-type="percentage">
            <text:p>26.00%</text:p>
          </table:table-cell>
        </table:table-row>
        <table:table-row table:style-name="ro1" table:visibility="filter">
          <table:table-cell office:value-type="string" calcext:value-type="string">
            <text:p>2016 Acura MDX 2-wheel drive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Acura MDX 4-wheel drive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Acura RDX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Acura RLX 4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Acura TLX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Audi residual values for 2016</text:p>
          </table:table-cell>
          <table:table-cell table:style-name="Default" table:number-columns-repeated="3"/>
        </table:table-row>
        <table:table-row table:style-name="ro1" table:visibility="filter">
          <table:table-cell/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Audi A3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Audi A4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Audi A5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Audi A6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Audi A7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Audi A8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Audi ALLROAD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5 Audi Q5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Audi RS 5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Audi RS 7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Audi S3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Audi S4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Audi S5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Audi S6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Audi S7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Audi S8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Audi SQ5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Audi TT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Audi TTS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BMW residual values for 2016</text:p>
          </table:table-cell>
          <table:table-cell table:style-name="Default" table:number-columns-repeated="3"/>
        </table:table-row>
        <table:table-row table:style-name="ro1" table:visibility="filter">
          <table:table-cell/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BMW 2 SERIES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BMW 4 SERIES GRAN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BMW 5 SERIES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BMW 5 SERIES GRAN TURISMO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BMW 6 SERIES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BMW 6 SERIES GRAN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BMW M4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BMW M5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BMW M6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BMW X3 SERIES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BMW X4 SERIES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BMW X5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BMW X6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BMW X6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BMW Z4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BMW i3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BMW i8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Buick residual values for 2016</text:p>
          </table:table-cell>
          <table:table-cell table:style-name="Default" table:number-columns-repeated="3"/>
        </table:table-row>
        <table:table-row table:style-name="ro1" table:visibility="filter">
          <table:table-cell/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Buick ENCLAVE 2-wheel drive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Buick ENCLAVE all-wheel drive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Buick ENCORE 2-wheel drive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Buick ENCORE all-wheel drive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Buick LACROSSE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Buick REGAL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Buick VERANO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Cadillac residual values for 2016</text:p>
          </table:table-cell>
          <table:table-cell table:style-name="Default" table:number-columns-repeated="3"/>
        </table:table-row>
        <table:table-row table:style-name="ro1" table:visibility="filter">
          <table:table-cell/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Cadillac ATS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Honda residual values for 2016</text:p>
          </table:table-cell>
          <table:table-cell table:style-name="Default" table:number-columns-repeated="3"/>
        </table:table-row>
        <table:table-row table:style-name="ro1" table:visibility="filter">
          <table:table-cell/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Honda ACCORD Coupe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Honda ACCORD Sedan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Honda CR-V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Honda CR-Z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Honda FIT 5-door Hatchback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Honda HR-V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Honda ODYSSEY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Toyota residual values for 2016</text:p>
          </table:table-cell>
          <table:table-cell table:style-name="Default" table:number-columns-repeated="3"/>
        </table:table-row>
        <table:table-row table:style-name="ro1" table:visibility="filter">
          <table:table-cell/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Toyota 4RUNNER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Toyota AVALON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Toyota CAMRY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Toyota COROLLA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Toyota HIGHLANDER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Toyota LAND CRUISER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Toyota PRIUS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Toyota RAV4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Toyota SEQUOIA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Toyota SIENNA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Toyota TUNDRA</text:p>
          </table:table-cell>
          <table:table-cell table:style-name="Default" table:number-columns-repeated="3"/>
        </table:table-row>
        <table:table-row table:style-name="ro1" table:visibility="filter">
          <table:table-cell office:value-type="string" calcext:value-type="string">
            <text:p>2016 Toyota YARIS</text:p>
          </table:table-cell>
          <table:table-cell table:style-name="Default" table:number-columns-repeated="3"/>
        </table:table-row>
      </table:table>
      <table:table table:name="all cars" table:style-name="ta1">
        <table:table-column table:style-name="co2" table:default-cell-style-name="Default"/>
        <table:table-column table:style-name="co2" table:default-cell-style-name="ce1"/>
        <table:table-column table:style-name="co2" table:number-columns-repeated="2" table:default-cell-style-name="ce2"/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msrp</text:p>
          </table:table-cell>
          <table:table-cell office:value-type="string" calcext:value-type="string">
            <text:p>3 yr resid%</text:p>
          </table:table-cell>
          <table:table-cell office:value-type="string" calcext:value-type="string">
            <text:p>5 year resid%</text:p>
          </table:table-cell>
        </table:table-row>
        <table:table-row table:style-name="ro1">
          <table:table-cell office:value-type="string" calcext:value-type="string">
            <text:p>2016 Toyota COROLLA 4-door Sedan ECO Plus AT</text:p>
          </table:table-cell>
          <table:table-cell office:value-type="currency" office:currency="USD" office:value="23307" calcext:value-type="currency">
            <text:p>$23,307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>
          <table:table-cell office:value-type="string" calcext:value-type="string">
            <text:p>2016 Toyota 4RUNNER 4-wheel drive 4-door Wagon SR5 V6</text:p>
          </table:table-cell>
          <table:table-cell office:value-type="currency" office:currency="USD" office:value="36689" calcext:value-type="currency">
            <text:p>$36,689.0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3" calcext:value-type="percentage">
            <text:p>53.00%</text:p>
          </table:table-cell>
        </table:table-row>
        <table:table-row table:style-name="ro1">
          <table:table-cell office:value-type="string" calcext:value-type="string">
            <text:p>2016 Toyota 4RUNNER 4-wheel drive 4-door Wagon Trail V6</text:p>
          </table:table-cell>
          <table:table-cell office:value-type="currency" office:currency="USD" office:value="37740" calcext:value-type="currency">
            <text:p>$37,740.0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3" calcext:value-type="percentage">
            <text:p>53.00%</text:p>
          </table:table-cell>
        </table:table-row>
        <table:table-row table:style-name="ro1">
          <table:table-cell office:value-type="string" calcext:value-type="string">
            <text:p>2016 Toyota TUNDRA 4-wheel drive CrewMax Limited 5.7L</text:p>
          </table:table-cell>
          <table:table-cell office:value-type="currency" office:currency="USD" office:value="46578" calcext:value-type="currency">
            <text:p>$46,578.0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string" calcext:value-type="string">
            <text:p>2016 Toyota 4RUNNER 4-wheel drive 4-door Wagon SR5 Premium V6</text:p>
          </table:table-cell>
          <table:table-cell office:value-type="currency" office:currency="USD" office:value="39484" calcext:value-type="currency">
            <text:p>$39,484.00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2" calcext:value-type="percentage">
            <text:p>52.00%</text:p>
          </table:table-cell>
        </table:table-row>
        <table:table-row table:style-name="ro1">
          <table:table-cell office:value-type="string" calcext:value-type="string">
            <text:p>2016 Toyota 4RUNNER 2-door 4-door Wagon SR5 V6</text:p>
          </table:table-cell>
          <table:table-cell office:value-type="currency" office:currency="USD" office:value="34776" calcext:value-type="currency">
            <text:p>$34,776.00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1" calcext:value-type="percentage">
            <text:p>51.00%</text:p>
          </table:table-cell>
        </table:table-row>
        <table:table-row table:style-name="ro1">
          <table:table-cell office:value-type="string" calcext:value-type="string">
            <text:p>2016 Toyota 4RUNNER 2-door 4-door Wagon SR5 Premium V6</text:p>
          </table:table-cell>
          <table:table-cell office:value-type="currency" office:currency="USD" office:value="37571" calcext:value-type="currency">
            <text:p>$37,571.00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string" calcext:value-type="string">
            <text:p>2016 Toyota 4RUNNER 4-wheel drive 4-door Wagon Trail Premium V6</text:p>
          </table:table-cell>
          <table:table-cell office:value-type="currency" office:currency="USD" office:value="40534" calcext:value-type="currency">
            <text:p>$40,534.00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1" calcext:value-type="percentage">
            <text:p>51.00%</text:p>
          </table:table-cell>
        </table:table-row>
        <table:table-row table:style-name="ro1">
          <table:table-cell office:value-type="string" calcext:value-type="string">
            <text:p>2016 Toyota TUNDRA 2-wheel drive CrewMax Limited 5.7L</text:p>
          </table:table-cell>
          <table:table-cell office:value-type="currency" office:currency="USD" office:value="42813" calcext:value-type="currency">
            <text:p>$42,813.00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47" calcext:value-type="percentage">
            <text:p>47.00%</text:p>
          </table:table-cell>
        </table:table-row>
        <table:table-row table:style-name="ro1">
          <table:table-cell office:value-type="string" calcext:value-type="string">
            <text:p>2016 Toyota TUNDRA 4-wheel drive CrewMax SR5 4.6L</text:p>
          </table:table-cell>
          <table:table-cell office:value-type="currency" office:currency="USD" office:value="38775" calcext:value-type="currency">
            <text:p>$38,775.00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47" calcext:value-type="percentage">
            <text:p>47.00%</text:p>
          </table:table-cell>
        </table:table-row>
        <table:table-row table:style-name="ro1">
          <table:table-cell office:value-type="string" calcext:value-type="string">
            <text:p>2016 Toyota TUNDRA 4-wheel drive CrewMax SR5 5.7L</text:p>
          </table:table-cell>
          <table:table-cell office:value-type="currency" office:currency="USD" office:value="40324" calcext:value-type="currency">
            <text:p>$40,324.00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47" calcext:value-type="percentage">
            <text:p>47.00%</text:p>
          </table:table-cell>
        </table:table-row>
        <table:table-row table:style-name="ro1">
          <table:table-cell office:value-type="string" calcext:value-type="string">
            <text:p>2016 Toyota TUNDRA 4-wheel drive CrewMax Platinum 5.7L</text:p>
          </table:table-cell>
          <table:table-cell office:value-type="currency" office:currency="USD" office:value="50689" calcext:value-type="currency">
            <text:p>$50,689.00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47" calcext:value-type="percentage">
            <text:p>47.00%</text:p>
          </table:table-cell>
        </table:table-row>
        <table:table-row table:style-name="ro1">
          <table:table-cell office:value-type="string" calcext:value-type="string">
            <text:p>2016 Audi Q5 4-wheel drive Wagon 3.0L TDI Premium Plus</text:p>
          </table:table-cell>
          <table:table-cell office:value-type="currency" office:currency="USD" office:value="52925" calcext:value-type="currency">
            <text:p>$52,925.00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46" calcext:value-type="percentage">
            <text:p>46.00%</text:p>
          </table:table-cell>
        </table:table-row>
        <table:table-row table:style-name="ro1">
          <table:table-cell office:value-type="string" calcext:value-type="string">
            <text:p>2016 Toyota HIGHLANDER 2-wheel drive 4-door Wagon LE</text:p>
          </table:table-cell>
          <table:table-cell office:value-type="currency" office:currency="USD" office:value="32492" calcext:value-type="currency">
            <text:p>$32,492.00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49" calcext:value-type="percentage">
            <text:p>49.00%</text:p>
          </table:table-cell>
        </table:table-row>
        <table:table-row table:style-name="ro1">
          <table:table-cell office:value-type="string" calcext:value-type="string">
            <text:p>2016 Toyota HIGHLANDER 4-wheel drive 4-door Wagon LE</text:p>
          </table:table-cell>
          <table:table-cell office:value-type="currency" office:currency="USD" office:value="33981" calcext:value-type="currency">
            <text:p>$33,981.00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48" calcext:value-type="percentage">
            <text:p>48.00%</text:p>
          </table:table-cell>
        </table:table-row>
        <table:table-row table:style-name="ro1">
          <table:table-cell office:value-type="string" calcext:value-type="string">
            <text:p>2016 Acura MDX 4-wheel drive 4-door Wagon</text:p>
          </table:table-cell>
          <table:table-cell office:value-type="currency" office:currency="USD" office:value="45785" calcext:value-type="currency">
            <text:p>$45,785.00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5" calcext:value-type="percentage">
            <text:p>45.00%</text:p>
          </table:table-cell>
        </table:table-row>
        <table:table-row table:style-name="ro1">
          <table:table-cell office:value-type="string" calcext:value-type="string">
            <text:p>2016 Honda FIT 5-door Hatchback LX MT</text:p>
          </table:table-cell>
          <table:table-cell office:value-type="currency" office:currency="USD" office:value="16610" calcext:value-type="currency">
            <text:p>$16,610.00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4" calcext:value-type="percentage">
            <text:p>44.00%</text:p>
          </table:table-cell>
        </table:table-row>
        <table:table-row table:style-name="ro1">
          <table:table-cell office:value-type="string" calcext:value-type="string">
            <text:p>2016 Honda FIT 5-door Hatchback LX AT</text:p>
          </table:table-cell>
          <table:table-cell office:value-type="currency" office:currency="USD" office:value="17410" calcext:value-type="currency">
            <text:p>$17,410.00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4" calcext:value-type="percentage">
            <text:p>44.00%</text:p>
          </table:table-cell>
        </table:table-row>
        <table:table-row table:style-name="ro1">
          <table:table-cell office:value-type="string" calcext:value-type="string">
            <text:p>2016 Honda FIT 5-door Hatchback EX AT</text:p>
          </table:table-cell>
          <table:table-cell office:value-type="currency" office:currency="USD" office:value="19320" calcext:value-type="currency">
            <text:p>$19,320.00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4" calcext:value-type="percentage">
            <text:p>44.00%</text:p>
          </table:table-cell>
        </table:table-row>
        <table:table-row table:style-name="ro1">
          <table:table-cell office:value-type="string" calcext:value-type="string">
            <text:p>2016 Honda HR-V all-wheel drive 4-door Wagon LX</text:p>
          </table:table-cell>
          <table:table-cell office:value-type="currency" office:currency="USD" office:value="22045" calcext:value-type="currency">
            <text:p>$22,045.00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7" calcext:value-type="percentage">
            <text:p>47.00%</text:p>
          </table:table-cell>
        </table:table-row>
        <table:table-row table:style-name="ro1">
          <table:table-cell office:value-type="string" calcext:value-type="string">
            <text:p>2016 Honda HR-V all-wheel drive 4-door Wagon EX</text:p>
          </table:table-cell>
          <table:table-cell office:value-type="currency" office:currency="USD" office:value="24095" calcext:value-type="currency">
            <text:p>$24,095.00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6" calcext:value-type="percentage">
            <text:p>46.00%</text:p>
          </table:table-cell>
        </table:table-row>
        <table:table-row table:style-name="ro1">
          <table:table-cell office:value-type="string" calcext:value-type="string">
            <text:p>2016 Honda HR-V all-wheel drive 4-door Wagon EX-L w/Navi</text:p>
          </table:table-cell>
          <table:table-cell office:value-type="currency" office:currency="USD" office:value="24095" calcext:value-type="currency">
            <text:p>$24,095.00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6" calcext:value-type="percentage">
            <text:p>46.00%</text:p>
          </table:table-cell>
        </table:table-row>
        <table:table-row table:style-name="ro1">
          <table:table-cell office:value-type="string" calcext:value-type="string">
            <text:p>2016 Toyota 4RUNNER 4-wheel drive 4-door Wagon Limited V6</text:p>
          </table:table-cell>
          <table:table-cell office:value-type="currency" office:currency="USD" office:value="45395" calcext:value-type="currency">
            <text:p>$45,395.00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9" calcext:value-type="percentage">
            <text:p>49.00%</text:p>
          </table:table-cell>
        </table:table-row>
        <table:table-row table:style-name="ro1">
          <table:table-cell office:value-type="string" calcext:value-type="string">
            <text:p>2016 Toyota 4RUNNER 4-wheel drive 4-door Wagon TRD Pro V6</text:p>
          </table:table-cell>
          <table:table-cell office:value-type="currency" office:currency="USD" office:value="43038" calcext:value-type="currency">
            <text:p>$43,038.00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9" calcext:value-type="percentage">
            <text:p>49.00%</text:p>
          </table:table-cell>
        </table:table-row>
        <table:table-row table:style-name="ro1">
          <table:table-cell office:value-type="string" calcext:value-type="string">
            <text:p>2016 Toyota HIGHLANDER 2-wheel drive 4-door Wagon I4 LE</text:p>
          </table:table-cell>
          <table:table-cell office:value-type="currency" office:currency="USD" office:value="31161" calcext:value-type="currency">
            <text:p>$31,161.00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8" calcext:value-type="percentage">
            <text:p>48.00%</text:p>
          </table:table-cell>
        </table:table-row>
        <table:table-row table:style-name="ro1">
          <table:table-cell office:value-type="string" calcext:value-type="string">
            <text:p>2016 Toyota TUNDRA 4-wheel drive Double Cab SR 4.6L V8</text:p>
          </table:table-cell>
          <table:table-cell office:value-type="currency" office:currency="USD" office:value="33734" calcext:value-type="currency">
            <text:p>$33,734.00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5" calcext:value-type="percentage">
            <text:p>45.00%</text:p>
          </table:table-cell>
        </table:table-row>
        <table:table-row table:style-name="ro1">
          <table:table-cell office:value-type="string" calcext:value-type="string">
            <text:p>2016 Toyota TUNDRA 4-wheel drive Double Cab Limited 5.7L V8</text:p>
          </table:table-cell>
          <table:table-cell office:value-type="currency" office:currency="USD" office:value="43774" calcext:value-type="currency">
            <text:p>$43,774.00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6" calcext:value-type="percentage">
            <text:p>46.00%</text:p>
          </table:table-cell>
        </table:table-row>
        <table:table-row table:style-name="ro1">
          <table:table-cell office:value-type="string" calcext:value-type="string">
            <text:p>2016 Acura MDX 2-wheel drive 4-door Wagon</text:p>
          </table:table-cell>
          <table:table-cell office:value-type="currency" office:currency="USD" office:value="43785" calcext:value-type="currency">
            <text:p>$43,785.0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4" calcext:value-type="percentage">
            <text:p>44.00%</text:p>
          </table:table-cell>
        </table:table-row>
        <table:table-row table:style-name="ro1">
          <table:table-cell office:value-type="string" calcext:value-type="string">
            <text:p>2016 Audi A3 4-wheel drive Sedan 2.0 TDI Premium</text:p>
          </table:table-cell>
          <table:table-cell office:value-type="currency" office:currency="USD" office:value="34625" calcext:value-type="currency">
            <text:p>$34,625.0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>
          <table:table-cell office:value-type="string" calcext:value-type="string">
            <text:p>2016 Audi TT 2-wheel drive Coupe 2.0T Quattro</text:p>
          </table:table-cell>
          <table:table-cell office:value-type="currency" office:currency="USD" office:value="43825" calcext:value-type="currency">
            <text:p>$43,825.0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4" calcext:value-type="percentage">
            <text:p>44.00%</text:p>
          </table:table-cell>
        </table:table-row>
        <table:table-row table:style-name="ro1">
          <table:table-cell office:value-type="string" calcext:value-type="string">
            <text:p>2016 Honda CR-V 2-door 4-door Wagon EX</text:p>
          </table:table-cell>
          <table:table-cell office:value-type="currency" office:currency="USD" office:value="26953" calcext:value-type="currency">
            <text:p>$26,953.0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>
          <table:table-cell office:value-type="string" calcext:value-type="string">
            <text:p>2016 Honda CR-V all-wheel drive 4-door Wagon EX</text:p>
          </table:table-cell>
          <table:table-cell office:value-type="currency" office:currency="USD" office:value="28228" calcext:value-type="currency">
            <text:p>$28,228.0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5" calcext:value-type="percentage">
            <text:p>45.00%</text:p>
          </table:table-cell>
        </table:table-row>
        <table:table-row table:style-name="ro1">
          <table:table-cell office:value-type="string" calcext:value-type="string">
            <text:p>2016 Honda FIT 5-door Hatchback EX MT</text:p>
          </table:table-cell>
          <table:table-cell office:value-type="currency" office:currency="USD" office:value="18520" calcext:value-type="currency">
            <text:p>$18,520.0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>
          <table:table-cell office:value-type="string" calcext:value-type="string">
            <text:p>2016 Honda HR-V 2-door 4-door Wagon LX AT</text:p>
          </table:table-cell>
          <table:table-cell office:value-type="currency" office:currency="USD" office:value="20795" calcext:value-type="currency">
            <text:p>$20,795.0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5" calcext:value-type="percentage">
            <text:p>45.00%</text:p>
          </table:table-cell>
        </table:table-row>
        <table:table-row table:style-name="ro1">
          <table:table-cell office:value-type="string" calcext:value-type="string">
            <text:p>2016 Honda HR-V 2-door 4-door Wagon EX AT</text:p>
          </table:table-cell>
          <table:table-cell office:value-type="currency" office:currency="USD" office:value="22845" calcext:value-type="currency">
            <text:p>$22,845.0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5" calcext:value-type="percentage">
            <text:p>45.00%</text:p>
          </table:table-cell>
        </table:table-row>
        <table:table-row table:style-name="ro1">
          <table:table-cell office:value-type="string" calcext:value-type="string">
            <text:p>2016 Toyota HIGHLANDER 2-wheel drive 4-door Wagon LE Plus</text:p>
          </table:table-cell>
          <table:table-cell office:value-type="currency" office:currency="USD" office:value="34756" calcext:value-type="currency">
            <text:p>$34,756.0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7" calcext:value-type="percentage">
            <text:p>47.00%</text:p>
          </table:table-cell>
        </table:table-row>
        <table:table-row table:style-name="ro1">
          <table:table-cell office:value-type="string" calcext:value-type="string">
            <text:p>2016 Toyota HIGHLANDER 2-wheel drive 4-door Wagon XLE</text:p>
          </table:table-cell>
          <table:table-cell office:value-type="currency" office:currency="USD" office:value="38122" calcext:value-type="currency">
            <text:p>$38,122.0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5" calcext:value-type="percentage">
            <text:p>45.00%</text:p>
          </table:table-cell>
        </table:table-row>
        <table:table-row table:style-name="ro1">
          <table:table-cell office:value-type="string" calcext:value-type="string">
            <text:p>2016 Toyota HIGHLANDER 2-wheel drive 4-door Wagon Limited</text:p>
          </table:table-cell>
          <table:table-cell office:value-type="currency" office:currency="USD" office:value="41794" calcext:value-type="currency">
            <text:p>$41,794.0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5" calcext:value-type="percentage">
            <text:p>45.00%</text:p>
          </table:table-cell>
        </table:table-row>
        <table:table-row table:style-name="ro1">
          <table:table-cell office:value-type="string" calcext:value-type="string">
            <text:p>2016 Toyota HIGHLANDER 4-wheel drive 4-door Wagon LE Plus</text:p>
          </table:table-cell>
          <table:table-cell office:value-type="currency" office:currency="USD" office:value="36245" calcext:value-type="currency">
            <text:p>$36,245.0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6" calcext:value-type="percentage">
            <text:p>46.00%</text:p>
          </table:table-cell>
        </table:table-row>
        <table:table-row table:style-name="ro1">
          <table:table-cell office:value-type="string" calcext:value-type="string">
            <text:p>2016 Toyota HIGHLANDER 4-wheel drive 4-door Wagon XLE</text:p>
          </table:table-cell>
          <table:table-cell office:value-type="currency" office:currency="USD" office:value="39611" calcext:value-type="currency">
            <text:p>$39,611.0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7" calcext:value-type="percentage">
            <text:p>47.00%</text:p>
          </table:table-cell>
        </table:table-row>
        <table:table-row table:style-name="ro1">
          <table:table-cell office:value-type="string" calcext:value-type="string">
            <text:p>2016 Toyota HIGHLANDER 4-wheel drive 4-door Wagon Limited</text:p>
          </table:table-cell>
          <table:table-cell office:value-type="currency" office:currency="USD" office:value="43283" calcext:value-type="currency">
            <text:p>$43,283.0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6" calcext:value-type="percentage">
            <text:p>46.00%</text:p>
          </table:table-cell>
        </table:table-row>
        <table:table-row table:style-name="ro1">
          <table:table-cell office:value-type="string" calcext:value-type="string">
            <text:p>2016 Toyota RAV4 4-wheel drive 4-door Wagon XLE</text:p>
          </table:table-cell>
          <table:table-cell office:value-type="currency" office:currency="USD" office:value="28075" calcext:value-type="currency">
            <text:p>$28,075.0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>
          <table:table-cell office:value-type="string" calcext:value-type="string">
            <text:p>2016 Toyota SIENNA 2-wheel drive 4-door Wagon SE</text:p>
          </table:table-cell>
          <table:table-cell office:value-type="currency" office:currency="USD" office:value="36550" calcext:value-type="currency">
            <text:p>$36,550.0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string" calcext:value-type="string">
            <text:p>2016 Toyota SIENNA all-wheel drive 4-door Wagon XLE</text:p>
          </table:table-cell>
          <table:table-cell office:value-type="currency" office:currency="USD" office:value="39002" calcext:value-type="currency">
            <text:p>$39,002.0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string" calcext:value-type="string">
            <text:p>2016 Toyota TUNDRA 4-wheel drive Double Cab SR 5.7L V8</text:p>
          </table:table-cell>
          <table:table-cell office:value-type="currency" office:currency="USD" office:value="35283" calcext:value-type="currency">
            <text:p>$35,283.0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5" calcext:value-type="percentage">
            <text:p>45.00%</text:p>
          </table:table-cell>
        </table:table-row>
        <table:table-row table:style-name="ro1">
          <table:table-cell office:value-type="string" calcext:value-type="string">
            <text:p>2016 Acura MDX 2-wheel drive 4-door Wagon w/AcuraWatch Plus</text:p>
          </table:table-cell>
          <table:table-cell office:value-type="currency" office:currency="USD" office:value="45285" calcext:value-type="currency">
            <text:p>$45,285.00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>
          <table:table-cell office:value-type="string" calcext:value-type="string">
            <text:p>2016 Acura MDX 2-wheel drive 4-door Wagon Tech</text:p>
          </table:table-cell>
          <table:table-cell office:value-type="currency" office:currency="USD" office:value="48210" calcext:value-type="currency">
            <text:p>$48,210.00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>
          <table:table-cell office:value-type="string" calcext:value-type="string">
            <text:p>2016 Acura MDX 4-wheel drive 4-door Wagon w/AcuraWatch Plus</text:p>
          </table:table-cell>
          <table:table-cell office:value-type="currency" office:currency="USD" office:value="47285" calcext:value-type="currency">
            <text:p>$47,285.00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>
          <table:table-cell office:value-type="string" calcext:value-type="string">
            <text:p>2016 Acura MDX 4-wheel drive 4-door Wagon Tech</text:p>
          </table:table-cell>
          <table:table-cell office:value-type="currency" office:currency="USD" office:value="50210" calcext:value-type="currency">
            <text:p>$50,210.00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4" calcext:value-type="percentage">
            <text:p>44.00%</text:p>
          </table:table-cell>
        </table:table-row>
        <table:table-row table:style-name="ro1">
          <table:table-cell office:value-type="string" calcext:value-type="string">
            <text:p>2016 Acura MDX 4-wheel drive 4-door Wagon Tech w/RES</text:p>
          </table:table-cell>
          <table:table-cell office:value-type="currency" office:currency="USD" office:value="52210" calcext:value-type="currency">
            <text:p>$52,210.00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>
          <table:table-cell office:value-type="string" calcext:value-type="string">
            <text:p>2016 Audi A7 4-wheel drive Sedan TDI Premium Plus</text:p>
          </table:table-cell>
          <table:table-cell office:value-type="currency" office:currency="USD" office:value="72675" calcext:value-type="currency">
            <text:p>$72,675.00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2" calcext:value-type="percentage">
            <text:p>42.00%</text:p>
          </table:table-cell>
        </table:table-row>
        <table:table-row table:style-name="ro1">
          <table:table-cell office:value-type="string" calcext:value-type="string">
            <text:p>2016 Audi Q5 4-wheel drive Wagon 2.0T Premium</text:p>
          </table:table-cell>
          <table:table-cell office:value-type="currency" office:currency="USD" office:value="42325" calcext:value-type="currency">
            <text:p>$42,325.00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>
          <table:table-cell office:value-type="string" calcext:value-type="string">
            <text:p>2016 Audi Q5 4-wheel drive Wagon 3.0T Premium Plus</text:p>
          </table:table-cell>
          <table:table-cell office:value-type="currency" office:currency="USD" office:value="50825" calcext:value-type="currency">
            <text:p>$50,825.00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>
          <table:table-cell office:value-type="string" calcext:value-type="string">
            <text:p>2016 Audi SQ5 4-wheel drive Wagon 3.0T Premium Plus</text:p>
          </table:table-cell>
          <table:table-cell office:value-type="currency" office:currency="USD" office:value="58125" calcext:value-type="currency">
            <text:p>$58,125.00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>
          <table:table-cell office:value-type="string" calcext:value-type="string">
            <text:p>2016 Audi TTS 2-wheel drive Coupe 2.0T Quattro</text:p>
          </table:table-cell>
          <table:table-cell office:value-type="currency" office:currency="USD" office:value="52825" calcext:value-type="currency">
            <text:p>$52,825.00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4" calcext:value-type="percentage">
            <text:p>44.00%</text:p>
          </table:table-cell>
        </table:table-row>
        <table:table-row table:style-name="ro1">
          <table:table-cell office:value-type="string" calcext:value-type="string">
            <text:p>2016 BMW X6 SERIES 4-wheel drive Wagon xDrive 50i</text:p>
          </table:table-cell>
          <table:table-cell office:value-type="currency" office:currency="USD" office:value="88995" calcext:value-type="currency">
            <text:p>$88,995.00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>
          <table:table-cell office:value-type="string" calcext:value-type="string">
            <text:p>2016 Honda CR-V all-wheel drive 4-door Wagon EX-L</text:p>
          </table:table-cell>
          <table:table-cell office:value-type="currency" office:currency="USD" office:value="30880" calcext:value-type="currency">
            <text:p>$30,880.00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>
          <table:table-cell office:value-type="string" calcext:value-type="string">
            <text:p>2016 Honda FIT 5-door Hatchback EX-L AT</text:p>
          </table:table-cell>
          <table:table-cell office:value-type="currency" office:currency="USD" office:value="20885" calcext:value-type="currency">
            <text:p>$20,885.00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>
          <table:table-cell office:value-type="string" calcext:value-type="string">
            <text:p>2016 Honda FIT 5-door Hatchback EX-L AT w/Nav</text:p>
          </table:table-cell>
          <table:table-cell office:value-type="currency" office:currency="USD" office:value="21885" calcext:value-type="currency">
            <text:p>$21,885.00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2" calcext:value-type="percentage">
            <text:p>42.00%</text:p>
          </table:table-cell>
        </table:table-row>
        <table:table-row table:style-name="ro1">
          <table:table-cell office:value-type="string" calcext:value-type="string">
            <text:p>2016 Honda HR-V 2-door 4-door Wagon EX-L w/Navi</text:p>
          </table:table-cell>
          <table:table-cell office:value-type="currency" office:currency="USD" office:value="25470" calcext:value-type="currency">
            <text:p>$25,470.00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4" calcext:value-type="percentage">
            <text:p>44.00%</text:p>
          </table:table-cell>
        </table:table-row>
        <table:table-row table:style-name="ro1">
          <table:table-cell office:value-type="string" calcext:value-type="string">
            <text:p>2016 Toyota 4RUNNER 2-door 4-door Wagon Limited V6</text:p>
          </table:table-cell>
          <table:table-cell office:value-type="currency" office:currency="USD" office:value="43319" calcext:value-type="currency">
            <text:p>$43,319.00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8" calcext:value-type="percentage">
            <text:p>48.00%</text:p>
          </table:table-cell>
        </table:table-row>
        <table:table-row table:style-name="ro1">
          <table:table-cell office:value-type="string" calcext:value-type="string">
            <text:p>2016 Toyota SIENNA 2-wheel drive 4-door Wagon XLE</text:p>
          </table:table-cell>
          <table:table-cell office:value-type="currency" office:currency="USD" office:value="36755" calcext:value-type="currency">
            <text:p>$36,755.00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>
          <table:table-cell office:value-type="string" calcext:value-type="string">
            <text:p>2016 Toyota TUNDRA 2-wheel drive Double Cab Limited 5.7L V8</text:p>
          </table:table-cell>
          <table:table-cell office:value-type="currency" office:currency="USD" office:value="40009" calcext:value-type="currency">
            <text:p>$40,009.00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4" calcext:value-type="percentage">
            <text:p>44.00%</text:p>
          </table:table-cell>
        </table:table-row>
        <table:table-row table:style-name="ro1">
          <table:table-cell office:value-type="string" calcext:value-type="string">
            <text:p>2016 Toyota TUNDRA 2-wheel drive CrewMax Platinum 5.7L</text:p>
          </table:table-cell>
          <table:table-cell office:value-type="currency" office:currency="USD" office:value="47539" calcext:value-type="currency">
            <text:p>$47,539.00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4" calcext:value-type="percentage">
            <text:p>44.00%</text:p>
          </table:table-cell>
        </table:table-row>
        <table:table-row table:style-name="ro1">
          <table:table-cell office:value-type="string" calcext:value-type="string">
            <text:p>2016 Toyota TUNDRA 2-wheel drive CrewMax 1794 5.7L</text:p>
          </table:table-cell>
          <table:table-cell office:value-type="currency" office:currency="USD" office:value="47539" calcext:value-type="currency">
            <text:p>$47,539.00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4" calcext:value-type="percentage">
            <text:p>44.00%</text:p>
          </table:table-cell>
        </table:table-row>
        <table:table-row table:style-name="ro1">
          <table:table-cell office:value-type="string" calcext:value-type="string">
            <text:p>2016 Toyota TUNDRA 4-wheel drive CrewMax TRD Pro 5.7L V8</text:p>
          </table:table-cell>
          <table:table-cell office:value-type="currency" office:currency="USD" office:value="46583" calcext:value-type="currency">
            <text:p>$46,583.00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4" calcext:value-type="percentage">
            <text:p>44.00%</text:p>
          </table:table-cell>
        </table:table-row>
        <table:table-row table:style-name="ro1">
          <table:table-cell office:value-type="string" calcext:value-type="string">
            <text:p>2016 Acura MDX 2-wheel drive 4-door Wagon Tech w/AcuraWatch Plus</text:p>
          </table:table-cell>
          <table:table-cell office:value-type="currency" office:currency="USD" office:value="49410" calcext:value-type="currency">
            <text:p>$49,410.00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2" calcext:value-type="percentage">
            <text:p>42.00%</text:p>
          </table:table-cell>
        </table:table-row>
        <table:table-row table:style-name="ro1">
          <table:table-cell office:value-type="string" calcext:value-type="string">
            <text:p>2016 Acura MDX 2-wheel drive 4-door Wagon Tech w/RES</text:p>
          </table:table-cell>
          <table:table-cell office:value-type="currency" office:currency="USD" office:value="50210" calcext:value-type="currency">
            <text:p>$50,210.00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2" calcext:value-type="percentage">
            <text:p>42.00%</text:p>
          </table:table-cell>
        </table:table-row>
        <table:table-row table:style-name="ro1">
          <table:table-cell office:value-type="string" calcext:value-type="string">
            <text:p>2016 Acura MDX 4-wheel drive 4-door Wagon Tech w/AcuraWatch Plus</text:p>
          </table:table-cell>
          <table:table-cell office:value-type="currency" office:currency="USD" office:value="51410" calcext:value-type="currency">
            <text:p>$51,410.00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2" calcext:value-type="percentage">
            <text:p>42.00%</text:p>
          </table:table-cell>
        </table:table-row>
        <table:table-row table:style-name="ro1">
          <table:table-cell office:value-type="string" calcext:value-type="string">
            <text:p>2016 Acura MDX 4-wheel drive 4-door Wagon Tech w/RES/AcuraWatch Plus</text:p>
          </table:table-cell>
          <table:table-cell office:value-type="currency" office:currency="USD" office:value="53410" calcext:value-type="currency">
            <text:p>$53,410.00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2" calcext:value-type="percentage">
            <text:p>42.00%</text:p>
          </table:table-cell>
        </table:table-row>
        <table:table-row table:style-name="ro1">
          <table:table-cell office:value-type="string" calcext:value-type="string">
            <text:p>2016 Acura RDX 4-door Wagon</text:p>
          </table:table-cell>
          <table:table-cell office:value-type="currency" office:currency="USD" office:value="36190" calcext:value-type="currency">
            <text:p>$36,190.00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>
          <table:table-cell office:value-type="string" calcext:value-type="string">
            <text:p>2016 Acura RDX 4-door Wagon all-wheel drive</text:p>
          </table:table-cell>
          <table:table-cell table:style-name="Default" office:value-type="float" office:value="37690" calcext:value-type="float">
            <text:p>37690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2" calcext:value-type="percentage">
            <text:p>42.00%</text:p>
          </table:table-cell>
        </table:table-row>
        <table:table-row table:style-name="ro1">
          <table:table-cell office:value-type="string" calcext:value-type="string">
            <text:p>2016 Audi A3 4-wheel drive Sedan 2.0 TDI Premium Plus</text:p>
          </table:table-cell>
          <table:table-cell office:value-type="currency" office:currency="USD" office:value="36825" calcext:value-type="currency">
            <text:p>$36,825.00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1" calcext:value-type="percentage">
            <text:p>41.00%</text:p>
          </table:table-cell>
        </table:table-row>
        <table:table-row table:style-name="ro1">
          <table:table-cell office:value-type="string" calcext:value-type="string">
            <text:p>2016 Audi TT 2-wheel drive Convertible 2.0T Quattro</text:p>
          </table:table-cell>
          <table:table-cell office:value-type="currency" office:currency="USD" office:value="47325" calcext:value-type="currency">
            <text:p>$47,325.00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2" calcext:value-type="percentage">
            <text:p>42.00%</text:p>
          </table:table-cell>
        </table:table-row>
        <table:table-row table:style-name="ro1">
          <table:table-cell office:value-type="string" calcext:value-type="string">
            <text:p>2016 Honda CR-V 2-door 4-door Wagon EX-L</text:p>
          </table:table-cell>
          <table:table-cell office:value-type="currency" office:currency="USD" office:value="29605" calcext:value-type="currency">
            <text:p>$29,605.00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2" calcext:value-type="percentage">
            <text:p>42.00%</text:p>
          </table:table-cell>
        </table:table-row>
        <table:table-row table:style-name="ro1">
          <table:table-cell office:value-type="string" calcext:value-type="string">
            <text:p>2016 Honda CR-V all-wheel drive 4-door Wagon EX-L w/Navi</text:p>
          </table:table-cell>
          <table:table-cell office:value-type="currency" office:currency="USD" office:value="32410" calcext:value-type="currency">
            <text:p>$32,410.00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>
          <table:table-cell office:value-type="string" calcext:value-type="string">
            <text:p>2016 Honda HR-V 2-door 4-door Wagon LX MT</text:p>
          </table:table-cell>
          <table:table-cell office:value-type="currency" office:currency="USD" office:value="19995" calcext:value-type="currency">
            <text:p>$19,995.00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>
          <table:table-cell office:value-type="string" calcext:value-type="string">
            <text:p>2016 Toyota HIGHLANDER 2-wheel drive 4-door Wagon Platinum</text:p>
          </table:table-cell>
          <table:table-cell office:value-type="currency" office:currency="USD" office:value="44334" calcext:value-type="currency">
            <text:p>$44,334.00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>
          <table:table-cell office:value-type="string" calcext:value-type="string">
            <text:p>2016 Toyota SIENNA 2-wheel drive 4-door Wagon SE Premium</text:p>
          </table:table-cell>
          <table:table-cell office:value-type="currency" office:currency="USD" office:value="41433" calcext:value-type="currency">
            <text:p>$41,433.00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>
          <table:table-cell office:value-type="string" calcext:value-type="string">
            <text:p>2016 Toyota SIENNA all-wheel drive 4-door Wagon XLE Premium</text:p>
          </table:table-cell>
          <table:table-cell office:value-type="currency" office:currency="USD" office:value="42326" calcext:value-type="currency">
            <text:p>$42,326.00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>
          <table:table-cell office:value-type="string" calcext:value-type="string">
            <text:p>2016 Toyota TUNDRA 4-wheel drive Double Cab SR5 4.6L V8</text:p>
          </table:table-cell>
          <table:table-cell office:value-type="currency" office:currency="USD" office:value="36378" calcext:value-type="currency">
            <text:p>$36,378.00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>
          <table:table-cell office:value-type="string" calcext:value-type="string">
            <text:p>2016 Acura MDX 2-wheel drive 4-door Wagon Tech w/RES/AcuraWatch Plus</text:p>
          </table:table-cell>
          <table:table-cell office:value-type="currency" office:currency="USD" office:value="51410" calcext:value-type="currency">
            <text:p>$51,410.00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1" calcext:value-type="percentage">
            <text:p>41.00%</text:p>
          </table:table-cell>
        </table:table-row>
        <table:table-row table:style-name="ro1">
          <table:table-cell office:value-type="string" calcext:value-type="string">
            <text:p>2016 Acura RDX 4-door Wagon AcuraWatch Plus</text:p>
          </table:table-cell>
          <table:table-cell office:value-type="currency" office:currency="USD" office:value="37490" calcext:value-type="currency">
            <text:p>$37,490.00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1" calcext:value-type="percentage">
            <text:p>41.00%</text:p>
          </table:table-cell>
        </table:table-row>
        <table:table-row table:style-name="ro1">
          <table:table-cell office:value-type="string" calcext:value-type="string">
            <text:p>2016 Acura RDX 4-door Wagon Tech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2" calcext:value-type="percentage">
            <text:p>42.00%</text:p>
          </table:table-cell>
        </table:table-row>
        <table:table-row table:style-name="ro1">
          <table:table-cell office:value-type="string" calcext:value-type="string">
            <text:p>2016 Acura RDX 4-door Wagon AcuraWatch Plus all-wheel drive</text:p>
          </table:table-cell>
          <table:table-cell office:value-type="currency" office:currency="USD" office:value="38990" calcext:value-type="currency">
            <text:p>$38,990.00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1" calcext:value-type="percentage">
            <text:p>41.00%</text:p>
          </table:table-cell>
        </table:table-row>
        <table:table-row table:style-name="ro1">
          <table:table-cell office:value-type="string" calcext:value-type="string">
            <text:p>2016 Acura RDX 4-door Wagon Tech all-wheel drive</text:p>
          </table:table-cell>
          <table:table-cell office:value-type="currency" office:currency="USD" office:value="41390" calcext:value-type="currency">
            <text:p>$41,390.00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1" calcext:value-type="percentage">
            <text:p>41.00%</text:p>
          </table:table-cell>
        </table:table-row>
        <table:table-row table:style-name="ro1">
          <table:table-cell office:value-type="string" calcext:value-type="string">
            <text:p>2016 Audi Q5 4-wheel drive Wagon 2.0T Premium Plus</text:p>
          </table:table-cell>
          <table:table-cell office:value-type="currency" office:currency="USD" office:value="47575" calcext:value-type="currency">
            <text:p>$47,575.00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1" calcext:value-type="percentage">
            <text:p>41.00%</text:p>
          </table:table-cell>
        </table:table-row>
        <table:table-row table:style-name="ro1">
          <table:table-cell office:value-type="string" calcext:value-type="string">
            <text:p>2016 Audi Q5 4-wheel drive Wagon 3.0L TDI Prestige</text:p>
          </table:table-cell>
          <table:table-cell office:value-type="currency" office:currency="USD" office:value="56525" calcext:value-type="currency">
            <text:p>$56,525.00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2" calcext:value-type="percentage">
            <text:p>42.00%</text:p>
          </table:table-cell>
        </table:table-row>
        <table:table-row table:style-name="ro1">
          <table:table-cell office:value-type="string" calcext:value-type="string">
            <text:p>2016 BMW X5 SERIES 4-wheel drive Wagon xDrive 35d</text:p>
          </table:table-cell>
          <table:table-cell office:value-type="currency" office:currency="USD" office:value="65382" calcext:value-type="currency">
            <text:p>$65,382.00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>
          <table:table-cell office:value-type="string" calcext:value-type="string">
            <text:p>2016 BMW X6 SERIES 4-wheel drive Wagon sDrive 35i</text:p>
          </table:table-cell>
          <table:table-cell office:value-type="currency" office:currency="USD" office:value="66453" calcext:value-type="currency">
            <text:p>$66,453.00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>
          <table:table-cell office:value-type="string" calcext:value-type="string">
            <text:p>2016 Honda CR-V 2-door 4-door Wagon EX-L w/Navi</text:p>
          </table:table-cell>
          <table:table-cell office:value-type="currency" office:currency="USD" office:value="31135" calcext:value-type="currency">
            <text:p>$31,135.00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1" calcext:value-type="percentage">
            <text:p>41.00%</text:p>
          </table:table-cell>
        </table:table-row>
        <table:table-row table:style-name="ro1">
          <table:table-cell office:value-type="string" calcext:value-type="string">
            <text:p>2016 Honda HR-V 2-door 4-door Wagon EX MT</text:p>
          </table:table-cell>
          <table:table-cell office:value-type="currency" office:currency="USD" office:value="22045" calcext:value-type="currency">
            <text:p>$22,045.00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>
          <table:table-cell office:value-type="string" calcext:value-type="string">
            <text:p>2016 Honda ODYSSEY 4-door Wagon EX-L</text:p>
          </table:table-cell>
          <table:table-cell office:value-type="currency" office:currency="USD" office:value="37439" calcext:value-type="currency">
            <text:p>$37,439.00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>
          <table:table-cell office:value-type="string" calcext:value-type="string">
            <text:p>2016 Toyota COROLLA 4-door Sedan LE AT</text:p>
          </table:table-cell>
          <table:table-cell office:value-type="currency" office:currency="USD" office:value="19777" calcext:value-type="currency">
            <text:p>$19,777.00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>
          <table:table-cell office:value-type="string" calcext:value-type="string">
            <text:p>2016 Toyota HIGHLANDER 4-wheel drive 4-door Wagon Platinum</text:p>
          </table:table-cell>
          <table:table-cell table:style-name="Default" office:value-type="float" office:value="45823" calcext:value-type="float">
            <text:p>45823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4" calcext:value-type="percentage">
            <text:p>44.00%</text:p>
          </table:table-cell>
        </table:table-row>
        <table:table-row table:style-name="ro1">
          <table:table-cell office:value-type="string" calcext:value-type="string">
            <text:p>2016 Toyota RAV4 4-wheel drive 4-door Wagon LE</text:p>
          </table:table-cell>
          <table:table-cell office:value-type="currency" office:currency="USD" office:value="26729" calcext:value-type="currency">
            <text:p>$26,729.00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1" calcext:value-type="percentage">
            <text:p>41.00%</text:p>
          </table:table-cell>
        </table:table-row>
        <table:table-row table:style-name="ro1">
          <table:table-cell office:value-type="string" calcext:value-type="string">
            <text:p>2016 Toyota RAV4 4-wheel drive 4-door Wagon Limited</text:p>
          </table:table-cell>
          <table:table-cell office:value-type="currency" office:currency="USD" office:value="32089" calcext:value-type="currency">
            <text:p>$32,089.00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string" calcext:value-type="string">
            <text:p>2016 Toyota SIENNA 2-wheel drive 4-door Wagon XLE Premium</text:p>
          </table:table-cell>
          <table:table-cell office:value-type="currency" office:currency="USD" office:value="40079" calcext:value-type="currency">
            <text:p>$40,079.00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>
          <table:table-cell office:value-type="string" calcext:value-type="string">
            <text:p>2016 Toyota TUNDRA 2-wheel drive Double Cab SR 4.6L V8</text:p>
          </table:table-cell>
          <table:table-cell office:value-type="currency" office:currency="USD" office:value="30584" calcext:value-type="currency">
            <text:p>$30,584.00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2" calcext:value-type="percentage">
            <text:p>42.00%</text:p>
          </table:table-cell>
        </table:table-row>
        <table:table-row table:style-name="ro1">
          <table:table-cell office:value-type="string" calcext:value-type="string">
            <text:p>2016 Toyota TUNDRA 2-wheel drive CrewMax SR5 4.6L</text:p>
          </table:table-cell>
          <table:table-cell office:value-type="currency" office:currency="USD" office:value="35624" calcext:value-type="currency">
            <text:p>$35,624.00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>
          <table:table-cell office:value-type="string" calcext:value-type="string">
            <text:p>2016 Toyota TUNDRA 2-wheel drive CrewMax SR5 5.7L</text:p>
          </table:table-cell>
          <table:table-cell office:value-type="currency" office:currency="USD" office:value="37174" calcext:value-type="currency">
            <text:p>$37,174.00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>
          <table:table-cell office:value-type="string" calcext:value-type="string">
            <text:p>2016 Toyota TUNDRA 4-wheel drive Double Cab SR5 5.7L V8</text:p>
          </table:table-cell>
          <table:table-cell office:value-type="currency" office:currency="USD" office:value="37928" calcext:value-type="currency">
            <text:p>$37,928.00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>
          <table:table-cell office:value-type="string" calcext:value-type="string">
            <text:p>2016 Acura RDX 4-door Wagon Tech/AcuraWatch Plus</text:p>
          </table:table-cell>
          <table:table-cell office:value-type="currency" office:currency="USD" office:value="41190" calcext:value-type="currency">
            <text:p>$41,190.00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1" calcext:value-type="percentage">
            <text:p>41.00%</text:p>
          </table:table-cell>
        </table:table-row>
        <table:table-row table:style-name="ro1">
          <table:table-cell office:value-type="string" calcext:value-type="string">
            <text:p>2016 Acura RDX 4-door Wagon Tech/AcuraWatch Plus all-wheel drive</text:p>
          </table:table-cell>
          <table:table-cell office:value-type="currency" office:currency="USD" office:value="42690" calcext:value-type="currency">
            <text:p>$42,690.00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string" calcext:value-type="string">
            <text:p>2016 Audi A3 4-wheel drive Sedan 2.0T Quattro Premium</text:p>
          </table:table-cell>
          <table:table-cell office:value-type="currency" office:currency="USD" office:value="35625" calcext:value-type="currency">
            <text:p>$35,625.00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string" calcext:value-type="string">
            <text:p>2016 Audi A5 2-wheel drive Coupe 2.0T Premium AT</text:p>
          </table:table-cell>
          <table:table-cell office:value-type="currency" office:currency="USD" office:value="42925" calcext:value-type="currency">
            <text:p>$42,925.00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string" calcext:value-type="string">
            <text:p>2016 Audi A7 4-wheel drive Sedan TDI Prestige</text:p>
          </table:table-cell>
          <table:table-cell office:value-type="currency" office:currency="USD" office:value="75475" calcext:value-type="currency">
            <text:p>$75,475.00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>
          <table:table-cell office:value-type="string" calcext:value-type="string">
            <text:p>2016 Audi S3 4-wheel drive Sedan 2.0T Quattro Premium Plus</text:p>
          </table:table-cell>
          <table:table-cell office:value-type="currency" office:currency="USD" office:value="46600" calcext:value-type="currency">
            <text:p>$46,600.00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>
          <table:table-cell office:value-type="string" calcext:value-type="string">
            <text:p>2016 Audi S4 4-wheel drive Sedan Premium Plus MT</text:p>
          </table:table-cell>
          <table:table-cell office:value-type="currency" office:currency="USD" office:value="53525" calcext:value-type="currency">
            <text:p>$53,525.00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1" calcext:value-type="percentage">
            <text:p>41.00%</text:p>
          </table:table-cell>
        </table:table-row>
        <table:table-row table:style-name="ro1">
          <table:table-cell office:value-type="string" calcext:value-type="string">
            <text:p>2016 Audi S4 4-wheel drive Sedan Premium Plus</text:p>
          </table:table-cell>
          <table:table-cell office:value-type="currency" office:currency="USD" office:value="54525" calcext:value-type="currency">
            <text:p>$54,525.00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1" calcext:value-type="percentage">
            <text:p>41.00%</text:p>
          </table:table-cell>
        </table:table-row>
        <table:table-row table:style-name="ro1">
          <table:table-cell office:value-type="string" calcext:value-type="string">
            <text:p>2016 Audi SQ5 4-wheel drive Wagon 3.0T Prestige</text:p>
          </table:table-cell>
          <table:table-cell office:value-type="currency" office:currency="USD" office:value="62225" calcext:value-type="currency">
            <text:p>$62,225.00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string" calcext:value-type="string">
            <text:p>2016 BMW X5 SERIES 4-wheel drive Wagon 35i</text:p>
          </table:table-cell>
          <table:table-cell office:value-type="currency" office:currency="USD" office:value="59109" calcext:value-type="currency">
            <text:p>$59,109.00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>
          <table:table-cell office:value-type="string" calcext:value-type="string">
            <text:p>2016 BMW X6 SERIES 4-wheel drive Wagon xDrive 35i</text:p>
          </table:table-cell>
          <table:table-cell office:value-type="currency" office:currency="USD" office:value="69360" calcext:value-type="currency">
            <text:p>$69,360.00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>
          <table:table-cell office:value-type="string" calcext:value-type="string">
            <text:p>2016 Honda CR-V 2-door 4-door Wagon LX</text:p>
          </table:table-cell>
          <table:table-cell office:value-type="currency" office:currency="USD" office:value="24811" calcext:value-type="currency">
            <text:p>$24,811.00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1" calcext:value-type="percentage">
            <text:p>41.00%</text:p>
          </table:table-cell>
        </table:table-row>
        <table:table-row table:style-name="ro1">
          <table:table-cell office:value-type="string" calcext:value-type="string">
            <text:p>2016 Honda CR-V all-wheel drive</text:p>
          </table:table-cell>
          <table:table-cell office:value-type="currency" office:currency="USD" office:value="26086" calcext:value-type="currency">
            <text:p>$26,086.00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2" calcext:value-type="percentage">
            <text:p>42.00%</text:p>
          </table:table-cell>
        </table:table-row>
        <table:table-row table:style-name="ro1">
          <table:table-cell office:value-type="string" calcext:value-type="string">
            <text:p>2016 Honda ODYSSEY 4-door Wagon EX-L w/RES</text:p>
          </table:table-cell>
          <table:table-cell office:value-type="currency" office:currency="USD" office:value="39073" calcext:value-type="currency">
            <text:p>$39,073.00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>
          <table:table-cell office:value-type="string" calcext:value-type="string">
            <text:p>2016 Toyota COROLLA 4-door Sedan L AT</text:p>
          </table:table-cell>
          <table:table-cell office:value-type="currency" office:currency="USD" office:value="18742" calcext:value-type="currency">
            <text:p>$18,742.00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>
          <table:table-cell office:value-type="string" calcext:value-type="string">
            <text:p>2016 Toyota COROLLA 4-door Sedan LE Plus AT</text:p>
          </table:table-cell>
          <table:table-cell office:value-type="currency" office:currency="USD" office:value="20185" calcext:value-type="currency">
            <text:p>$20,185.00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>
          <table:table-cell office:value-type="string" calcext:value-type="string">
            <text:p>2016 Toyota COROLLA 4-door Sedan S AT</text:p>
          </table:table-cell>
          <table:table-cell office:value-type="currency" office:currency="USD" office:value="20420" calcext:value-type="currency">
            <text:p>$20,420.00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>
          <table:table-cell office:value-type="string" calcext:value-type="string">
            <text:p>2016 Toyota COROLLA 4-door Sedan S Plus AT</text:p>
          </table:table-cell>
          <table:table-cell office:value-type="currency" office:currency="USD" office:value="21134" calcext:value-type="currency">
            <text:p>$21,134.00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>
          <table:table-cell office:value-type="string" calcext:value-type="string">
            <text:p>2016 Toyota LAND CRUISER 4-door Wagon</text:p>
          </table:table-cell>
          <table:table-cell office:value-type="currency" office:currency="USD" office:value="82701" calcext:value-type="currency">
            <text:p>$82,701.00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>
          <table:table-cell office:value-type="string" calcext:value-type="string">
            <text:p>2016 Toyota SIENNA all-wheel drive 4-door Wagon Limited</text:p>
          </table:table-cell>
          <table:table-cell office:value-type="currency" office:currency="USD" office:value="44599" calcext:value-type="currency">
            <text:p>$44,599.00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>
          <table:table-cell office:value-type="string" calcext:value-type="string">
            <text:p>2016 Toyota TUNDRA 2-wheel drive Double Cab SR 5.7L V8</text:p>
          </table:table-cell>
          <table:table-cell office:value-type="currency" office:currency="USD" office:value="32133" calcext:value-type="currency">
            <text:p>$32,133.00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2" calcext:value-type="percentage">
            <text:p>42.00%</text:p>
          </table:table-cell>
        </table:table-row>
        <table:table-row table:style-name="ro1">
          <table:table-cell office:value-type="string" calcext:value-type="string">
            <text:p>2016 Acura RDX 4-door Wagon Advance</text:p>
          </table:table-cell>
          <table:table-cell office:value-type="currency" office:currency="USD" office:value="42840" calcext:value-type="currency">
            <text:p>$42,840.0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>
          <table:table-cell office:value-type="string" calcext:value-type="string">
            <text:p>2016 Audi A5 2-wheel drive Coupe 2.0T Premium MT</text:p>
          </table:table-cell>
          <table:table-cell office:value-type="currency" office:currency="USD" office:value="41925" calcext:value-type="currency">
            <text:p>$41,925.0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>
          <table:table-cell office:value-type="string" calcext:value-type="string">
            <text:p>2016 Audi A6 4-wheel drive Sedan 3.0L TDI Quattro Premium Plus</text:p>
          </table:table-cell>
          <table:table-cell office:value-type="currency" office:currency="USD" office:value="61775" calcext:value-type="currency">
            <text:p>$61,775.0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>
          <table:table-cell office:value-type="string" calcext:value-type="string">
            <text:p>2016 Audi A7 4-wheel drive Sedan Premium Plus</text:p>
          </table:table-cell>
          <table:table-cell office:value-type="currency" office:currency="USD" office:value="70575" calcext:value-type="currency">
            <text:p>$70,575.0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>
          <table:table-cell office:value-type="string" calcext:value-type="string">
            <text:p>2016 Audi RS 7 4-wheel drive Sedan Prestige</text:p>
          </table:table-cell>
          <table:table-cell office:value-type="currency" office:currency="USD" office:value="109825" calcext:value-type="currency">
            <text:p>$109,825.0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string" calcext:value-type="string">
            <text:p>2016 Audi S5 2-wheel drive Coupe Premium Plus AT</text:p>
          </table:table-cell>
          <table:table-cell office:value-type="currency" office:currency="USD" office:value="59825" calcext:value-type="currency">
            <text:p>$59,825.0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>
          <table:table-cell office:value-type="string" calcext:value-type="string">
            <text:p>2016 Audi S6 4-wheel drive Sedan Premium Plus</text:p>
          </table:table-cell>
          <table:table-cell office:value-type="currency" office:currency="USD" office:value="74675" calcext:value-type="currency">
            <text:p>$74,675.0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>
          <table:table-cell office:value-type="string" calcext:value-type="string">
            <text:p>2016 BMW X4 SERIES 4-wheel drive Wagon xDrive28i</text:p>
          </table:table-cell>
          <table:table-cell office:value-type="currency" office:currency="USD" office:value="51250" calcext:value-type="currency">
            <text:p>$51,250.0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string" calcext:value-type="string">
            <text:p>2016 BMW X5 SERIES 4-wheel drive Wagon xDrive35i</text:p>
          </table:table-cell>
          <table:table-cell office:value-type="currency" office:currency="USD" office:value="62016" calcext:value-type="currency">
            <text:p>$62,016.0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>
          <table:table-cell office:value-type="string" calcext:value-type="string">
            <text:p>2016 Honda ACCORD Sedan 4-door LX AT</text:p>
          </table:table-cell>
          <table:table-cell office:value-type="currency" office:currency="USD" office:value="24199" calcext:value-type="currency">
            <text:p>$24,199.0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2" calcext:value-type="percentage">
            <text:p>42.00%</text:p>
          </table:table-cell>
        </table:table-row>
        <table:table-row table:style-name="ro1">
          <table:table-cell office:value-type="string" calcext:value-type="string">
            <text:p>2016 Honda CR-V 2-door 4-door Wagon Touring</text:p>
          </table:table-cell>
          <table:table-cell office:value-type="currency" office:currency="USD" office:value="33175" calcext:value-type="currency">
            <text:p>$33,175.0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string" calcext:value-type="string">
            <text:p>2016 Honda CR-V all-wheel drive 4-door Wagon Touring</text:p>
          </table:table-cell>
          <table:table-cell office:value-type="currency" office:currency="USD" office:value="34450" calcext:value-type="currency">
            <text:p>$34,450.0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1" calcext:value-type="percentage">
            <text:p>41.00%</text:p>
          </table:table-cell>
        </table:table-row>
        <table:table-row table:style-name="ro1">
          <table:table-cell office:value-type="string" calcext:value-type="string">
            <text:p>2016 Honda ODYSSEY 4-door Wagon LX</text:p>
          </table:table-cell>
          <table:table-cell office:value-type="currency" office:currency="USD" office:value="30493" calcext:value-type="currency">
            <text:p>$30,493.0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>
          <table:table-cell office:value-type="string" calcext:value-type="string">
            <text:p>2016 Honda ODYSSEY 4-door Wagon EX</text:p>
          </table:table-cell>
          <table:table-cell office:value-type="currency" office:currency="USD" office:value="33864" calcext:value-type="currency">
            <text:p>$33,864.0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>
          <table:table-cell office:value-type="string" calcext:value-type="string">
            <text:p>2016 Honda ODYSSEY 4-door Wagon EX-L w/Nav</text:p>
          </table:table-cell>
          <table:table-cell office:value-type="currency" office:currency="USD" office:value="39482" calcext:value-type="currency">
            <text:p>$39,482.0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>
          <table:table-cell office:value-type="string" calcext:value-type="string">
            <text:p>2016 Toyota CAMRY 4-door Sedan SE</text:p>
          </table:table-cell>
          <table:table-cell office:value-type="currency" office:currency="USD" office:value="25158" calcext:value-type="currency">
            <text:p>$25,158.0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1" calcext:value-type="percentage">
            <text:p>41.00%</text:p>
          </table:table-cell>
        </table:table-row>
        <table:table-row table:style-name="ro1">
          <table:table-cell office:value-type="string" calcext:value-type="string">
            <text:p>2016 Toyota CAMRY HYBRID 4-door Sedan LE</text:p>
          </table:table-cell>
          <table:table-cell office:value-type="currency" office:currency="USD" office:value="28167" calcext:value-type="currency">
            <text:p>$28,167.0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1" calcext:value-type="percentage">
            <text:p>41.00%</text:p>
          </table:table-cell>
        </table:table-row>
        <table:table-row table:style-name="ro1">
          <table:table-cell office:value-type="string" calcext:value-type="string">
            <text:p>2016 Toyota CAMRY HYBRID 4-door Sedan SE</text:p>
          </table:table-cell>
          <table:table-cell office:value-type="currency" office:currency="USD" office:value="29396" calcext:value-type="currency">
            <text:p>$29,396.0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1" calcext:value-type="percentage">
            <text:p>41.00%</text:p>
          </table:table-cell>
        </table:table-row>
        <table:table-row table:style-name="ro1">
          <table:table-cell office:value-type="string" calcext:value-type="string">
            <text:p>2016 Toyota COROLLA 4-door Sedan ECO AT</text:p>
          </table:table-cell>
          <table:table-cell office:value-type="currency" office:currency="USD" office:value="20185" calcext:value-type="currency">
            <text:p>$20,185.0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>
          <table:table-cell office:value-type="string" calcext:value-type="string">
            <text:p>2016 Toyota HIGHLANDER HYBRID 4-door Wagon Limited</text:p>
          </table:table-cell>
          <table:table-cell office:value-type="currency" office:currency="USD" office:value="49607" calcext:value-type="currency">
            <text:p>$49,607.0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>
          <table:table-cell office:value-type="string" calcext:value-type="string">
            <text:p>2016 Toyota SIENNA 2-wheel drive 4-door Wagon</text:p>
          </table:table-cell>
          <table:table-cell office:value-type="currency" office:currency="USD" office:value="30115" calcext:value-type="currency">
            <text:p>$30,115.0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>
          <table:table-cell office:value-type="string" calcext:value-type="string">
            <text:p>2016 Toyota SIENNA all-wheel drive 4-door Wagon LE</text:p>
          </table:table-cell>
          <table:table-cell office:value-type="currency" office:currency="USD" office:value="35488" calcext:value-type="currency">
            <text:p>$35,488.0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>
          <table:table-cell office:value-type="string" calcext:value-type="string">
            <text:p>2016 Toyota TUNDRA 4-wheel drive Double Cab TRD Pro 5.7L V8</text:p>
          </table:table-cell>
          <table:table-cell office:value-type="currency" office:currency="USD" office:value="43882" calcext:value-type="currency">
            <text:p>$43,882.0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1" calcext:value-type="percentage">
            <text:p>41.00%</text:p>
          </table:table-cell>
        </table:table-row>
        <table:table-row table:style-name="ro1">
          <table:table-cell office:value-type="string" calcext:value-type="string">
            <text:p>2016 Acura MDX 2-wheel drive 4-door Wagon Advance</text:p>
          </table:table-cell>
          <table:table-cell office:value-type="currency" office:currency="USD" office:value="54000" calcext:value-type="currency">
            <text:p>$54,000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>
          <table:table-cell office:value-type="string" calcext:value-type="string">
            <text:p>2016 Acura MDX 2-wheel drive 4-door Wagon Advance w/RES</text:p>
          </table:table-cell>
          <table:table-cell office:value-type="currency" office:currency="USD" office:value="56000" calcext:value-type="currency">
            <text:p>$56,000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>
          <table:table-cell office:value-type="string" calcext:value-type="string">
            <text:p>2016 Acura MDX 4-wheel drive 4-door Wagon Advance</text:p>
          </table:table-cell>
          <table:table-cell office:value-type="currency" office:currency="USD" office:value="56000" calcext:value-type="currency">
            <text:p>$56,000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>
          <table:table-cell office:value-type="string" calcext:value-type="string">
            <text:p>2016 Acura MDX 4-wheel drive 4-door Wagon Advance w/RES</text:p>
          </table:table-cell>
          <table:table-cell office:value-type="currency" office:currency="USD" office:value="58000" calcext:value-type="currency">
            <text:p>$58,000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string" calcext:value-type="string">
            <text:p>2016 Acura RDX 4-door Wagon Advance all-wheel drive</text:p>
          </table:table-cell>
          <table:table-cell office:value-type="currency" office:currency="USD" office:value="44340" calcext:value-type="currency">
            <text:p>$44,340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>
          <table:table-cell office:value-type="string" calcext:value-type="string">
            <text:p>2016 Audi A3 4-wheel drive Sedan 1.8T Premium</text:p>
          </table:table-cell>
          <table:table-cell office:value-type="currency" office:currency="USD" office:value="32325" calcext:value-type="currency">
            <text:p>$32,325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>
          <table:table-cell office:value-type="string" calcext:value-type="string">
            <text:p>2016 Audi A3 4-wheel drive Sedan 2.0T Quattro Premium Plus</text:p>
          </table:table-cell>
          <table:table-cell office:value-type="currency" office:currency="USD" office:value="37825" calcext:value-type="currency">
            <text:p>$37,825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>
          <table:table-cell office:value-type="string" calcext:value-type="string">
            <text:p>2016 Audi A3 4-wheel drive Sedan 2.0 TDI Prestige</text:p>
          </table:table-cell>
          <table:table-cell office:value-type="currency" office:currency="USD" office:value="43225" calcext:value-type="currency">
            <text:p>$43,225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>
          <table:table-cell office:value-type="string" calcext:value-type="string">
            <text:p>2016 Audi A3 2-wheel drive Convertible Quattro 2.0T Premium</text:p>
          </table:table-cell>
          <table:table-cell office:value-type="currency" office:currency="USD" office:value="41025" calcext:value-type="currency">
            <text:p>$41,025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>
          <table:table-cell office:value-type="string" calcext:value-type="string">
            <text:p>2016 Audi A6 4-wheel drive Sedan 2.0T Premium</text:p>
          </table:table-cell>
          <table:table-cell office:value-type="currency" office:currency="USD" office:value="50725" calcext:value-type="currency">
            <text:p>$50,725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>
          <table:table-cell office:value-type="string" calcext:value-type="string">
            <text:p>2016 Audi A6 4-wheel drive Sedan 2.0T Premium Plus</text:p>
          </table:table-cell>
          <table:table-cell office:value-type="currency" office:currency="USD" office:value="52175" calcext:value-type="currency">
            <text:p>$52,175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>
          <table:table-cell office:value-type="string" calcext:value-type="string">
            <text:p>2016 Audi Q5 4-wheel drive Wagon 3.0T Prestige</text:p>
          </table:table-cell>
          <table:table-cell office:value-type="currency" office:currency="USD" office:value="54425" calcext:value-type="currency">
            <text:p>$54,425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>
          <table:table-cell office:value-type="string" calcext:value-type="string">
            <text:p>2016 Audi RS 5 2-wheel drive Coupe</text:p>
          </table:table-cell>
          <table:table-cell office:value-type="currency" office:currency="USD" office:value="76234" calcext:value-type="currency">
            <text:p>$76,234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>
          <table:table-cell office:value-type="string" calcext:value-type="string">
            <text:p>2016 Audi S5 2-wheel drive Coupe Premium Plus MT</text:p>
          </table:table-cell>
          <table:table-cell office:value-type="currency" office:currency="USD" office:value="58825" calcext:value-type="currency">
            <text:p>$58,825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>
          <table:table-cell office:value-type="string" calcext:value-type="string">
            <text:p>2016 Audi S7 4-wheel drive Sedan Prestige</text:p>
          </table:table-cell>
          <table:table-cell office:value-type="currency" office:currency="USD" office:value="88975" calcext:value-type="currency">
            <text:p>$88,975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>
          <table:table-cell office:value-type="string" calcext:value-type="string">
            <text:p>2016 BMW 4 SERIES GRAN Coupe 4-wheel drive Sedan 428i</text:p>
          </table:table-cell>
          <table:table-cell office:value-type="currency" office:currency="USD" office:value="48561" calcext:value-type="currency">
            <text:p>$48,561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>
          <table:table-cell office:value-type="string" calcext:value-type="string">
            <text:p>2016 BMW X3 SERIES 4-wheel drive Wagon xDrive28d</text:p>
          </table:table-cell>
          <table:table-cell office:value-type="currency" office:currency="USD" office:value="48700" calcext:value-type="currency">
            <text:p>$48,700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>
          <table:table-cell office:value-type="string" calcext:value-type="string">
            <text:p>2016 BMW X4 SERIES 4-wheel drive Wagon xDrive35i</text:p>
          </table:table-cell>
          <table:table-cell office:value-type="currency" office:currency="USD" office:value="59250" calcext:value-type="currency">
            <text:p>$59,250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>
          <table:table-cell office:value-type="string" calcext:value-type="string">
            <text:p>2016 Honda ACCORD Coupe 2-door EX-L V6 AT</text:p>
          </table:table-cell>
          <table:table-cell office:value-type="currency" office:currency="USD" office:value="32226" calcext:value-type="currency">
            <text:p>$32,226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string" calcext:value-type="string">
            <text:p>2016 Honda ACCORD Sedan 4-door Sport AT</text:p>
          </table:table-cell>
          <table:table-cell office:value-type="currency" office:currency="USD" office:value="25994" calcext:value-type="currency">
            <text:p>$25,994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1" calcext:value-type="percentage">
            <text:p>41.00%</text:p>
          </table:table-cell>
        </table:table-row>
        <table:table-row table:style-name="ro1">
          <table:table-cell office:value-type="string" calcext:value-type="string">
            <text:p>2016 Honda ACCORD Sedan 4-door EX AT</text:p>
          </table:table-cell>
          <table:table-cell office:value-type="currency" office:currency="USD" office:value="27183" calcext:value-type="currency">
            <text:p>$27,183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1" calcext:value-type="percentage">
            <text:p>41.00%</text:p>
          </table:table-cell>
        </table:table-row>
        <table:table-row table:style-name="ro1">
          <table:table-cell office:value-type="string" calcext:value-type="string">
            <text:p>2016 Honda ODYSSEY 4-door Wagon Touring</text:p>
          </table:table-cell>
          <table:table-cell office:value-type="currency" office:currency="USD" office:value="43828" calcext:value-type="currency">
            <text:p>$43,828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string" calcext:value-type="string">
            <text:p>2016 Toyota CAMRY 4-door Sedan XSE</text:p>
          </table:table-cell>
          <table:table-cell office:value-type="currency" office:currency="USD" office:value="27514" calcext:value-type="currency">
            <text:p>$27,514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string" calcext:value-type="string">
            <text:p>2016 Toyota CAMRY HYBRID 4-door Sedan XLE</text:p>
          </table:table-cell>
          <table:table-cell office:value-type="currency" office:currency="USD" office:value="31421" calcext:value-type="currency">
            <text:p>$31,421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string" calcext:value-type="string">
            <text:p>2016 Toyota COROLLA 4-door Sedan LE Premium AT</text:p>
          </table:table-cell>
          <table:table-cell office:value-type="currency" office:currency="USD" office:value="23307" calcext:value-type="currency">
            <text:p>$23,307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>
          <table:table-cell office:value-type="string" calcext:value-type="string">
            <text:p>2016 Toyota SIENNA 2-wheel drive 4-door Wagon LE</text:p>
          </table:table-cell>
          <table:table-cell office:value-type="currency" office:currency="USD" office:value="32904" calcext:value-type="currency">
            <text:p>$32,904.00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string" calcext:value-type="string">
            <text:p>2016 Acura ILX 4-door Sedan 2.4L Premium</text:p>
          </table:table-cell>
          <table:table-cell office:value-type="currency" office:currency="USD" office:value="30820" calcext:value-type="currency">
            <text:p>$30,820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string" calcext:value-type="string">
            <text:p>2016 Acura TLX 4-door Sedan V6</text:p>
          </table:table-cell>
          <table:table-cell office:value-type="currency" office:currency="USD" office:value="36972" calcext:value-type="currency">
            <text:p>$36,972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>
          <table:table-cell office:value-type="string" calcext:value-type="string">
            <text:p>2016 Audi A5 2-wheel drive Coupe 2.0T Premium Plus AT</text:p>
          </table:table-cell>
          <table:table-cell office:value-type="currency" office:currency="USD" office:value="47625" calcext:value-type="currency">
            <text:p>$47,625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>
          <table:table-cell office:value-type="string" calcext:value-type="string">
            <text:p>2016 Audi A6 4-wheel drive Sedan 2.0L Quattro Premium</text:p>
          </table:table-cell>
          <table:table-cell office:value-type="currency" office:currency="USD" office:value="52925" calcext:value-type="currency">
            <text:p>$52,925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>
          <table:table-cell office:value-type="string" calcext:value-type="string">
            <text:p>2016 Audi A6 4-wheel drive Sedan 2.0L Quattro Premium Plus</text:p>
          </table:table-cell>
          <table:table-cell office:value-type="currency" office:currency="USD" office:value="54375" calcext:value-type="currency">
            <text:p>$54,375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>
          <table:table-cell office:value-type="string" calcext:value-type="string">
            <text:p>2016 Audi S5 2-wheel drive Convertible Premium Plus</text:p>
          </table:table-cell>
          <table:table-cell office:value-type="currency" office:currency="USD" office:value="65725" calcext:value-type="currency">
            <text:p>$65,725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string" calcext:value-type="string">
            <text:p>2016 Audi S8 4-wheel drive Sedan 4-wheel drive Sedan</text:p>
          </table:table-cell>
          <table:table-cell office:value-type="currency" office:currency="USD" office:value="115825" calcext:value-type="currency">
            <text:p>$115,825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>
          <table:table-cell office:value-type="string" calcext:value-type="string">
            <text:p>2016 BMW X3 SERIES 4-wheel drive Wagon sDrive28i</text:p>
          </table:table-cell>
          <table:table-cell office:value-type="currency" office:currency="USD" office:value="44750" calcext:value-type="currency">
            <text:p>$44,750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>
          <table:table-cell office:value-type="string" calcext:value-type="string">
            <text:p>2016 Honda ACCORD Coupe 2-door LX-S AT</text:p>
          </table:table-cell>
          <table:table-cell office:value-type="currency" office:currency="USD" office:value="25953" calcext:value-type="currency">
            <text:p>$25,953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string" calcext:value-type="string">
            <text:p>2016 Honda ACCORD Coupe 2-door EX AT</text:p>
          </table:table-cell>
          <table:table-cell office:value-type="currency" office:currency="USD" office:value="27662" calcext:value-type="currency">
            <text:p>$27,662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string" calcext:value-type="string">
            <text:p>2016 Honda ACCORD Coupe 2-door EX-L AT</text:p>
          </table:table-cell>
          <table:table-cell office:value-type="currency" office:currency="USD" office:value="29901" calcext:value-type="currency">
            <text:p>$29,901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string" calcext:value-type="string">
            <text:p>2016 Honda ACCORD Sedan 4-door LX MT</text:p>
          </table:table-cell>
          <table:table-cell office:value-type="currency" office:currency="USD" office:value="23383" calcext:value-type="currency">
            <text:p>$23,383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string" calcext:value-type="string">
            <text:p>2016 Honda ACCORD Sedan 4-door EX-L AT</text:p>
          </table:table-cell>
          <table:table-cell office:value-type="currency" office:currency="USD" office:value="29824" calcext:value-type="currency">
            <text:p>$29,824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string" calcext:value-type="string">
            <text:p>2016 Honda ACCORD Sedan 4-door EX-L V6 AT</text:p>
          </table:table-cell>
          <table:table-cell office:value-type="currency" office:currency="USD" office:value="31941" calcext:value-type="currency">
            <text:p>$31,941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string" calcext:value-type="string">
            <text:p>2016 Honda ACCORD Sedan 4-door Sedan Hybrid</text:p>
          </table:table-cell>
          <table:table-cell office:value-type="currency" office:currency="USD" office:value="30727" calcext:value-type="currency">
            <text:p>$30,727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string" calcext:value-type="string">
            <text:p>2016 Honda ACCORD Sedan 4-door Sedan EX-L Hybrid</text:p>
          </table:table-cell>
          <table:table-cell office:value-type="currency" office:currency="USD" office:value="33532" calcext:value-type="currency">
            <text:p>$33,532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string" calcext:value-type="string">
            <text:p>2016 Toyota AVALON 4-door Sedan XLE</text:p>
          </table:table-cell>
          <table:table-cell office:value-type="currency" office:currency="USD" office:value="33818" calcext:value-type="currency">
            <text:p>$33,818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string" calcext:value-type="string">
            <text:p>2016 Toyota CAMRY 4-door Sedan LE</text:p>
          </table:table-cell>
          <table:table-cell office:value-type="currency" office:currency="USD" office:value="24270" calcext:value-type="currency">
            <text:p>$24,270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>
          <table:table-cell office:value-type="string" calcext:value-type="string">
            <text:p>2016 Toyota COROLLA 4-door Sedan L MT</text:p>
          </table:table-cell>
          <table:table-cell office:value-type="currency" office:currency="USD" office:value="18130" calcext:value-type="currency">
            <text:p>$18,130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string" calcext:value-type="string">
            <text:p>2016 Toyota COROLLA 4-door Sedan S Premium AT</text:p>
          </table:table-cell>
          <table:table-cell office:value-type="currency" office:currency="USD" office:value="24255" calcext:value-type="currency">
            <text:p>$24,255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string" calcext:value-type="string">
            <text:p>2016 Toyota COROLLA 4-door Sedan ECO Premium AT</text:p>
          </table:table-cell>
          <table:table-cell office:value-type="currency" office:currency="USD" office:value="24021" calcext:value-type="currency">
            <text:p>$24,021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string" calcext:value-type="string">
            <text:p>2016 Toyota HIGHLANDER HYBRID 4-door Wagon Platinum</text:p>
          </table:table-cell>
          <table:table-cell office:value-type="currency" office:currency="USD" office:value="52147" calcext:value-type="currency">
            <text:p>$52,147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2" calcext:value-type="percentage">
            <text:p>42.00%</text:p>
          </table:table-cell>
        </table:table-row>
        <table:table-row table:style-name="ro1">
          <table:table-cell office:value-type="string" calcext:value-type="string">
            <text:p>2016 Toyota PRIUS C 5-door Hatchback One</text:p>
          </table:table-cell>
          <table:table-cell office:value-type="currency" office:currency="USD" office:value="20780" calcext:value-type="currency">
            <text:p>$20,780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>
          <table:table-cell office:value-type="string" calcext:value-type="string">
            <text:p>2016 Toyota PRIUS C 5-door Hatchback Two</text:p>
          </table:table-cell>
          <table:table-cell office:value-type="currency" office:currency="USD" office:value="21596" calcext:value-type="currency">
            <text:p>$21,596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>
          <table:table-cell office:value-type="string" calcext:value-type="string">
            <text:p>2016 Toyota PRIUS V 5-door Hatchback Two</text:p>
          </table:table-cell>
          <table:table-cell office:value-type="currency" office:currency="USD" office:value="28050" calcext:value-type="currency">
            <text:p>$28,050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string" calcext:value-type="string">
            <text:p>2016 Toyota PRIUS V 5-door Hatchback Three</text:p>
          </table:table-cell>
          <table:table-cell office:value-type="currency" office:currency="USD" office:value="29462" calcext:value-type="currency">
            <text:p>$29,462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string" calcext:value-type="string">
            <text:p>2016 Toyota SEQUOIA 4-wheel drive 4-door Wagon 5.7L SR5</text:p>
          </table:table-cell>
          <table:table-cell office:value-type="currency" office:currency="USD" office:value="50589" calcext:value-type="currency">
            <text:p>$50,589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string" calcext:value-type="string">
            <text:p>2016 Toyota SEQUOIA 4-wheel drive 4-door Wagon 5.7L Limited</text:p>
          </table:table-cell>
          <table:table-cell office:value-type="currency" office:currency="USD" office:value="61824" calcext:value-type="currency">
            <text:p>$61,824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string" calcext:value-type="string">
            <text:p>2016 Toyota SEQUOIA 4-wheel drive 4-door Wagon 5.7L Platinum</text:p>
          </table:table-cell>
          <table:table-cell office:value-type="currency" office:currency="USD" office:value="67039" calcext:value-type="currency">
            <text:p>$67,039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string" calcext:value-type="string">
            <text:p>2016 Toyota SIENNA 2-wheel drive 4-door Wagon Limited</text:p>
          </table:table-cell>
          <table:table-cell office:value-type="currency" office:currency="USD" office:value="43445" calcext:value-type="currency">
            <text:p>$43,445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>
          <table:table-cell office:value-type="string" calcext:value-type="string">
            <text:p>2016 Toyota SIENNA all-wheel drive 4-door Wagon Limited Premium</text:p>
          </table:table-cell>
          <table:table-cell office:value-type="currency" office:currency="USD" office:value="48041" calcext:value-type="currency">
            <text:p>$48,041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string" calcext:value-type="string">
            <text:p>2016 Toyota TUNDRA 2-wheel drive Double Cab SR5 4.6L V8</text:p>
          </table:table-cell>
          <table:table-cell office:value-type="currency" office:currency="USD" office:value="33228" calcext:value-type="currency">
            <text:p>$33,228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string" calcext:value-type="string">
            <text:p>2016 Toyota TUNDRA 2-wheel drive Double Cab SR5 5.7L V8</text:p>
          </table:table-cell>
          <table:table-cell office:value-type="currency" office:currency="USD" office:value="34777" calcext:value-type="currency">
            <text:p>$34,777.00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string" calcext:value-type="string">
            <text:p>2016 Acura ILX 4-door Sedan 2.4L Tech</text:p>
          </table:table-cell>
          <table:table-cell office:value-type="currency" office:currency="USD" office:value="33820" calcext:value-type="currency">
            <text:p>$33,820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>
          <table:table-cell office:value-type="string" calcext:value-type="string">
            <text:p>2016 Acura TLX 4-door Sedan V6 Tech</text:p>
          </table:table-cell>
          <table:table-cell office:value-type="currency" office:currency="USD" office:value="41108" calcext:value-type="currency">
            <text:p>$41,108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>
          <table:table-cell office:value-type="string" calcext:value-type="string">
            <text:p>2016 Acura TLX 4-door Sedan V6 all-wheel drive Tech</text:p>
          </table:table-cell>
          <table:table-cell office:value-type="currency" office:currency="USD" office:value="43353" calcext:value-type="currency">
            <text:p>$43,353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>
          <table:table-cell office:value-type="string" calcext:value-type="string">
            <text:p>2016 Audi A3 2-wheel drive Convertible 1.8T Premium</text:p>
          </table:table-cell>
          <table:table-cell office:value-type="currency" office:currency="USD" office:value="38025" calcext:value-type="currency">
            <text:p>$38,025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>
          <table:table-cell office:value-type="string" calcext:value-type="string">
            <text:p>2016 Audi A3 2-wheel drive Convertible Quattro 2.0T Premium Plus</text:p>
          </table:table-cell>
          <table:table-cell office:value-type="currency" office:currency="USD" office:value="43225" calcext:value-type="currency">
            <text:p>$43,225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>
          <table:table-cell office:value-type="string" calcext:value-type="string">
            <text:p>2016 Audi A3 2-wheel drive Convertible Quattro 2.0T Premium Plus</text:p>
          </table:table-cell>
          <table:table-cell office:value-type="currency" office:currency="USD" office:value="43225" calcext:value-type="currency">
            <text:p>$43,225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>
          <table:table-cell office:value-type="string" calcext:value-type="string">
            <text:p>2016 Audi A5 2-wheel drive Coupe 2.0T Premium Plus MT</text:p>
          </table:table-cell>
          <table:table-cell office:value-type="currency" office:currency="USD" office:value="46625" calcext:value-type="currency">
            <text:p>$46,625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string" calcext:value-type="string">
            <text:p>2016 Audi A5 2-wheel drive Convertible 2.0T Premium</text:p>
          </table:table-cell>
          <table:table-cell office:value-type="currency" office:currency="USD" office:value="49325" calcext:value-type="currency">
            <text:p>$49,325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string" calcext:value-type="string">
            <text:p>2016 Audi A6 4-wheel drive Sedan 3.0L Quattro Premium Plus</text:p>
          </table:table-cell>
          <table:table-cell office:value-type="currency" office:currency="USD" office:value="59675" calcext:value-type="currency">
            <text:p>$59,675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>
          <table:table-cell office:value-type="string" calcext:value-type="string">
            <text:p>2016 Audi A7 4-wheel drive Sedan Prestige</text:p>
          </table:table-cell>
          <table:table-cell office:value-type="currency" office:currency="USD" office:value="73375" calcext:value-type="currency">
            <text:p>$73,375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string" calcext:value-type="string">
            <text:p>2016 Audi A8 4-wheel drive Sedan L 3.0T</text:p>
          </table:table-cell>
          <table:table-cell office:value-type="currency" office:currency="USD" office:value="84675" calcext:value-type="currency">
            <text:p>$84,675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string" calcext:value-type="string">
            <text:p>2016 Audi ALLROAD 4-wheel drive Wagon Premium</text:p>
          </table:table-cell>
          <table:table-cell office:value-type="currency" office:currency="USD" office:value="44125" calcext:value-type="currency">
            <text:p>$44,125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>
          <table:table-cell office:value-type="string" calcext:value-type="string">
            <text:p>2016 Audi S4 4-wheel drive Sedan Prestige AT</text:p>
          </table:table-cell>
          <table:table-cell office:value-type="currency" office:currency="USD" office:value="58925" calcext:value-type="currency">
            <text:p>$58,925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>
          <table:table-cell office:value-type="string" calcext:value-type="string">
            <text:p>2016 Audi S5 2-wheel drive Coupe Prestige MT</text:p>
          </table:table-cell>
          <table:table-cell office:value-type="currency" office:currency="USD" office:value="62175" calcext:value-type="currency">
            <text:p>$62,175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>
          <table:table-cell office:value-type="string" calcext:value-type="string">
            <text:p>2016 Audi S5 2-wheel drive Coupe Prestige AT</text:p>
          </table:table-cell>
          <table:table-cell office:value-type="currency" office:currency="USD" office:value="63175" calcext:value-type="currency">
            <text:p>$63,175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string" calcext:value-type="string">
            <text:p>2016 BMW 4 SERIES GRAN Coupe 4-wheel drive Sedan 428i xDrive</text:p>
          </table:table-cell>
          <table:table-cell office:value-type="currency" office:currency="USD" office:value="51061" calcext:value-type="currency">
            <text:p>$51,061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string" calcext:value-type="string">
            <text:p>2016 BMW 4 SERIES GRAN Coupe 4-wheel drive Sedan 435i</text:p>
          </table:table-cell>
          <table:table-cell office:value-type="currency" office:currency="USD" office:value="59248" calcext:value-type="currency">
            <text:p>$59,248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string" calcext:value-type="string">
            <text:p>2016 BMW 4 SERIES GRAN Coupe 4-wheel drive Sedan 435i xDrive</text:p>
          </table:table-cell>
          <table:table-cell office:value-type="currency" office:currency="USD" office:value="61747" calcext:value-type="currency">
            <text:p>$61,747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string" calcext:value-type="string">
            <text:p>2016 BMW 6 SERIES 2-wheel drive Coupe 640i</text:p>
          </table:table-cell>
          <table:table-cell office:value-type="currency" office:currency="USD" office:value="83650" calcext:value-type="currency">
            <text:p>$83,650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>
          <table:table-cell office:value-type="string" calcext:value-type="string">
            <text:p>2016 BMW 6 SERIES 2-wheel drive Coupe 640i xDrive</text:p>
          </table:table-cell>
          <table:table-cell office:value-type="currency" office:currency="USD" office:value="85750" calcext:value-type="currency">
            <text:p>$85,750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>
          <table:table-cell office:value-type="string" calcext:value-type="string">
            <text:p>2016 BMW 6 SERIES GRAN Coupe 4-wheel drive Sedan 640i</text:p>
          </table:table-cell>
          <table:table-cell office:value-type="currency" office:currency="USD" office:value="86350" calcext:value-type="currency">
            <text:p>$86,350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>
          <table:table-cell office:value-type="string" calcext:value-type="string">
            <text:p>2016 BMW 6 SERIES GRAN Coupe 4-wheel drive Sedan 640i xDrive</text:p>
          </table:table-cell>
          <table:table-cell office:value-type="currency" office:currency="USD" office:value="88500" calcext:value-type="currency">
            <text:p>$88,500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>
          <table:table-cell office:value-type="string" calcext:value-type="string">
            <text:p>2016 BMW X3 SERIES 4-wheel drive Wagon xDrive35i</text:p>
          </table:table-cell>
          <table:table-cell office:value-type="currency" office:currency="USD" office:value="54700" calcext:value-type="currency">
            <text:p>$54,700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string" calcext:value-type="string">
            <text:p>2016 Honda ACCORD Coupe 2-door EX-L AT w/Nav</text:p>
          </table:table-cell>
          <table:table-cell office:value-type="currency" office:currency="USD" office:value="31711" calcext:value-type="currency">
            <text:p>$31,711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>
          <table:table-cell office:value-type="string" calcext:value-type="string">
            <text:p>2016 Honda ACCORD Coupe 2-door EX-L V6 AT w/Nav</text:p>
          </table:table-cell>
          <table:table-cell office:value-type="currency" office:currency="USD" office:value="34037" calcext:value-type="currency">
            <text:p>$34,037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>
          <table:table-cell office:value-type="string" calcext:value-type="string">
            <text:p>2016 Honda ACCORD Sedan 4-door Sport MT</text:p>
          </table:table-cell>
          <table:table-cell office:value-type="currency" office:currency="USD" office:value="25178" calcext:value-type="currency">
            <text:p>$25,178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>
          <table:table-cell office:value-type="string" calcext:value-type="string">
            <text:p>2016 Honda ACCORD Sedan 4-door EX MT</text:p>
          </table:table-cell>
          <table:table-cell office:value-type="currency" office:currency="USD" office:value="26367" calcext:value-type="currency">
            <text:p>$26,367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>
          <table:table-cell office:value-type="string" calcext:value-type="string">
            <text:p>2016 Honda ACCORD Sedan 4-door EX-L V6 AT w/Nav</text:p>
          </table:table-cell>
          <table:table-cell office:value-type="currency" office:currency="USD" office:value="33751" calcext:value-type="currency">
            <text:p>$33,751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>
          <table:table-cell office:value-type="string" calcext:value-type="string">
            <text:p>2016 Toyota AVALON 4-door Sedan XLE Premium</text:p>
          </table:table-cell>
          <table:table-cell office:value-type="currency" office:currency="USD" office:value="35713" calcext:value-type="currency">
            <text:p>$35,713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string" calcext:value-type="string">
            <text:p>2016 Toyota AVALON 4-door Sedan XLE Touring</text:p>
          </table:table-cell>
          <table:table-cell office:value-type="currency" office:currency="USD" office:value="37694" calcext:value-type="currency">
            <text:p>$37,694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string" calcext:value-type="string">
            <text:p>2016 Toyota CAMRY 4-door Sedan XLE</text:p>
          </table:table-cell>
          <table:table-cell office:value-type="currency" office:currency="USD" office:value="27514" calcext:value-type="currency">
            <text:p>$27,514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>
          <table:table-cell office:value-type="string" calcext:value-type="string">
            <text:p>2016 Toyota CAMRY 4-door Sedan XSE V6</text:p>
          </table:table-cell>
          <table:table-cell office:value-type="currency" office:currency="USD" office:value="32838" calcext:value-type="currency">
            <text:p>$32,838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>
          <table:table-cell office:value-type="string" calcext:value-type="string">
            <text:p>2016 Toyota PRIUS C 5-door Hatchback Three</text:p>
          </table:table-cell>
          <table:table-cell office:value-type="currency" office:currency="USD" office:value="23448" calcext:value-type="currency">
            <text:p>$23,448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>
          <table:table-cell office:value-type="string" calcext:value-type="string">
            <text:p>2016 Toyota PRIUS V 5-door Hatchback Four</text:p>
          </table:table-cell>
          <table:table-cell office:value-type="currency" office:currency="USD" office:value="31130" calcext:value-type="currency">
            <text:p>$31,130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>
          <table:table-cell office:value-type="string" calcext:value-type="string">
            <text:p>2016 Toyota YARIS 5-door Hatchback LE AT</text:p>
          </table:table-cell>
          <table:table-cell office:value-type="currency" office:currency="USD" office:value="18066" calcext:value-type="currency">
            <text:p>$18,066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>
          <table:table-cell office:value-type="string" calcext:value-type="string">
            <text:p>2016 Toyota YARIS 5-door Hatchback SE AT</text:p>
          </table:table-cell>
          <table:table-cell office:value-type="currency" office:currency="USD" office:value="18821" calcext:value-type="currency">
            <text:p>$18,821.00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>
          <table:table-cell office:value-type="string" calcext:value-type="string">
            <text:p>2016 Acura ILX 4-door Sedan 2.4L</text:p>
          </table:table-cell>
          <table:table-cell office:value-type="currency" office:currency="USD" office:value="28820" calcext:value-type="currency">
            <text:p>$28,820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>
          <table:table-cell office:value-type="string" calcext:value-type="string">
            <text:p>2016 Acura ILX 4-door Sedan 2.4L Premium &amp; A-SPEC</text:p>
          </table:table-cell>
          <table:table-cell office:value-type="currency" office:currency="USD" office:value="32810" calcext:value-type="currency">
            <text:p>$32,810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>
          <table:table-cell office:value-type="string" calcext:value-type="string">
            <text:p>2016 Acura ILX 4-door Sedan 2.4L Tech &amp; A-SPEC</text:p>
          </table:table-cell>
          <table:table-cell office:value-type="currency" office:currency="USD" office:value="35810" calcext:value-type="currency">
            <text:p>$35,810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>
          <table:table-cell office:value-type="string" calcext:value-type="string">
            <text:p>2016 Acura TLX 4-door Sedan</text:p>
          </table:table-cell>
          <table:table-cell office:value-type="currency" office:currency="USD" office:value="33018" calcext:value-type="currency">
            <text:p>$33,018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>
          <table:table-cell office:value-type="string" calcext:value-type="string">
            <text:p>2016 Acura TLX 4-door Sedan Tech</text:p>
          </table:table-cell>
          <table:table-cell office:value-type="currency" office:currency="USD" office:value="37155" calcext:value-type="currency">
            <text:p>$37,155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>
          <table:table-cell office:value-type="string" calcext:value-type="string">
            <text:p>2016 Audi A3 4-wheel drive Sedan 1.8T Premium Plus</text:p>
          </table:table-cell>
          <table:table-cell office:value-type="currency" office:currency="USD" office:value="34525" calcext:value-type="currency">
            <text:p>$34,525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string" calcext:value-type="string">
            <text:p>2016 Audi A6 4-wheel drive Sedan 3.0L TDI Quattro Prestige</text:p>
          </table:table-cell>
          <table:table-cell office:value-type="currency" office:currency="USD" office:value="66925" calcext:value-type="currency">
            <text:p>$66,925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>
          <table:table-cell office:value-type="string" calcext:value-type="string">
            <text:p>2016 Audi A8 4-wheel drive Sedan L TDI</text:p>
          </table:table-cell>
          <table:table-cell office:value-type="currency" office:currency="USD" office:value="88375" calcext:value-type="currency">
            <text:p>$88,375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>
          <table:table-cell office:value-type="string" calcext:value-type="string">
            <text:p>2016 Audi Q5 4-wheel drive Wagon 2.0T Prestige Hybrid</text:p>
          </table:table-cell>
          <table:table-cell office:value-type="currency" office:currency="USD" office:value="53425" calcext:value-type="currency">
            <text:p>$53,425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>
          <table:table-cell office:value-type="string" calcext:value-type="string">
            <text:p>2016 Audi RS 5 2-wheel drive Convertible</text:p>
          </table:table-cell>
          <table:table-cell office:value-type="currency" office:currency="USD" office:value="84702" calcext:value-type="currency">
            <text:p>$84,702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>
          <table:table-cell office:value-type="string" calcext:value-type="string">
            <text:p>2016 Audi S4 4-wheel drive Sedan Prestige MT</text:p>
          </table:table-cell>
          <table:table-cell office:value-type="currency" office:currency="USD" office:value="57925" calcext:value-type="currency">
            <text:p>$57,925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>
          <table:table-cell office:value-type="string" calcext:value-type="string">
            <text:p>2016 Audi S5 2-wheel drive Convertible Prestige</text:p>
          </table:table-cell>
          <table:table-cell office:value-type="currency" office:currency="USD" office:value="69075" calcext:value-type="currency">
            <text:p>$69,075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>
          <table:table-cell office:value-type="string" calcext:value-type="string">
            <text:p>2016 Audi S6 4-wheel drive Sedan Prestige</text:p>
          </table:table-cell>
          <table:table-cell office:value-type="currency" office:currency="USD" office:value="80775" calcext:value-type="currency">
            <text:p>$80,775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string" calcext:value-type="string">
            <text:p>2016 BMW 5 SERIES 4-wheel drive Sedan 535d</text:p>
          </table:table-cell>
          <table:table-cell office:value-type="currency" office:currency="USD" office:value="63648" calcext:value-type="currency">
            <text:p>$63,648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>
          <table:table-cell office:value-type="string" calcext:value-type="string">
            <text:p>2016 BMW 6 SERIES 2-wheel drive Convertible 640i</text:p>
          </table:table-cell>
          <table:table-cell office:value-type="currency" office:currency="USD" office:value="90950" calcext:value-type="currency">
            <text:p>$90,950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>
          <table:table-cell office:value-type="string" calcext:value-type="string">
            <text:p>2016 BMW 6 SERIES 2-wheel drive Convertible 640i xDrive</text:p>
          </table:table-cell>
          <table:table-cell office:value-type="currency" office:currency="USD" office:value="93050" calcext:value-type="currency">
            <text:p>$93,050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string" calcext:value-type="string">
            <text:p>2016 BMW M4 2-wheel drive Convertible</text:p>
          </table:table-cell>
          <table:table-cell office:value-type="currency" office:currency="USD" office:value="87099" calcext:value-type="currency">
            <text:p>$87,099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>
          <table:table-cell office:value-type="string" calcext:value-type="string">
            <text:p>2016 BMW i8 2-wheel drive Coupe</text:p>
          </table:table-cell>
          <table:table-cell office:value-type="currency" office:currency="USD" office:value="143591" calcext:value-type="currency">
            <text:p>$143,591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string" calcext:value-type="string">
            <text:p>2016 Honda ACCORD Coupe 2-door LX-S MT</text:p>
          </table:table-cell>
          <table:table-cell office:value-type="currency" office:currency="USD" office:value="25086" calcext:value-type="currency">
            <text:p>$25,086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>
          <table:table-cell office:value-type="string" calcext:value-type="string">
            <text:p>2016 Honda ACCORD Coupe 2-door EX MT</text:p>
          </table:table-cell>
          <table:table-cell office:value-type="currency" office:currency="USD" office:value="26795" calcext:value-type="currency">
            <text:p>$26,795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>
          <table:table-cell office:value-type="string" calcext:value-type="string">
            <text:p>2016 Honda ACCORD Coupe 2-door EX-L V6 MT</text:p>
          </table:table-cell>
          <table:table-cell office:value-type="currency" office:currency="USD" office:value="32226" calcext:value-type="currency">
            <text:p>$32,226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>
          <table:table-cell office:value-type="string" calcext:value-type="string">
            <text:p>2016 Honda ACCORD Sedan 4-door EX-L AT w/Nav</text:p>
          </table:table-cell>
          <table:table-cell office:value-type="currency" office:currency="USD" office:value="31635" calcext:value-type="currency">
            <text:p>$31,635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>
          <table:table-cell office:value-type="string" calcext:value-type="string">
            <text:p>2016 Honda ACCORD Sedan 4-door Touring V6 AT</text:p>
          </table:table-cell>
          <table:table-cell office:value-type="currency" office:currency="USD" office:value="35139" calcext:value-type="currency">
            <text:p>$35,139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>
          <table:table-cell office:value-type="string" calcext:value-type="string">
            <text:p>2016 Honda ODYSSEY 4-door Wagon Touring Elite</text:p>
          </table:table-cell>
          <table:table-cell office:value-type="currency" office:currency="USD" office:value="46453" calcext:value-type="currency">
            <text:p>$46,453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>
          <table:table-cell office:value-type="string" calcext:value-type="string">
            <text:p>2016 Toyota AVALON 4-door Sedan SE Touring</text:p>
          </table:table-cell>
          <table:table-cell office:value-type="currency" office:currency="USD" office:value="38808" calcext:value-type="currency">
            <text:p>$38,808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>
          <table:table-cell office:value-type="string" calcext:value-type="string">
            <text:p>2016 Toyota AVALON HYBRID 4-door Sedan XLE Touring</text:p>
          </table:table-cell>
          <table:table-cell office:value-type="currency" office:currency="USD" office:value="39451" calcext:value-type="currency">
            <text:p>$39,451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>
          <table:table-cell office:value-type="string" calcext:value-type="string">
            <text:p>2016 Toyota COROLLA 4-door Sedan S Plus MT</text:p>
          </table:table-cell>
          <table:table-cell office:value-type="currency" office:currency="USD" office:value="22766" calcext:value-type="currency">
            <text:p>$22,766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>
          <table:table-cell office:value-type="string" calcext:value-type="string">
            <text:p>2016 Toyota PRIUS C 5-door Hatchback Four</text:p>
          </table:table-cell>
          <table:table-cell office:value-type="currency" office:currency="USD" office:value="26122" calcext:value-type="currency">
            <text:p>$26,122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>
          <table:table-cell office:value-type="string" calcext:value-type="string">
            <text:p>2016 Toyota PRIUS V 5-door Hatchback Five</text:p>
          </table:table-cell>
          <table:table-cell office:value-type="currency" office:currency="USD" office:value="32395" calcext:value-type="currency">
            <text:p>$32,395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>
          <table:table-cell office:value-type="string" calcext:value-type="string">
            <text:p>2016 Toyota SIENNA 2-wheel drive 4-door Wagon Limited Premium</text:p>
          </table:table-cell>
          <table:table-cell office:value-type="currency" office:currency="USD" office:value="46887" calcext:value-type="currency">
            <text:p>$46,887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4" calcext:value-type="percentage">
            <text:p>34.00%</text:p>
          </table:table-cell>
        </table:table-row>
        <table:table-row table:style-name="ro1">
          <table:table-cell office:value-type="string" calcext:value-type="string">
            <text:p>2016 Toyota TUNDRA 4-wheel drive Regular Cab 5.7L SR V8</text:p>
          </table:table-cell>
          <table:table-cell office:value-type="currency" office:currency="USD" office:value="34364" calcext:value-type="currency">
            <text:p>$34,364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>
          <table:table-cell office:value-type="string" calcext:value-type="string">
            <text:p>2016 Toyota YARIS 5-door Hatchback L AT</text:p>
          </table:table-cell>
          <table:table-cell office:value-type="currency" office:currency="USD" office:value="17112" calcext:value-type="currency">
            <text:p>$17,112.00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>
          <table:table-cell office:value-type="string" calcext:value-type="string">
            <text:p>2016 Acura ILX 4-door Sedan 2.4Lw/AcuraWatch Plus</text:p>
          </table:table-cell>
          <table:table-cell office:value-type="currency" office:currency="USD" office:value="30120" calcext:value-type="currency">
            <text:p>$30,120.00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string" calcext:value-type="string">
            <text:p>2016 Acura TLX 4-door Sedan V6 all-wheel drive Advance</text:p>
          </table:table-cell>
          <table:table-cell office:value-type="currency" office:currency="USD" office:value="46643" calcext:value-type="currency">
            <text:p>$46,643.00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>
          <table:table-cell office:value-type="string" calcext:value-type="string">
            <text:p>2016 Audi A3 4-wheel drive Sedan 2.0T Quattro Prestige</text:p>
          </table:table-cell>
          <table:table-cell office:value-type="currency" office:currency="USD" office:value="44775" calcext:value-type="currency">
            <text:p>$44,775.00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string" calcext:value-type="string">
            <text:p>2016 Audi A3 2-wheel drive Convertible 1.8T Premium Plus</text:p>
          </table:table-cell>
          <table:table-cell office:value-type="currency" office:currency="USD" office:value="40225" calcext:value-type="currency">
            <text:p>$40,225.00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>
          <table:table-cell office:value-type="string" calcext:value-type="string">
            <text:p>2016 Audi A5 2-wheel drive Convertible 2.0T Premium Plus</text:p>
          </table:table-cell>
          <table:table-cell office:value-type="currency" office:currency="USD" office:value="54025" calcext:value-type="currency">
            <text:p>$54,025.00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>
          <table:table-cell office:value-type="string" calcext:value-type="string">
            <text:p>2016 Audi ALLROAD 4-wheel drive Wagon Premium Plus</text:p>
          </table:table-cell>
          <table:table-cell office:value-type="currency" office:currency="USD" office:value="49125" calcext:value-type="currency">
            <text:p>$49,125.00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>
          <table:table-cell office:value-type="string" calcext:value-type="string">
            <text:p>2016 BMW M4 2-wheel drive Coupe</text:p>
          </table:table-cell>
          <table:table-cell office:value-type="currency" office:currency="USD" office:value="79142" calcext:value-type="currency">
            <text:p>$79,142.00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>
          <table:table-cell office:value-type="string" calcext:value-type="string">
            <text:p>2016 Buick ENCORE all-wheel drive 4-door Wagon</text:p>
          </table:table-cell>
          <table:table-cell office:value-type="currency" office:currency="USD" office:value="27160" calcext:value-type="currency">
            <text:p>$27,160.00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4" calcext:value-type="percentage">
            <text:p>34.00%</text:p>
          </table:table-cell>
        </table:table-row>
        <table:table-row table:style-name="ro1">
          <table:table-cell office:value-type="string" calcext:value-type="string">
            <text:p>2016 Honda ACCORD Coupe 2-door EX-L V6 MT w/Nav</text:p>
          </table:table-cell>
          <table:table-cell office:value-type="currency" office:currency="USD" office:value="34037" calcext:value-type="currency">
            <text:p>$34,037.00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>
          <table:table-cell office:value-type="string" calcext:value-type="string">
            <text:p>2016 Honda ACCORD Sedan 4-door Sedan Touring Hybrid</text:p>
          </table:table-cell>
          <table:table-cell office:value-type="currency" office:currency="USD" office:value="36592" calcext:value-type="currency">
            <text:p>$36,592.00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>
          <table:table-cell office:value-type="string" calcext:value-type="string">
            <text:p>2016 Toyota AVALON HYBRID 4-door Sedan XLE Premium</text:p>
          </table:table-cell>
          <table:table-cell office:value-type="currency" office:currency="USD" office:value="38093" calcext:value-type="currency">
            <text:p>$38,093.00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>
          <table:table-cell office:value-type="string" calcext:value-type="string">
            <text:p>2016 Toyota CAMRY 4-door Sedan XLE V6</text:p>
          </table:table-cell>
          <table:table-cell office:value-type="currency" office:currency="USD" office:value="32838" calcext:value-type="currency">
            <text:p>$32,838.00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>
          <table:table-cell office:value-type="string" calcext:value-type="string">
            <text:p>2016 Toyota SEQUOIA 2-wheel drive 4-door Wagon 5.7L Limited</text:p>
          </table:table-cell>
          <table:table-cell office:value-type="currency" office:currency="USD" office:value="56538" calcext:value-type="currency">
            <text:p>$56,538.00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4" calcext:value-type="percentage">
            <text:p>34.00%</text:p>
          </table:table-cell>
        </table:table-row>
        <table:table-row table:style-name="ro1">
          <table:table-cell office:value-type="string" calcext:value-type="string">
            <text:p>2016 Toyota SEQUOIA 2-wheel drive 4-door Wagon 5.7L Platinum</text:p>
          </table:table-cell>
          <table:table-cell office:value-type="currency" office:currency="USD" office:value="63725" calcext:value-type="currency">
            <text:p>$63,725.00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4" calcext:value-type="percentage">
            <text:p>34.00%</text:p>
          </table:table-cell>
        </table:table-row>
        <table:table-row table:style-name="ro1">
          <table:table-cell office:value-type="string" calcext:value-type="string">
            <text:p>2016 Toyota YARIS 5-door Hatchback SE MT</text:p>
          </table:table-cell>
          <table:table-cell office:value-type="currency" office:currency="USD" office:value="18004" calcext:value-type="currency">
            <text:p>$18,004.00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4" calcext:value-type="percentage">
            <text:p>34.00%</text:p>
          </table:table-cell>
        </table:table-row>
        <table:table-row table:style-name="ro1">
          <table:table-cell office:value-type="string" calcext:value-type="string">
            <text:p>2016 Acura TLX 4-door Sedan V6 Advance</text:p>
          </table:table-cell>
          <table:table-cell office:value-type="currency" office:currency="USD" office:value="44399" calcext:value-type="currency">
            <text:p>$44,399.00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4" calcext:value-type="percentage">
            <text:p>34.00%</text:p>
          </table:table-cell>
        </table:table-row>
        <table:table-row table:style-name="ro1">
          <table:table-cell office:value-type="string" calcext:value-type="string">
            <text:p>2016 Audi A3 2-wheel drive Convertible Quattro 2.0T Prestige</text:p>
          </table:table-cell>
          <table:table-cell office:value-type="currency" office:currency="USD" office:value="50175" calcext:value-type="currency">
            <text:p>$50,175.00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>
          <table:table-cell office:value-type="string" calcext:value-type="string">
            <text:p>2016 Audi A4 4-wheel drive Sedan 2.0T Quattro Premium AT</text:p>
          </table:table-cell>
          <table:table-cell office:value-type="currency" office:currency="USD" office:value="38925" calcext:value-type="currency">
            <text:p>$38,925.00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4" calcext:value-type="percentage">
            <text:p>34.00%</text:p>
          </table:table-cell>
        </table:table-row>
        <table:table-row table:style-name="ro1">
          <table:table-cell office:value-type="string" calcext:value-type="string">
            <text:p>2016 Audi A5 2-wheel drive Coupe 2.0T Prestige AT</text:p>
          </table:table-cell>
          <table:table-cell office:value-type="currency" office:currency="USD" office:value="51545" calcext:value-type="currency">
            <text:p>$51,545.00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4" calcext:value-type="percentage">
            <text:p>34.00%</text:p>
          </table:table-cell>
        </table:table-row>
        <table:table-row table:style-name="ro1">
          <table:table-cell office:value-type="string" calcext:value-type="string">
            <text:p>2016 Audi A8 4-wheel drive Sedan L 4.0T</text:p>
          </table:table-cell>
          <table:table-cell office:value-type="currency" office:currency="USD" office:value="93675" calcext:value-type="currency">
            <text:p>$93,675.00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2" calcext:value-type="percentage">
            <text:p>32.00%</text:p>
          </table:table-cell>
        </table:table-row>
        <table:table-row table:style-name="ro1">
          <table:table-cell office:value-type="string" calcext:value-type="string">
            <text:p>2016 BMW 2 SERIES 2-wheel drive Coupe M235i</text:p>
          </table:table-cell>
          <table:table-cell office:value-type="currency" office:currency="USD" office:value="52499" calcext:value-type="currency">
            <text:p>$52,499.00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>
          <table:table-cell office:value-type="string" calcext:value-type="string">
            <text:p>2016 BMW 4 SERIES 2-wheel drive Coupe 428i</text:p>
          </table:table-cell>
          <table:table-cell office:value-type="currency" office:currency="USD" office:value="46827" calcext:value-type="currency">
            <text:p>$46,827.00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4" calcext:value-type="percentage">
            <text:p>34.00%</text:p>
          </table:table-cell>
        </table:table-row>
        <table:table-row table:style-name="ro1">
          <table:table-cell office:value-type="string" calcext:value-type="string">
            <text:p>2016 BMW 4 SERIES 2-wheel drive Convertible 428i</text:p>
          </table:table-cell>
          <table:table-cell office:value-type="currency" office:currency="USD" office:value="54478" calcext:value-type="currency">
            <text:p>$54,478.00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4" calcext:value-type="percentage">
            <text:p>34.00%</text:p>
          </table:table-cell>
        </table:table-row>
        <table:table-row table:style-name="ro1">
          <table:table-cell office:value-type="string" calcext:value-type="string">
            <text:p>2016 BMW 5 SERIES 4-wheel drive Sedan 528i</text:p>
          </table:table-cell>
          <table:table-cell office:value-type="currency" office:currency="USD" office:value="56814" calcext:value-type="currency">
            <text:p>$56,814.00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2" calcext:value-type="percentage">
            <text:p>32.00%</text:p>
          </table:table-cell>
        </table:table-row>
        <table:table-row table:style-name="ro1">
          <table:table-cell office:value-type="string" calcext:value-type="string">
            <text:p>2016 BMW 5 SERIES 4-wheel drive Sedan 535d xDrive</text:p>
          </table:table-cell>
          <table:table-cell office:value-type="currency" office:currency="USD" office:value="66453" calcext:value-type="currency">
            <text:p>$66,453.00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2" calcext:value-type="percentage">
            <text:p>32.00%</text:p>
          </table:table-cell>
        </table:table-row>
        <table:table-row table:style-name="ro1">
          <table:table-cell office:value-type="string" calcext:value-type="string">
            <text:p>2016 BMW 6 SERIES GRAN Coupe 4-wheel drive Sedan 650i</text:p>
          </table:table-cell>
          <table:table-cell office:value-type="currency" office:currency="USD" office:value="97650" calcext:value-type="currency">
            <text:p>$97,650.00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>
          <table:table-cell office:value-type="string" calcext:value-type="string">
            <text:p>2016 Buick ENCORE 2-wheel drive 4-door Wagon</text:p>
          </table:table-cell>
          <table:table-cell office:value-type="currency" office:currency="USD" office:value="25622" calcext:value-type="currency">
            <text:p>$25,622.00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>
          <table:table-cell office:value-type="string" calcext:value-type="string">
            <text:p>2016 Cadillac ATS Coupe 2-door Coupe V</text:p>
          </table:table-cell>
          <table:table-cell office:value-type="currency" office:currency="USD" office:value="73500" calcext:value-type="currency">
            <text:p>$73,500.00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4" calcext:value-type="percentage">
            <text:p>34.00%</text:p>
          </table:table-cell>
        </table:table-row>
        <table:table-row table:style-name="ro1">
          <table:table-cell office:value-type="string" calcext:value-type="string">
            <text:p>2016 Toyota AVALON 4-door Sedan Limited</text:p>
          </table:table-cell>
          <table:table-cell office:value-type="currency" office:currency="USD" office:value="41678" calcext:value-type="currency">
            <text:p>$41,678.00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>
          <table:table-cell office:value-type="string" calcext:value-type="string">
            <text:p>2016 Toyota SEQUOIA 2-wheel drive 4-door Wagon 5.7L SR5</text:p>
          </table:table-cell>
          <table:table-cell office:value-type="currency" office:currency="USD" office:value="47276" calcext:value-type="currency">
            <text:p>$47,276.00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>
          <table:table-cell office:value-type="string" calcext:value-type="string">
            <text:p>2016 Toyota YARIS 3-door Hatchback LE AT</text:p>
          </table:table-cell>
          <table:table-cell office:value-type="currency" office:currency="USD" office:value="17683" calcext:value-type="currency">
            <text:p>$17,683.00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4" calcext:value-type="percentage">
            <text:p>34.00%</text:p>
          </table:table-cell>
        </table:table-row>
        <table:table-row table:style-name="ro1">
          <table:table-cell office:value-type="string" calcext:value-type="string">
            <text:p>2016 Audi A3 4-wheel drive Sedan 1.8T Prestige</text:p>
          </table:table-cell>
          <table:table-cell office:value-type="currency" office:currency="USD" office:value="41475" calcext:value-type="currency">
            <text:p>$41,475.00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4" calcext:value-type="percentage">
            <text:p>34.00%</text:p>
          </table:table-cell>
        </table:table-row>
        <table:table-row table:style-name="ro1">
          <table:table-cell office:value-type="string" calcext:value-type="string">
            <text:p>2016 Audi A4 4-wheel drive Sedan 2.0T Quattro Premium MT</text:p>
          </table:table-cell>
          <table:table-cell office:value-type="currency" office:currency="USD" office:value="37925" calcext:value-type="currency">
            <text:p>$37,925.00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>
          <table:table-cell office:value-type="string" calcext:value-type="string">
            <text:p>2016 Audi A4 4-wheel drive Sedan 2.0T Quattro Premium Plus AT</text:p>
          </table:table-cell>
          <table:table-cell office:value-type="currency" office:currency="USD" office:value="43325" calcext:value-type="currency">
            <text:p>$43,325.00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>
          <table:table-cell office:value-type="string" calcext:value-type="string">
            <text:p>2016 Audi A5 2-wheel drive Coupe 2.0T Prestige MT</text:p>
          </table:table-cell>
          <table:table-cell office:value-type="currency" office:currency="USD" office:value="50321" calcext:value-type="currency">
            <text:p>$50,321.00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>
          <table:table-cell office:value-type="string" calcext:value-type="string">
            <text:p>2016 Audi A6 4-wheel drive Sedan 3.0L Quattro Prestige</text:p>
          </table:table-cell>
          <table:table-cell office:value-type="currency" office:currency="USD" office:value="64825" calcext:value-type="currency">
            <text:p>$64,825.00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1" calcext:value-type="percentage">
            <text:p>31.00%</text:p>
          </table:table-cell>
        </table:table-row>
        <table:table-row table:style-name="ro1">
          <table:table-cell office:value-type="string" calcext:value-type="string">
            <text:p>2016 Audi A8 4-wheel drive Sedan 3.0T</text:p>
          </table:table-cell>
          <table:table-cell office:value-type="currency" office:currency="USD" office:value="84801" calcext:value-type="currency">
            <text:p>$84,801.00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1" calcext:value-type="percentage">
            <text:p>31.00%</text:p>
          </table:table-cell>
        </table:table-row>
        <table:table-row table:style-name="ro1">
          <table:table-cell office:value-type="string" calcext:value-type="string">
            <text:p>2016 Audi ALLROAD 4-wheel drive Wagon Prestige</text:p>
          </table:table-cell>
          <table:table-cell office:value-type="currency" office:currency="USD" office:value="51749" calcext:value-type="currency">
            <text:p>$51,749.00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>
          <table:table-cell office:value-type="string" calcext:value-type="string">
            <text:p>2016 BMW 2 SERIES 2-wheel drive Coupe 228i</text:p>
          </table:table-cell>
          <table:table-cell office:value-type="currency" office:currency="USD" office:value="38966" calcext:value-type="currency">
            <text:p>$38,966.00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4" calcext:value-type="percentage">
            <text:p>34.00%</text:p>
          </table:table-cell>
        </table:table-row>
        <table:table-row table:style-name="ro1">
          <table:table-cell office:value-type="string" calcext:value-type="string">
            <text:p>2016 BMW 4 SERIES 2-wheel drive Convertible 435i</text:p>
          </table:table-cell>
          <table:table-cell office:value-type="currency" office:currency="USD" office:value="68225" calcext:value-type="currency">
            <text:p>$68,225.00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4" calcext:value-type="percentage">
            <text:p>34.00%</text:p>
          </table:table-cell>
        </table:table-row>
        <table:table-row table:style-name="ro1">
          <table:table-cell office:value-type="string" calcext:value-type="string">
            <text:p>2016 BMW 4 SERIES 2-wheel drive Convertible 435i xDrive all-wheel drive</text:p>
          </table:table-cell>
          <table:table-cell office:value-type="currency" office:currency="USD" office:value="66695" calcext:value-type="currency">
            <text:p>$66,695.00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>
          <table:table-cell office:value-type="string" calcext:value-type="string">
            <text:p>2016 BMW 6 SERIES 2-wheel drive Coupe 650i</text:p>
          </table:table-cell>
          <table:table-cell office:value-type="currency" office:currency="USD" office:value="94950" calcext:value-type="currency">
            <text:p>$94,950.00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>
          <table:table-cell office:value-type="string" calcext:value-type="string">
            <text:p>2016 BMW 6 SERIES 2-wheel drive Coupe 650i xDrive</text:p>
          </table:table-cell>
          <table:table-cell office:value-type="currency" office:currency="USD" office:value="97050" calcext:value-type="currency">
            <text:p>$97,050.00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>
          <table:table-cell office:value-type="string" calcext:value-type="string">
            <text:p>2016 BMW 6 SERIES 2-wheel drive Convertible 650i</text:p>
          </table:table-cell>
          <table:table-cell office:value-type="currency" office:currency="USD" office:value="102250" calcext:value-type="currency">
            <text:p>$102,250.00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>
          <table:table-cell office:value-type="string" calcext:value-type="string">
            <text:p>2016 BMW 6 SERIES 2-wheel drive Convertible 650i xDrive</text:p>
          </table:table-cell>
          <table:table-cell office:value-type="currency" office:currency="USD" office:value="104350" calcext:value-type="currency">
            <text:p>$104,350.00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>
          <table:table-cell office:value-type="string" calcext:value-type="string">
            <text:p>2016 BMW 6 SERIES GRAN Coupe 4-wheel drive Sedan 650i xDrive</text:p>
          </table:table-cell>
          <table:table-cell office:value-type="currency" office:currency="USD" office:value="101100" calcext:value-type="currency">
            <text:p>$101,100.00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>
          <table:table-cell office:value-type="string" calcext:value-type="string">
            <text:p>2016 BMW Z4 SERIES 2-wheel drive Convertible sDrive28i</text:p>
          </table:table-cell>
          <table:table-cell office:value-type="currency" office:currency="USD" office:value="56750" calcext:value-type="currency">
            <text:p>$56,750.00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4" calcext:value-type="percentage">
            <text:p>34.00%</text:p>
          </table:table-cell>
        </table:table-row>
        <table:table-row table:style-name="ro1">
          <table:table-cell office:value-type="string" calcext:value-type="string">
            <text:p>2016 BMW Z4 SERIES 2-wheel drive Convertible sDrive35i</text:p>
          </table:table-cell>
          <table:table-cell office:value-type="currency" office:currency="USD" office:value="64650" calcext:value-type="currency">
            <text:p>$64,650.00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4" calcext:value-type="percentage">
            <text:p>34.00%</text:p>
          </table:table-cell>
        </table:table-row>
        <table:table-row table:style-name="ro1">
          <table:table-cell office:value-type="string" calcext:value-type="string">
            <text:p>2016 Buick ENCLAVE 2-wheel drive 4-door Wagon Convertible</text:p>
          </table:table-cell>
          <table:table-cell office:value-type="currency" office:currency="USD" office:value="40789" calcext:value-type="currency">
            <text:p>$40,789.00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1" calcext:value-type="percentage">
            <text:p>31.00%</text:p>
          </table:table-cell>
        </table:table-row>
        <table:table-row table:style-name="ro1">
          <table:table-cell office:value-type="string" calcext:value-type="string">
            <text:p>2016 Buick ENCORE all-wheel drive 4-door Wagon Convertible</text:p>
          </table:table-cell>
          <table:table-cell office:value-type="currency" office:currency="USD" office:value="29303" calcext:value-type="currency">
            <text:p>$29,303.00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>
          <table:table-cell office:value-type="string" calcext:value-type="string">
            <text:p>2016 Buick ENCORE all-wheel drive 4-door Wagon Leather</text:p>
          </table:table-cell>
          <table:table-cell office:value-type="currency" office:currency="USD" office:value="33593" calcext:value-type="currency">
            <text:p>$33,593.00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2" calcext:value-type="percentage">
            <text:p>32.00%</text:p>
          </table:table-cell>
        </table:table-row>
        <table:table-row table:style-name="ro1">
          <table:table-cell office:value-type="string" calcext:value-type="string">
            <text:p>2016 Buick VERANO 4-door Sedan Convertible</text:p>
          </table:table-cell>
          <table:table-cell office:value-type="currency" office:currency="USD" office:value="26515" calcext:value-type="currency">
            <text:p>$26,515.00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2" calcext:value-type="percentage">
            <text:p>32.00%</text:p>
          </table:table-cell>
        </table:table-row>
        <table:table-row table:style-name="ro1">
          <table:table-cell office:value-type="string" calcext:value-type="string">
            <text:p>2016 Buick VERANO 4-door Sedan Leather</text:p>
          </table:table-cell>
          <table:table-cell office:value-type="currency" office:currency="USD" office:value="30013" calcext:value-type="currency">
            <text:p>$30,013.00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>
          <table:table-cell office:value-type="string" calcext:value-type="string">
            <text:p>2016 Cadillac ATS Sedan 4-door Sedan V</text:p>
          </table:table-cell>
          <table:table-cell office:value-type="currency" office:currency="USD" office:value="70400" calcext:value-type="currency">
            <text:p>$70,400.00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>
          <table:table-cell office:value-type="string" calcext:value-type="string">
            <text:p>2016 Toyota AVALON HYBRID 4-door Sedan Limited</text:p>
          </table:table-cell>
          <table:table-cell office:value-type="currency" office:currency="USD" office:value="43435" calcext:value-type="currency">
            <text:p>$43,435.00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>
          <table:table-cell office:value-type="string" calcext:value-type="string">
            <text:p>2016 Toyota YARIS 3-door Hatchback L AT</text:p>
          </table:table-cell>
          <table:table-cell office:value-type="currency" office:currency="USD" office:value="16729" calcext:value-type="currency">
            <text:p>$16,729.00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>
          <table:table-cell office:value-type="string" calcext:value-type="string">
            <text:p>2016 Acura RLX 4-door Sedan Tech</text:p>
          </table:table-cell>
          <table:table-cell office:value-type="currency" office:currency="USD" office:value="55370" calcext:value-type="currency">
            <text:p>$55,370.00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string" calcext:value-type="string">
            <text:p>2016 Audi A3 2-wheel drive Convertible 1.8T Prestige</text:p>
          </table:table-cell>
          <table:table-cell office:value-type="currency" office:currency="USD" office:value="47175" calcext:value-type="currency">
            <text:p>$47,175.00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>
          <table:table-cell office:value-type="string" calcext:value-type="string">
            <text:p>2016 Audi A4 4-wheel drive Sedan 2.0T Quattro Premium Plus MT</text:p>
          </table:table-cell>
          <table:table-cell office:value-type="currency" office:currency="USD" office:value="42325" calcext:value-type="currency">
            <text:p>$42,325.00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2" calcext:value-type="percentage">
            <text:p>32.00%</text:p>
          </table:table-cell>
        </table:table-row>
        <table:table-row table:style-name="ro1">
          <table:table-cell office:value-type="string" calcext:value-type="string">
            <text:p>2016 BMW 2 SERIES 2-wheel drive Coupe 228i xDrive all-wheel drive</text:p>
          </table:table-cell>
          <table:table-cell office:value-type="currency" office:currency="USD" office:value="41009" calcext:value-type="currency">
            <text:p>$41,009.00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>
          <table:table-cell office:value-type="string" calcext:value-type="string">
            <text:p>2016 BMW 2 SERIES 2-wheel drive Convertible 228i</text:p>
          </table:table-cell>
          <table:table-cell office:value-type="currency" office:currency="USD" office:value="43715" calcext:value-type="currency">
            <text:p>$43,715.00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>
          <table:table-cell office:value-type="string" calcext:value-type="string">
            <text:p>2016 BMW 2 SERIES 2-wheel drive Convertible 228i xDrive</text:p>
          </table:table-cell>
          <table:table-cell office:value-type="currency" office:currency="USD" office:value="45554" calcext:value-type="currency">
            <text:p>$45,554.00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>
          <table:table-cell office:value-type="string" calcext:value-type="string">
            <text:p>2016 BMW 2 SERIES 2-wheel drive Convertible M235i</text:p>
          </table:table-cell>
          <table:table-cell office:value-type="currency" office:currency="USD" office:value="55538" calcext:value-type="currency">
            <text:p>$55,538.00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>
          <table:table-cell office:value-type="string" calcext:value-type="string">
            <text:p>2016 BMW 4 SERIES 2-wheel drive Coupe 435i</text:p>
          </table:table-cell>
          <table:table-cell office:value-type="currency" office:currency="USD" office:value="60523" calcext:value-type="currency">
            <text:p>$60,523.00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>
          <table:table-cell office:value-type="string" calcext:value-type="string">
            <text:p>2016 BMW 4 SERIES 2-wheel drive Coupe 428i xDrive</text:p>
          </table:table-cell>
          <table:table-cell office:value-type="currency" office:currency="USD" office:value="51265" calcext:value-type="currency">
            <text:p>$51,265.00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2" calcext:value-type="percentage">
            <text:p>32.00%</text:p>
          </table:table-cell>
        </table:table-row>
        <table:table-row table:style-name="ro1">
          <table:table-cell office:value-type="string" calcext:value-type="string">
            <text:p>2016 BMW 4 SERIES 2-wheel drive Convertible 428i xDrive</text:p>
          </table:table-cell>
          <table:table-cell office:value-type="currency" office:currency="USD" office:value="59783" calcext:value-type="currency">
            <text:p>$59,783.00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>
          <table:table-cell office:value-type="string" calcext:value-type="string">
            <text:p>2016 BMW 5 SERIES 4-wheel drive Sedan 528i xDrive</text:p>
          </table:table-cell>
          <table:table-cell office:value-type="currency" office:currency="USD" office:value="59619" calcext:value-type="currency">
            <text:p>$59,619.00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1" calcext:value-type="percentage">
            <text:p>31.00%</text:p>
          </table:table-cell>
        </table:table-row>
        <table:table-row table:style-name="ro1">
          <table:table-cell office:value-type="string" calcext:value-type="string">
            <text:p>2016 BMW 5 SERIES GRAN TURISMO 4-wheel drive Wagon 535</text:p>
          </table:table-cell>
          <table:table-cell office:value-type="currency" office:currency="USD" office:value="67014" calcext:value-type="currency">
            <text:p>$67,014.00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string" calcext:value-type="string">
            <text:p>2016 BMW X5 SERIES 4-wheel drive Wagon xDrive50i</text:p>
          </table:table-cell>
          <table:table-cell office:value-type="currency" office:currency="USD" office:value="84201" calcext:value-type="currency">
            <text:p>$84,201.00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1" calcext:value-type="percentage">
            <text:p>31.00%</text:p>
          </table:table-cell>
        </table:table-row>
        <table:table-row table:style-name="ro1">
          <table:table-cell office:value-type="string" calcext:value-type="string">
            <text:p>2016 BMW X6 M 4-wheel drive Wagon</text:p>
          </table:table-cell>
          <table:table-cell office:value-type="currency" office:currency="USD" office:value="115413" calcext:value-type="currency">
            <text:p>$115,413.00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2" calcext:value-type="percentage">
            <text:p>32.00%</text:p>
          </table:table-cell>
        </table:table-row>
        <table:table-row table:style-name="ro1">
          <table:table-cell office:value-type="string" calcext:value-type="string">
            <text:p>2016 Buick ENCORE 2-wheel drive 4-door Wagon Convertible</text:p>
          </table:table-cell>
          <table:table-cell office:value-type="currency" office:currency="USD" office:value="27765" calcext:value-type="currency">
            <text:p>$27,765.00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2" calcext:value-type="percentage">
            <text:p>32.00%</text:p>
          </table:table-cell>
        </table:table-row>
        <table:table-row table:style-name="ro1">
          <table:table-cell office:value-type="string" calcext:value-type="string">
            <text:p>2016 Buick ENCORE 2-wheel drive 4-door Wagon Leather</text:p>
          </table:table-cell>
          <table:table-cell office:value-type="currency" office:currency="USD" office:value="32056" calcext:value-type="currency">
            <text:p>$32,056.00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2" calcext:value-type="percentage">
            <text:p>32.00%</text:p>
          </table:table-cell>
        </table:table-row>
        <table:table-row table:style-name="ro1">
          <table:table-cell office:value-type="string" calcext:value-type="string">
            <text:p>2016 Buick ENCORE all-wheel drive 4-door Wagon Premium</text:p>
          </table:table-cell>
          <table:table-cell office:value-type="currency" office:currency="USD" office:value="35116" calcext:value-type="currency">
            <text:p>$35,116.00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2" calcext:value-type="percentage">
            <text:p>32.00%</text:p>
          </table:table-cell>
        </table:table-row>
        <table:table-row table:style-name="ro1">
          <table:table-cell office:value-type="string" calcext:value-type="string">
            <text:p>2016 Buick VERANO 4-door Sedan</text:p>
          </table:table-cell>
          <table:table-cell office:value-type="currency" office:currency="USD" office:value="25300" calcext:value-type="currency">
            <text:p>$25,300.00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2" calcext:value-type="percentage">
            <text:p>32.00%</text:p>
          </table:table-cell>
        </table:table-row>
        <table:table-row table:style-name="ro1">
          <table:table-cell office:value-type="string" calcext:value-type="string">
            <text:p>2016 Toyota PRIUS 5-door Hatchback Two</text:p>
          </table:table-cell>
          <table:table-cell office:value-type="currency" office:currency="USD" office:value="25525" calcext:value-type="currency">
            <text:p>$25,525.00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2" calcext:value-type="percentage">
            <text:p>32.00%</text:p>
          </table:table-cell>
        </table:table-row>
        <table:table-row table:style-name="ro1">
          <table:table-cell office:value-type="string" calcext:value-type="string">
            <text:p>2016 Toyota PRIUS PLUG-IN 5-door Hatchback</text:p>
          </table:table-cell>
          <table:table-cell office:value-type="currency" office:currency="USD" office:value="31431" calcext:value-type="currency">
            <text:p>$31,431.00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2" calcext:value-type="percentage">
            <text:p>32.00%</text:p>
          </table:table-cell>
        </table:table-row>
        <table:table-row table:style-name="ro1">
          <table:table-cell office:value-type="string" calcext:value-type="string">
            <text:p>2016 Audi A4 4-wheel drive Sedan 2.0T Premium AT</text:p>
          </table:table-cell>
          <table:table-cell office:value-type="currency" office:currency="USD" office:value="36825" calcext:value-type="currency">
            <text:p>$36,825.00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1" calcext:value-type="percentage">
            <text:p>31.00%</text:p>
          </table:table-cell>
        </table:table-row>
        <table:table-row table:style-name="ro1">
          <table:table-cell office:value-type="string" calcext:value-type="string">
            <text:p>2016 Audi A4 4-wheel drive Sedan 2.0T Premium Plus AT</text:p>
          </table:table-cell>
          <table:table-cell office:value-type="currency" office:currency="USD" office:value="41225" calcext:value-type="currency">
            <text:p>$41,225.00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1" calcext:value-type="percentage">
            <text:p>31.00%</text:p>
          </table:table-cell>
        </table:table-row>
        <table:table-row table:style-name="ro1">
          <table:table-cell office:value-type="string" calcext:value-type="string">
            <text:p>2016 Audi A5 2-wheel drive Convertible 2.0T Quattro Prestige</text:p>
          </table:table-cell>
          <table:table-cell office:value-type="currency" office:currency="USD" office:value="60625" calcext:value-type="currency">
            <text:p>$60,625.00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2" calcext:value-type="percentage">
            <text:p>32.00%</text:p>
          </table:table-cell>
        </table:table-row>
        <table:table-row table:style-name="ro1">
          <table:table-cell office:value-type="string" calcext:value-type="string">
            <text:p>2016 BMW 4 SERIES 2-wheel drive Coupe 435i xDrive</text:p>
          </table:table-cell>
          <table:table-cell office:value-type="currency" office:currency="USD" office:value="62767" calcext:value-type="currency">
            <text:p>$62,767.00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2" calcext:value-type="percentage">
            <text:p>32.00%</text:p>
          </table:table-cell>
        </table:table-row>
        <table:table-row table:style-name="ro1">
          <table:table-cell office:value-type="string" calcext:value-type="string">
            <text:p>2016 BMW 5 SERIES 4-wheel drive Sedan 535i</text:p>
          </table:table-cell>
          <table:table-cell office:value-type="currency" office:currency="USD" office:value="65331" calcext:value-type="currency">
            <text:p>$65,331.00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string" calcext:value-type="string">
            <text:p>2016 BMW 5 SERIES 4-wheel drive Sedan 535i xDrive</text:p>
          </table:table-cell>
          <table:table-cell office:value-type="currency" office:currency="USD" office:value="64923" calcext:value-type="currency">
            <text:p>$64,923.00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string" calcext:value-type="string">
            <text:p>2016 BMW M6 2-wheel drive Coupe</text:p>
          </table:table-cell>
          <table:table-cell office:value-type="currency" office:currency="USD" office:value="122950" calcext:value-type="currency">
            <text:p>$122,950.00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>
          <table:table-cell office:value-type="string" calcext:value-type="string">
            <text:p>2016 BMW M6 2-wheel drive Convertible</text:p>
          </table:table-cell>
          <table:table-cell office:value-type="currency" office:currency="USD" office:value="132450" calcext:value-type="currency">
            <text:p>$132,450.00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2" calcext:value-type="percentage">
            <text:p>32.00%</text:p>
          </table:table-cell>
        </table:table-row>
        <table:table-row table:style-name="ro1">
          <table:table-cell office:value-type="string" calcext:value-type="string">
            <text:p>2016 Buick ENCORE 2-wheel drive 4-door Wagon Premium</text:p>
          </table:table-cell>
          <table:table-cell office:value-type="currency" office:currency="USD" office:value="33578" calcext:value-type="currency">
            <text:p>$33,578.00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2" calcext:value-type="percentage">
            <text:p>32.00%</text:p>
          </table:table-cell>
        </table:table-row>
        <table:table-row table:style-name="ro1">
          <table:table-cell office:value-type="string" calcext:value-type="string">
            <text:p>2016 Buick VERANO 4-door Sedan Turbo</text:p>
          </table:table-cell>
          <table:table-cell office:value-type="currency" office:currency="USD" office:value="32730" calcext:value-type="currency">
            <text:p>$32,730.00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1" calcext:value-type="percentage">
            <text:p>31.00%</text:p>
          </table:table-cell>
        </table:table-row>
        <table:table-row table:style-name="ro1">
          <table:table-cell office:value-type="string" calcext:value-type="string">
            <text:p>2016 Toyota PRIUS 5-door Hatchback One</text:p>
          </table:table-cell>
          <table:table-cell office:value-type="currency" office:currency="USD" office:value="24520" calcext:value-type="currency">
            <text:p>$24,520.00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1" calcext:value-type="percentage">
            <text:p>31.00%</text:p>
          </table:table-cell>
        </table:table-row>
        <table:table-row table:style-name="ro1">
          <table:table-cell office:value-type="string" calcext:value-type="string">
            <text:p>2016 Toyota PRIUS 5-door Hatchback Three</text:p>
          </table:table-cell>
          <table:table-cell office:value-type="currency" office:currency="USD" office:value="27121" calcext:value-type="currency">
            <text:p>$27,121.00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1" calcext:value-type="percentage">
            <text:p>31.00%</text:p>
          </table:table-cell>
        </table:table-row>
        <table:table-row table:style-name="ro1">
          <table:table-cell office:value-type="string" calcext:value-type="string">
            <text:p>2016 Toyota TUNDRA 2-wheel drive Regular Cab SR 5.7L V8</text:p>
          </table:table-cell>
          <table:table-cell office:value-type="currency" office:currency="USD" office:value="31214" calcext:value-type="currency">
            <text:p>$31,214.00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4" calcext:value-type="percentage">
            <text:p>34.00%</text:p>
          </table:table-cell>
        </table:table-row>
        <table:table-row table:style-name="ro1">
          <table:table-cell office:value-type="string" calcext:value-type="string">
            <text:p>2016 Audi A8 4-wheel drive Sedan 4.0T</text:p>
          </table:table-cell>
          <table:table-cell office:value-type="currency" office:currency="USD" office:value="93994" calcext:value-type="currency">
            <text:p>$93,994.00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29" calcext:value-type="percentage">
            <text:p>29.00%</text:p>
          </table:table-cell>
        </table:table-row>
        <table:table-row table:style-name="ro1">
          <table:table-cell office:value-type="string" calcext:value-type="string">
            <text:p>2016 BMW 5 SERIES 4-wheel drive Sedan 550i</text:p>
          </table:table-cell>
          <table:table-cell office:value-type="currency" office:currency="USD" office:value="77214" calcext:value-type="currency">
            <text:p>$77,214.00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29" calcext:value-type="percentage">
            <text:p>29.00%</text:p>
          </table:table-cell>
        </table:table-row>
        <table:table-row table:style-name="ro1">
          <table:table-cell office:value-type="string" calcext:value-type="string">
            <text:p>2016 BMW 5 SERIES 4-wheel drive Sedan 550i xDrive</text:p>
          </table:table-cell>
          <table:table-cell office:value-type="currency" office:currency="USD" office:value="80019" calcext:value-type="currency">
            <text:p>$80,019.00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29" calcext:value-type="percentage">
            <text:p>29.00%</text:p>
          </table:table-cell>
        </table:table-row>
        <table:table-row table:style-name="ro1">
          <table:table-cell office:value-type="string" calcext:value-type="string">
            <text:p>2016 BMW 5 SERIES GRAN TURISMO 4-wheel drive Wagon 535i xDrive</text:p>
          </table:table-cell>
          <table:table-cell office:value-type="currency" office:currency="USD" office:value="71859" calcext:value-type="currency">
            <text:p>$71,859.00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29" calcext:value-type="percentage">
            <text:p>29.00%</text:p>
          </table:table-cell>
        </table:table-row>
        <table:table-row table:style-name="ro1">
          <table:table-cell office:value-type="string" calcext:value-type="string">
            <text:p>2016 BMW 6 SERIES GRAN Coupe 4-wheel drive Sedan Alpina B6 xDrive</text:p>
          </table:table-cell>
          <table:table-cell office:value-type="currency" office:currency="USD" office:value="130950" calcext:value-type="currency">
            <text:p>$130,950.00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29" calcext:value-type="percentage">
            <text:p>29.00%</text:p>
          </table:table-cell>
        </table:table-row>
        <table:table-row table:style-name="ro1">
          <table:table-cell office:value-type="string" calcext:value-type="string">
            <text:p>2016 Buick ENCLAVE 2-wheel drive 4-door Wagon Leather</text:p>
          </table:table-cell>
          <table:table-cell office:value-type="currency" office:currency="USD" office:value="45277" calcext:value-type="currency">
            <text:p>$45,277.00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29" calcext:value-type="percentage">
            <text:p>29.00%</text:p>
          </table:table-cell>
        </table:table-row>
        <table:table-row table:style-name="ro1">
          <table:table-cell office:value-type="string" calcext:value-type="string">
            <text:p>2016 Buick ENCLAVE all-wheel drive 4-door Wagon Leather</text:p>
          </table:table-cell>
          <table:table-cell office:value-type="currency" office:currency="USD" office:value="48745" calcext:value-type="currency">
            <text:p>$48,745.00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29" calcext:value-type="percentage">
            <text:p>29.00%</text:p>
          </table:table-cell>
        </table:table-row>
        <table:table-row table:style-name="ro1">
          <table:table-cell office:value-type="string" calcext:value-type="string">
            <text:p>2016 Honda CR-Z 3-door Hatchback AT</text:p>
          </table:table-cell>
          <table:table-cell office:value-type="currency" office:currency="USD" office:value="22047" calcext:value-type="currency">
            <text:p>$22,047.00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1" calcext:value-type="percentage">
            <text:p>31.00%</text:p>
          </table:table-cell>
        </table:table-row>
        <table:table-row table:style-name="ro1">
          <table:table-cell office:value-type="string" calcext:value-type="string">
            <text:p>2016 Toyota PRIUS 5-door Hatchback Persona Series</text:p>
          </table:table-cell>
          <table:table-cell office:value-type="currency" office:currency="USD" office:value="28366" calcext:value-type="currency">
            <text:p>$28,366.00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1" calcext:value-type="percentage">
            <text:p>31.00%</text:p>
          </table:table-cell>
        </table:table-row>
        <table:table-row table:style-name="ro1">
          <table:table-cell office:value-type="string" calcext:value-type="string">
            <text:p>2016 Toyota YARIS 3-door Hatchback L MT</text:p>
          </table:table-cell>
          <table:table-cell office:value-type="currency" office:currency="USD" office:value="15989" calcext:value-type="currency">
            <text:p>$15,989.00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1" calcext:value-type="percentage">
            <text:p>31.00%</text:p>
          </table:table-cell>
        </table:table-row>
        <table:table-row table:style-name="ro1">
          <table:table-cell office:value-type="string" calcext:value-type="string">
            <text:p>2016 BMW 5 SERIES 4-wheel drive Sedan ActiveHybrid</text:p>
          </table:table-cell>
          <table:table-cell office:value-type="currency" office:currency="USD" office:value="68544" calcext:value-type="currency">
            <text:p>$68,544.00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28" calcext:value-type="percentage">
            <text:p>28.00%</text:p>
          </table:table-cell>
        </table:table-row>
        <table:table-row table:style-name="ro1">
          <table:table-cell office:value-type="string" calcext:value-type="string">
            <text:p>2016 BMW M6 4-wheel drive Sedan Gran Coupe</text:p>
          </table:table-cell>
          <table:table-cell office:value-type="currency" office:currency="USD" office:value="129750" calcext:value-type="currency">
            <text:p>$129,750.00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string" calcext:value-type="string">
            <text:p>2016 Buick ENCLAVE 2-wheel drive 4-door Wagon Premium</text:p>
          </table:table-cell>
          <table:table-cell office:value-type="currency" office:currency="USD" office:value="51596" calcext:value-type="currency">
            <text:p>$51,596.00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28" calcext:value-type="percentage">
            <text:p>28.00%</text:p>
          </table:table-cell>
        </table:table-row>
        <table:table-row table:style-name="ro1">
          <table:table-cell office:value-type="string" calcext:value-type="string">
            <text:p>2016 Buick ENCLAVE all-wheel drive 4-door Wagon Premium</text:p>
          </table:table-cell>
          <table:table-cell office:value-type="currency" office:currency="USD" office:value="53636" calcext:value-type="currency">
            <text:p>$53,636.00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28" calcext:value-type="percentage">
            <text:p>28.00%</text:p>
          </table:table-cell>
        </table:table-row>
        <table:table-row table:style-name="ro1">
          <table:table-cell office:value-type="string" calcext:value-type="string">
            <text:p>2016 Buick REGAL 4-door Sedan Base</text:p>
          </table:table-cell>
          <table:table-cell office:value-type="currency" office:currency="USD" office:value="31533" calcext:value-type="currency">
            <text:p>$31,533.00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>
          <table:table-cell office:value-type="string" calcext:value-type="string">
            <text:p>2016 Buick REGAL 4-door Sedan Base all-wheel drive</text:p>
          </table:table-cell>
          <table:table-cell office:value-type="currency" office:currency="USD" office:value="34022" calcext:value-type="currency">
            <text:p>$34,022.00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32" calcext:value-type="percentage">
            <text:p>32.00%</text:p>
          </table:table-cell>
        </table:table-row>
        <table:table-row table:style-name="ro1">
          <table:table-cell office:value-type="string" calcext:value-type="string">
            <text:p>2016 Buick REGAL 4-door Sedan GS</text:p>
          </table:table-cell>
          <table:table-cell office:value-type="currency" office:currency="USD" office:value="41157" calcext:value-type="currency">
            <text:p>$41,157.00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>
          <table:table-cell office:value-type="string" calcext:value-type="string">
            <text:p>2016 Toyota PRIUS 5-door Hatchback Four</text:p>
          </table:table-cell>
          <table:table-cell office:value-type="currency" office:currency="USD" office:value="29845" calcext:value-type="currency">
            <text:p>$29,845.00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string" calcext:value-type="string">
            <text:p>2016 Acura RLX 4-door Sedan Advance</text:p>
          </table:table-cell>
          <table:table-cell office:value-type="currency" office:currency="USD" office:value="61370" calcext:value-type="currency">
            <text:p>$61,370.00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28" calcext:value-type="percentage">
            <text:p>28.00%</text:p>
          </table:table-cell>
        </table:table-row>
        <table:table-row table:style-name="ro1">
          <table:table-cell office:value-type="string" calcext:value-type="string">
            <text:p>2016 Audi A4 4-wheel drive Sedan 2.0T Quattro Prestige AT</text:p>
          </table:table-cell>
          <table:table-cell office:value-type="currency" office:currency="USD" office:value="47872" calcext:value-type="currency">
            <text:p>$47,872.00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string" calcext:value-type="string">
            <text:p>2016 BMW 5 SERIES GRAN TURISMO 4-wheel drive Wagon 550i</text:p>
          </table:table-cell>
          <table:table-cell office:value-type="currency" office:currency="USD" office:value="80274" calcext:value-type="currency">
            <text:p>$80,274.00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28" calcext:value-type="percentage">
            <text:p>28.00%</text:p>
          </table:table-cell>
        </table:table-row>
        <table:table-row table:style-name="ro1">
          <table:table-cell office:value-type="string" calcext:value-type="string">
            <text:p>2016 BMW 5 SERIES GRAN TURISMO 4-wheel drive Wagon 550i xDrive</text:p>
          </table:table-cell>
          <table:table-cell office:value-type="currency" office:currency="USD" office:value="79764" calcext:value-type="currency">
            <text:p>$79,764.00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28" calcext:value-type="percentage">
            <text:p>28.00%</text:p>
          </table:table-cell>
        </table:table-row>
        <table:table-row table:style-name="ro1">
          <table:table-cell office:value-type="string" calcext:value-type="string">
            <text:p>2016 Buick REGAL 4-door Sedan Premium 1</text:p>
          </table:table-cell>
          <table:table-cell office:value-type="currency" office:currency="USD" office:value="34511" calcext:value-type="currency">
            <text:p>$34,511.00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32" calcext:value-type="percentage">
            <text:p>32.00%</text:p>
          </table:table-cell>
        </table:table-row>
        <table:table-row table:style-name="ro1">
          <table:table-cell office:value-type="string" calcext:value-type="string">
            <text:p>2016 Buick REGAL 4-door Sedan GS all-wheel drive</text:p>
          </table:table-cell>
          <table:table-cell office:value-type="currency" office:currency="USD" office:value="43645" calcext:value-type="currency">
            <text:p>$43,645.00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32" calcext:value-type="percentage">
            <text:p>32.00%</text:p>
          </table:table-cell>
        </table:table-row>
        <table:table-row table:style-name="ro1">
          <table:table-cell office:value-type="string" calcext:value-type="string">
            <text:p>2016 Honda CR-Z 3-door Hatchback MT</text:p>
          </table:table-cell>
          <table:table-cell office:value-type="currency" office:currency="USD" office:value="21384" calcext:value-type="currency">
            <text:p>$21,384.00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29" calcext:value-type="percentage">
            <text:p>29.00%</text:p>
          </table:table-cell>
        </table:table-row>
        <table:table-row table:style-name="ro1">
          <table:table-cell office:value-type="string" calcext:value-type="string">
            <text:p>2016 Audi A4 4-wheel drive Sedan 2.0T Quattro Prestige MT</text:p>
          </table:table-cell>
          <table:table-cell office:value-type="currency" office:currency="USD" office:value="46648" calcext:value-type="currency">
            <text:p>$46,648.00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29" calcext:value-type="percentage">
            <text:p>29.00%</text:p>
          </table:table-cell>
        </table:table-row>
        <table:table-row table:style-name="ro1">
          <table:table-cell office:value-type="string" calcext:value-type="string">
            <text:p>2016 BMW M5 4-wheel drive Sedan</text:p>
          </table:table-cell>
          <table:table-cell office:value-type="currency" office:currency="USD" office:value="117453" calcext:value-type="currency">
            <text:p>$117,453.00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2016 Buick LACROSSE 4-door Sedan 1SV</text:p>
          </table:table-cell>
          <table:table-cell office:value-type="currency" office:currency="USD" office:value="32674" calcext:value-type="currency">
            <text:p>$32,674.00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29" calcext:value-type="percentage">
            <text:p>29.00%</text:p>
          </table:table-cell>
        </table:table-row>
        <table:table-row table:style-name="ro1">
          <table:table-cell office:value-type="string" calcext:value-type="string">
            <text:p>2016 Buick REGAL 4-door Sedan Premium 1 all-wheel drive</text:p>
          </table:table-cell>
          <table:table-cell office:value-type="currency" office:currency="USD" office:value="36985" calcext:value-type="currency">
            <text:p>$36,985.00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1" calcext:value-type="percentage">
            <text:p>31.00%</text:p>
          </table:table-cell>
        </table:table-row>
        <table:table-row table:style-name="ro1">
          <table:table-cell office:value-type="string" calcext:value-type="string">
            <text:p>2016 Buick REGAL 4-door Sedan Premium 2</text:p>
          </table:table-cell>
          <table:table-cell office:value-type="currency" office:currency="USD" office:value="37821" calcext:value-type="currency">
            <text:p>$37,821.00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1" calcext:value-type="percentage">
            <text:p>31.00%</text:p>
          </table:table-cell>
        </table:table-row>
        <table:table-row table:style-name="ro1">
          <table:table-cell office:value-type="string" calcext:value-type="string">
            <text:p>2016 Honda CR-Z 3-door Hatchback EX AT</text:p>
          </table:table-cell>
          <table:table-cell office:value-type="currency" office:currency="USD" office:value="23929" calcext:value-type="currency">
            <text:p>$23,929.00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29" calcext:value-type="percentage">
            <text:p>29.00%</text:p>
          </table:table-cell>
        </table:table-row>
        <table:table-row table:style-name="ro1">
          <table:table-cell office:value-type="string" calcext:value-type="string">
            <text:p>2016 Audi A4 4-wheel drive Sedan 2.0T Prestige AT</text:p>
          </table:table-cell>
          <table:table-cell office:value-type="currency" office:currency="USD" office:value="45730" calcext:value-type="currency">
            <text:p>$45,730.00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28" calcext:value-type="percentage">
            <text:p>28.00%</text:p>
          </table:table-cell>
        </table:table-row>
        <table:table-row table:style-name="ro1">
          <table:table-cell office:value-type="string" calcext:value-type="string">
            <text:p>2016 Audi A8 4-wheel drive Sedan L W12</text:p>
          </table:table-cell>
          <table:table-cell office:value-type="currency" office:currency="USD" office:value="154225" calcext:value-type="currency">
            <text:p>$154,225.00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26" calcext:value-type="percentage">
            <text:p>26.00%</text:p>
          </table:table-cell>
        </table:table-row>
        <table:table-row table:style-name="ro1">
          <table:table-cell office:value-type="string" calcext:value-type="string">
            <text:p>2016 Buick LACROSSE 4-door Sedan Leather</text:p>
          </table:table-cell>
          <table:table-cell office:value-type="currency" office:currency="USD" office:value="37434" calcext:value-type="currency">
            <text:p>$37,434.00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28" calcext:value-type="percentage">
            <text:p>28.00%</text:p>
          </table:table-cell>
        </table:table-row>
        <table:table-row table:style-name="ro1">
          <table:table-cell office:value-type="string" calcext:value-type="string">
            <text:p>2016 Buick LACROSSE 4-door Sedan Leather all-wheel drive</text:p>
          </table:table-cell>
          <table:table-cell office:value-type="currency" office:currency="USD" office:value="40503" calcext:value-type="currency">
            <text:p>$40,503.00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28" calcext:value-type="percentage">
            <text:p>28.00%</text:p>
          </table:table-cell>
        </table:table-row>
        <table:table-row table:style-name="ro1">
          <table:table-cell office:value-type="string" calcext:value-type="string">
            <text:p>2016 Buick REGAL 4-door Sedan Premium 2 all-wheel drive</text:p>
          </table:table-cell>
          <table:table-cell office:value-type="currency" office:currency="USD" office:value="40295" calcext:value-type="currency">
            <text:p>$40,295.00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31" calcext:value-type="percentage">
            <text:p>31.00%</text:p>
          </table:table-cell>
        </table:table-row>
        <table:table-row table:style-name="ro1">
          <table:table-cell office:value-type="string" calcext:value-type="string">
            <text:p>2016 Honda CR-Z 3-door Hatchback EX w/Navi AT</text:p>
          </table:table-cell>
          <table:table-cell office:value-type="currency" office:currency="USD" office:value="25459" calcext:value-type="currency">
            <text:p>$25,459.00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28" calcext:value-type="percentage">
            <text:p>28.00%</text:p>
          </table:table-cell>
        </table:table-row>
        <table:table-row table:style-name="ro1">
          <table:table-cell office:value-type="string" calcext:value-type="string">
            <text:p>2016 Buick LACROSSE 4-door Sedan</text:p>
          </table:table-cell>
          <table:table-cell office:value-type="currency" office:currency="USD" office:value="35299" calcext:value-type="currency">
            <text:p>$35,299.00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2016 Buick LACROSSE 4-door Sedan Premium 1 all-wheel drive</text:p>
          </table:table-cell>
          <table:table-cell office:value-type="currency" office:currency="USD" office:value="47985" calcext:value-type="currency">
            <text:p>$47,985.00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2016 Honda CR-Z 3-door Hatchback EX MT</text:p>
          </table:table-cell>
          <table:table-cell office:value-type="currency" office:currency="USD" office:value="23266" calcext:value-type="currency">
            <text:p>$23,266.00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2016 Toyota PRIUS PLUG-IN 5-door Hatchback Advanced</text:p>
          </table:table-cell>
          <table:table-cell office:value-type="currency" office:currency="USD" office:value="39106" calcext:value-type="currency">
            <text:p>$39,106.00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2016 Buick LACROSSE 4-door Sedan Premium 1</text:p>
          </table:table-cell>
          <table:table-cell office:value-type="currency" office:currency="USD" office:value="43680" calcext:value-type="currency">
            <text:p>$43,680.00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2016 Honda CR-Z 3-door Hatchback EX w/Navi MT</text:p>
          </table:table-cell>
          <table:table-cell office:value-type="currency" office:currency="USD" office:value="24796" calcext:value-type="currency">
            <text:p>$24,796.00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2016 Toyota PRIUS 5-door Hatchback Five</text:p>
          </table:table-cell>
          <table:table-cell office:value-type="currency" office:currency="USD" office:value="35853" calcext:value-type="currency">
            <text:p>$35,853.00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26" calcext:value-type="percentage">
            <text:p>26.00%</text:p>
          </table:table-cell>
        </table:table-row>
        <table:table-row table:style-name="ro1">
          <table:table-cell office:value-type="string" calcext:value-type="string">
            <text:p>2016 BMW i3 5-door Hatchback</text:p>
          </table:table-cell>
          <table:table-cell office:value-type="currency" office:currency="USD" office:value="46437" calcext:value-type="currency">
            <text:p>$46,437.00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2016 BMW i3 5-door Hatchback w/Range Extended</text:p>
          </table:table-cell>
          <table:table-cell office:value-type="currency" office:currency="USD" office:value="50423" calcext:value-type="currency">
            <text:p>$50,423.00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2016 Buick LACROSSE 4-door Sedan Premium 2</text:p>
          </table:table-cell>
          <table:table-cell office:value-type="currency" office:currency="USD" office:value="45666" calcext:value-type="currency">
            <text:p>$45,666.00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26" calcext:value-type="percentage">
            <text:p>26.00%</text:p>
          </table:table-cell>
        </table:table-row>
        <table:table-row table:style-name="ro1">
          <table:table-cell office:value-type="string" calcext:value-type="string">
            <text:p>2016 BMW Z4 SERIES 2-wheel drive Convertible sDrive35is</text:p>
          </table:table-cell>
          <table:table-cell office:value-type="currency" office:currency="USD" office:value="72550" calcext:value-type="currency">
            <text:p>$72,550.00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31" calcext:value-type="percentage">
            <text:p>31.00%</text:p>
          </table:table-cell>
        </table:table-row>
        <table:table-row table:style-name="ro1">
          <table:table-cell office:value-type="string" calcext:value-type="string">
            <text:p>2016 Acura MDX 2-wheel drive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Acura MDX 4-wheel drive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Acura RDX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Acura RLX 4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Acura TLX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Audi residual values for 2016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2016 Audi A3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Audi A4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Audi A5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Audi A6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Audi A7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Audi A8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Audi ALLROAD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5 Audi Q5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Audi RS 5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Audi RS 7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Audi S3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Audi S4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Audi S5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Audi S6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Audi S7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Audi S8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Audi SQ5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Audi TT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Audi TT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BMW residual values for 2016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2016 BMW 2 SERI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BMW 4 SERIES GRAN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BMW 5 SERI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BMW 5 SERIES GRAN TURISMO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BMW 6 SERI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BMW 6 SERIES GRAN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BMW M4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BMW M5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BMW M6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BMW X3 SERI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BMW X4 SERI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BMW X5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BMW X6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BMW X6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BMW Z4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BMW i3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BMW i8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Buick residual values for 2016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2016 Buick ENCLAVE 2-wheel drive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Buick ENCLAVE all-wheel drive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Buick ENCORE 2-wheel drive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Buick ENCORE all-wheel drive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Buick LACROSSE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Buick REGAL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Buick VERANO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Cadillac residual values for 2016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2016 Cadillac AT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nda residual values for 2016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2016 Honda ACCORD Coupe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Honda ACCORD Sedan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Honda CR-V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Honda CR-Z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Honda FIT 5-door Hatchback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Honda HR-V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Honda ODYSSEY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Toyota residual values for 2016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2016 Toyota 4RUNNER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Toyota AVALON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Toyota CAMRY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Toyota COROLL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Toyota HIGHLANDER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Toyota LAND CRUISER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Toyota PRIU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Toyota RAV4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Toyota SEQUOI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Toyota SIENN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Toyota TUNDR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6 Toyota YARIS</text:p>
          </table:table-cell>
          <table:table-cell table:style-name="Default" table:number-columns-repeated="3"/>
        </table:table-row>
      </table:table>
      <table:named-expressions/>
      <table:database-ranges>
        <table:database-range table:name="__Anonymous_Sheet_DB__0" table:target-range-address="'55% +'.A1:'55% +'.D491">
          <table:filter>
            <table:filter-and>
              <table:filter-condition table:field-number="2" table:data-type="number" table:value="0.55" table:operator="&gt;="/>
            </table:filter-and>
          </table:filter>
          <table:sort>
            <table:sort-by table:field-number="1" table:data-type="automatic"/>
          </table:sort>
        </table:database-range>
        <table:database-range table:name="__Anonymous_Sheet_DB__1" table:target-range-address="'all cars'.A1:'all cars'.D1048570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22:51:37.766483775</meta:creation-date>
    <dc:date>2016-05-12T23:20:17.908747990</dc:date>
    <meta:editing-duration>P0D</meta:editing-duration>
    <meta:editing-cycles>1</meta:editing-cycles>
    <meta:document-statistic meta:table-count="2" meta:cell-count="3436" meta:object-count="0"/>
    <meta:generator>LibreOffice/4.2.8.2$Linux_X86_64 LibreOffice_project/420m0$Build-2</meta:generator>
  </office:meta>
</office:document-meta>
</file>